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d09de"/>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text-properties officeooo:paragraph-rsid="000d09de"/>
    </style:style>
    <style:style style:name="P4" style:family="paragraph" style:parent-style-name="Standard">
      <style:paragraph-properties fo:margin-left="0.4165in" fo:margin-right="0.4165in" fo:margin-top="0.1043in" fo:margin-bottom="0.1043in" loext:contextual-spacing="false" fo:text-indent="0in" style:auto-text-indent="false"/>
    </style:style>
    <style:style style:name="P5" style:family="paragraph" style:parent-style-name="Standard">
      <style:paragraph-properties fo:padding="0.0291in" fo:border-left="none" fo:border-right="none" fo:border-top="none" fo:border-bottom="0.06pt solid #000000" style:join-border="false"/>
    </style:style>
    <style:style style:name="P6" style:family="paragraph" style:parent-style-name="Standard">
      <style:paragraph-properties fo:padding="0.0291in" fo:border-left="none" fo:border-right="none" fo:border-top="none" fo:border-bottom="0.06pt solid #000000" style:join-border="false"/>
      <style:text-properties officeooo:paragraph-rsid="000d09de"/>
    </style:style>
    <style:style style:name="P7" style:family="paragraph" style:parent-style-name="Text_20_body">
      <style:text-properties officeooo:paragraph-rsid="000d09de"/>
    </style:style>
    <style:style style:name="P8" style:family="paragraph" style:parent-style-name="Standard">
      <style:text-properties style:text-line-through-style="none" style:text-line-through-type="none" style:text-underline-style="none" style:text-blinking="false"/>
    </style:style>
    <style:style style:name="P9" style:family="paragraph" style:parent-style-name="Standard">
      <style:text-properties officeooo:paragraph-rsid="000d228c"/>
    </style:style>
    <style:style style:name="P10" style:family="paragraph" style:parent-style-name="Standard">
      <style:paragraph-properties fo:padding="0.0291in" fo:border-left="none" fo:border-right="none" fo:border-top="none" fo:border-bottom="0.06pt solid #000000" style:join-border="false"/>
      <style:text-properties officeooo:paragraph-rsid="000d228c"/>
    </style:style>
    <style:style style:name="P11" style:family="paragraph" style:parent-style-name="Standard" style:master-page-name="">
      <loext:graphic-properties draw:fill="none"/>
      <style:paragraph-properties fo:margin-left="0in" fo:margin-right="0in" fo:text-indent="0in" style:auto-text-indent="false" style:page-number="auto" fo:background-color="transparent"/>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Preformatted_20_Text">
      <style:paragraph-properties fo:margin-top="0in" fo:margin-bottom="0.1965in" loext:contextual-spacing="false"/>
      <style:text-properties officeooo:paragraph-rsid="000d228c"/>
    </style:style>
    <style:style style:name="T1" style:family="text">
      <style:text-properties style:text-line-through-style="none" style:text-line-through-type="none" style:text-underline-style="none"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ection text:style-name="Sect1" text:name="Section1">
        <text:section text:style-name="Sect1" text:name="archive">
          <text:h text:style-name="Heading_20_2" text:outline-level="2"><text:bookmark text:name="c-protocol-10"/><text:a xlink:type="simple" xlink:href="http://emanual.robotis.com/docs/en/software/dynamixel/dynamixel_sdk/sample_code/c_read_write_protocol_1_0/#c-protocol-10" text:style-name="Internet_20_link" text:visited-style-name="Visited_20_Internet_20_Link">C Protocol 1.0</text:a></text:h>
          <text:h text:style-name="Heading_20_3" text:outline-level="3"><text:bookmark text:name="c-read-write-protocol-10"/><text:a xlink:type="simple" xlink:href="http://emanual.robotis.com/docs/en/software/dynamixel/dynamixel_sdk/sample_code/c_read_write_protocol_1_0/#c-read-write-protocol-10" text:style-name="Internet_20_link" text:visited-style-name="Visited_20_Internet_20_Link">C Read Write Protocol 1.0</text:a></text:h>
          <text:list xml:id="list1658565385316228471" text:style-name="L1">
            <text:list-item>
              <text:p text:style-name="P12">Description</text:p>
              <text:p text:style-name="P12">This example writes Goal Position to Dynamixel and reads Present Position of Dynamixel until it stops moving. The functions that are related with the Read and the Write handle the number of items which are near each other in the Dynamixel control table, such as the goal position and the goal velocity.</text:p>
            </text:list-item>
            <text:list-item>
              <text:p text:style-name="P12">Supported Dynamixels</text:p>
              <text:p text:style-name="P12">Protocol 1.0 Dynamixels</text:p>
            </text:list-item>
          </text:list>
          <text:h text:style-name="Heading_20_4" text:outline-level="4"><text:bookmark text:name="sample-code-1"/>Sample code</text:h>
          <text:p text:style-name="Preformatted_20_Text"><text:span text:style-name="Source_20_Text"><text:s text:c="2"/>/*</text:span></text:p>
          <text:p text:style-name="Preformatted_20_Text"><text:span text:style-name="Source_20_Text"><text:s text:c="2"/>* read_write.c</text:span></text:p>
          <text:p text:style-name="Preformatted_20_Text"><text:span text:style-name="Source_20_Text"><text:s text:c="2"/>*</text:span></text:p>
          <text:p text:style-name="Preformatted_20_Text"><text:span text:style-name="Source_20_Text"><text:s text:c="2"/>* <text:s/>Created on: 2016. 5. 16.</text:span></text:p>
          <text:p text:style-name="Preformatted_20_Text"><text:span text:style-name="Source_20_Text"><text:s text:c="2"/>* <text:s text:c="5"/>Author: Leon Ryu Woon Jung</text:span></text:p>
          <text:p text:style-name="Preformatted_20_Text"><text:span text:style-name="Source_20_Text"><text:s text:c="2"/>*/</text:span></text:p>
          <text:p text:style-name="Preformatted_20_Text"/>
          <text:p text:style-name="Preformatted_20_Text"><text:span text:style-name="Source_20_Text"><text:s text:c="2"/>//</text:span></text:p>
          <text:p text:style-name="Preformatted_20_Text"><text:span text:style-name="Source_20_Text"><text:s text:c="2"/>// ********* <text:s text:c="4"/>Read and Write Example <text:s text:c="5"/>*********</text:span></text:p>
          <text:p text:style-name="Preformatted_20_Text"><text:span text:style-name="Source_20_Text"><text:s text:c="2"/>//</text:span></text:p>
          <text:p text:style-name="Preformatted_20_Text"><text:span text:style-name="Source_20_Text"><text:s text:c="2"/>//</text:span></text:p>
          <text:p text:style-name="Preformatted_20_Text"><text:span text:style-name="Source_20_Text"><text:s text:c="2"/>// Available DXL model on this example : All models using Protocol 1.0</text:span></text:p>
          <text:p text:style-name="Preformatted_20_Text"><text:span text:style-name="Source_20_Text"><text:s text:c="2"/>// This example is designed for using a Dynamixel MX-28, and an USB2DYNAMIXEL.</text:span></text:p>
          <text:p text:style-name="Preformatted_20_Text"><text:span text:style-name="Source_20_Text"><text:s text:c="2"/>// To use another Dynamixel model, such as X series, see their details in E-Manual(support.robotis.com) and edit below "#define"d variables yourself.</text:span></text:p>
          <text:p text:style-name="Preformatted_20_Text"><text:span text:style-name="Source_20_Text"><text:s text:c="2"/>// Be sure that Dynamixel MX properties are already set as %% ID : 1 / Baudnum : 1 (Baudrate : 1000000 [1M])</text:span></text:p>
          <text:p text:style-name="Preformatted_20_Text"><text:span text:style-name="Source_20_Text"><text:s text:c="2"/>//</text:span></text:p>
          <text:p text:style-name="Preformatted_20_Text"/>
          <text:p text:style-name="Preformatted_20_Text"><text:span text:style-name="Source_20_Text"><text:s text:c="2"/>#ifdef __linux__</text:span></text:p>
          <text:p text:style-name="Preformatted_20_Text"><text:span text:style-name="Source_20_Text"><text:s text:c="2"/>#include &lt;unistd.h&gt;</text:span></text:p>
          <text:p text:style-name="Preformatted_20_Text"><text:span text:style-name="Source_20_Text"><text:s text:c="2"/>#include &lt;fcntl.h&gt;</text:span></text:p>
          <text:p text:style-name="Preformatted_20_Text"><text:span text:style-name="Source_20_Text"><text:s text:c="2"/>#include &lt;termios.h&gt;</text:span></text:p>
          <text:p text:style-name="Preformatted_20_Text"><text:span text:style-name="Source_20_Text"><text:s text:c="2"/>#elif defined(_WIN32) || defined(_WIN64)</text:span></text:p>
          <text:p text:style-name="Preformatted_20_Text"><text:span text:style-name="Source_20_Text"><text:s text:c="2"/>#include &lt;conio.h&gt;</text:span></text:p>
          <text:p text:style-name="Preformatted_20_Text"><text:span text:style-name="Source_20_Text"><text:s text:c="2"/>#endif</text:span></text:p>
          <text:p text:style-name="Preformatted_20_Text"/>
          <text:p text:style-name="Preformatted_20_Text"><text:span text:style-name="Source_20_Text"><text:s text:c="2"/>#include &lt;stdlib.h&gt;</text:span></text:p>
          <text:p text:style-name="Preformatted_20_Text"><text:span text:style-name="Source_20_Text"><text:s text:c="2"/>#include &lt;stdio.h&gt;</text:span></text:p>
          <text:p text:style-name="Preformatted_20_Text"><text:span text:style-name="Source_20_Text"><text:s text:c="2"/>#include "dynamixel_sdk.h" <text:s text:c="34"/>// Uses Dynamixel SDK library</text:span></text:p>
          <text:p text:style-name="Preformatted_20_Text"/>
          <text:p text:style-name="Preformatted_20_Text"><text:span text:style-name="Source_20_Text"><text:s text:c="2"/>// Control table address</text:span></text:p>
          <text:p text:style-name="Preformatted_20_Text"><text:span text:style-name="Source_20_Text"><text:s text:c="2"/>#define ADDR_MX_TORQUE_ENABLE <text:s text:c="10"/>24 <text:s text:c="17"/>// Control table address is different in Dynamixel model</text:span></text:p>
          <text:p text:style-name="Preformatted_20_Text"><text:span text:style-name="Source_20_Text"><text:s text:c="2"/>#define ADDR_MX_GOAL_POSITION <text:s text:c="10"/>30</text:span></text:p>
          <text:p text:style-name="Preformatted_20_Text"><text:span text:style-name="Source_20_Text"><text:s text:c="2"/>#define ADDR_MX_PRESENT_POSITION <text:s text:c="7"/>36</text:span></text:p>
          <text:p text:style-name="Preformatted_20_Text"/>
          <text:p text:style-name="Preformatted_20_Text"><text:span text:style-name="Source_20_Text"><text:s text:c="2"/>// Protocol version</text:span></text:p>
          <text:p text:style-name="Preformatted_20_Text"><text:span text:style-name="Source_20_Text"><text:s text:c="2"/>#define PROTOCOL_VERSION <text:s text:c="15"/>1.0 <text:s text:c="16"/>// See which protocol version is used in the Dynamixel</text:span></text:p>
          <text:p text:style-name="Preformatted_20_Text"><text:soft-page-break/></text:p>
          <text:p text:style-name="Preformatted_20_Text"><text:span text:style-name="Source_20_Text"><text:s text:c="2"/>// Default setting</text:span></text:p>
          <text:p text:style-name="Preformatted_20_Text"/>
          <text:p text:style-name="Preformatted_20_Text"><text:span text:style-name="Source_20_Text"><text:s text:c="2"/>#define DXL_ID <text:s text:c="25"/>1 <text:s text:c="18"/>// Dynamixel ID: 1</text:span></text:p>
          <text:p text:style-name="Preformatted_20_Text"><text:span text:style-name="Source_20_Text"><text:s text:c="2"/>#define BAUDRATE <text:s text:c="23"/>1000000</text:span></text:p>
          <text:p text:style-name="Preformatted_20_Text"><text:span text:style-name="Source_20_Text"><text:s text:c="2"/>#define DEVICENAME <text:s text:c="21"/>"/dev/ttyUSB0" <text:s text:c="5"/>// Check which port is being used on your controller</text:span></text:p>
          <text:p text:style-name="Preformatted_20_Text"><text:span text:style-name="Source_20_Text"><text:s text:c="62"/>// ex) Windows: "COM1" <text:s text:c="2"/>Linux: "/dev/ttyUSB0"</text:span></text:p>
          <text:p text:style-name="Preformatted_20_Text"/>
          <text:p text:style-name="Preformatted_20_Text"><text:span text:style-name="Source_20_Text"><text:s text:c="2"/>#define TORQUE_ENABLE <text:s text:c="18"/>1 <text:s text:c="18"/>// Value for enabling the torque</text:span></text:p>
          <text:p text:style-name="Preformatted_20_Text"><text:span text:style-name="Source_20_Text"><text:s text:c="2"/>#define TORQUE_DISABLE <text:s text:c="17"/>0 <text:s text:c="18"/>// Value for disabling the torque</text:span></text:p>
          <text:p text:style-name="Preformatted_20_Text"><text:span text:style-name="Source_20_Text"><text:s text:c="2"/>#define DXL_MINIMUM_POSITION_VALUE <text:s text:c="5"/>100 <text:s text:c="16"/>// Dynamixel will rotate between this value</text:span></text:p>
          <text:p text:style-name="Preformatted_20_Text"><text:span text:style-name="Source_20_Text"><text:s text:c="2"/>#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text:s text:c="2"/>#define DXL_MOVING_STATUS_THRESHOLD <text:s text:c="4"/>10 <text:s text:c="17"/>// Dynamixel moving status threshold</text:span></text:p>
          <text:p text:style-name="Preformatted_20_Text"/>
          <text:p text:style-name="Preformatted_20_Text"><text:span text:style-name="Source_20_Text"><text:s text:c="2"/>#define ESC_ASCII_VALUE <text:s text:c="16"/>0x1b</text:span></text:p>
          <text:p text:style-name="Preformatted_20_Text"/>
          <text:p text:style-name="Preformatted_20_Text"><text:span text:style-name="Source_20_Text"><text:s text:c="2"/>int getch()</text:span></text:p>
          <text:p text:style-name="Preformatted_20_Text"><text:span text:style-name="Source_20_Text"><text:s text:c="2"/>{</text:span></text:p>
          <text:p text:style-name="Preformatted_20_Text"><text:span text:style-name="Source_20_Text"><text:s text:c="2"/>#ifdef __linux__</text:span></text:p>
          <text:p text:style-name="Preformatted_20_Text"><text:span text:style-name="Source_20_Text"><text:s text:c="4"/>struct termios oldt, newt;</text:span></text:p>
          <text:p text:style-name="Preformatted_20_Text"><text:span text:style-name="Source_20_Text"><text:s text:c="4"/>int ch;</text:span></text:p>
          <text:p text:style-name="Preformatted_20_Text"><text:span text:style-name="Source_20_Text"><text:s text:c="4"/>tcgetattr(STDIN_FILENO, &amp;oldt);</text:span></text:p>
          <text:p text:style-name="Preformatted_20_Text"><text:span text:style-name="Source_20_Text"><text:s text:c="4"/>newt = oldt;</text:span></text:p>
          <text:p text:style-name="Preformatted_20_Text"><text:span text:style-name="Source_20_Text"><text:s text:c="4"/>newt.c_lflag &amp;= ~(ICANON | ECHO);</text:span></text:p>
          <text:p text:style-name="Preformatted_20_Text"><text:span text:style-name="Source_20_Text"><text:s text:c="4"/>tcsetattr(STDIN_FILENO, TCSANOW, &amp;newt);</text:span></text:p>
          <text:p text:style-name="Preformatted_20_Text"><text:span text:style-name="Source_20_Text"><text:s text:c="4"/>ch = getchar();</text:span></text:p>
          <text:p text:style-name="Preformatted_20_Text"><text:span text:style-name="Source_20_Text"><text:s text:c="4"/>tcsetattr(STDIN_FILENO, TCSANOW, &amp;oldt);</text:span></text:p>
          <text:p text:style-name="Preformatted_20_Text"><text:span text:style-name="Source_20_Text"><text:s text:c="4"/>return ch;</text:span></text:p>
          <text:p text:style-name="Preformatted_20_Text"><text:span text:style-name="Source_20_Text"><text:s text:c="2"/>#elif defined(_WIN32) || defined(_WIN64)</text:span></text:p>
          <text:p text:style-name="Preformatted_20_Text"><text:span text:style-name="Source_20_Text"><text:s text:c="4"/>return _getch();</text:span></text:p>
          <text:p text:style-name="Preformatted_20_Text"><text:span text:style-name="Source_20_Text"><text:s text:c="2"/>#endif</text:span></text:p>
          <text:p text:style-name="Preformatted_20_Text"><text:span text:style-name="Source_20_Text"><text:s text:c="2"/>}</text:span></text:p>
          <text:p text:style-name="Preformatted_20_Text"/>
          <text:p text:style-name="Preformatted_20_Text"><text:span text:style-name="Source_20_Text"><text:s text:c="2"/>int kbhit(void)</text:span></text:p>
          <text:p text:style-name="Preformatted_20_Text"><text:span text:style-name="Source_20_Text"><text:s text:c="2"/>{</text:span></text:p>
          <text:p text:style-name="Preformatted_20_Text"><text:span text:style-name="Source_20_Text"><text:s text:c="2"/>#ifdef __linux__</text:span></text:p>
          <text:p text:style-name="Preformatted_20_Text"><text:span text:style-name="Source_20_Text"><text:s text:c="4"/>struct termios oldt, newt;</text:span></text:p>
          <text:p text:style-name="Preformatted_20_Text"><text:span text:style-name="Source_20_Text"><text:s text:c="4"/>int ch;</text:span></text:p>
          <text:p text:style-name="Preformatted_20_Text"><text:span text:style-name="Source_20_Text"><text:s text:c="4"/>int oldf;</text:span></text:p>
          <text:p text:style-name="Preformatted_20_Text"/>
          <text:p text:style-name="Preformatted_20_Text"><text:span text:style-name="Source_20_Text"><text:s text:c="4"/>tcgetattr(STDIN_FILENO, &amp;oldt);</text:span></text:p>
          <text:p text:style-name="Preformatted_20_Text"><text:span text:style-name="Source_20_Text"><text:s text:c="4"/>newt = oldt;</text:span></text:p>
          <text:p text:style-name="Preformatted_20_Text"><text:span text:style-name="Source_20_Text"><text:s text:c="4"/>newt.c_lflag &amp;= ~(ICANON | ECHO);</text:span></text:p>
          <text:p text:style-name="Preformatted_20_Text"><text:span text:style-name="Source_20_Text"><text:s text:c="4"/>tcsetattr(STDIN_FILENO, TCSANOW, &amp;newt);</text:span></text:p>
          <text:p text:style-name="Preformatted_20_Text"><text:span text:style-name="Source_20_Text"><text:s text:c="4"/>oldf = fcntl(STDIN_FILENO, F_GETFL, 0);</text:span></text:p>
          <text:p text:style-name="Preformatted_20_Text"><text:span text:style-name="Source_20_Text"><text:s text:c="4"/>fcntl(STDIN_FILENO, F_SETFL, oldf | O_NONBLOCK);</text:span></text:p>
          <text:p text:style-name="Preformatted_20_Text"/>
          <text:p text:style-name="Preformatted_20_Text"><text:span text:style-name="Source_20_Text"><text:s text:c="4"/>ch = getchar();</text:span></text:p>
          <text:p text:style-name="Preformatted_20_Text"/>
          <text:p text:style-name="Preformatted_20_Text"><text:span text:style-name="Source_20_Text"><text:s text:c="4"/>tcsetattr(STDIN_FILENO, TCSANOW, &amp;oldt);</text:span></text:p>
          <text:p text:style-name="Preformatted_20_Text"><text:span text:style-name="Source_20_Text"><text:s text:c="4"/>fcntl(STDIN_FILENO, F_SETFL, oldf);</text:span></text:p>
          <text:p text:style-name="Preformatted_20_Text"/>
          <text:p text:style-name="Preformatted_20_Text"><text:span text:style-name="Source_20_Text"><text:s text:c="4"/>if (ch != EOF)</text:span></text:p>
          <text:p text:style-name="Preformatted_20_Text"><text:span text:style-name="Source_20_Text"><text:s text:c="4"/>{</text:span></text:p>
          <text:p text:style-name="Preformatted_20_Text"><text:span text:style-name="Source_20_Text"><text:s text:c="6"/>ungetc(ch, stdin);</text:span></text:p>
          <text:p text:style-name="Preformatted_20_Text"><text:span text:style-name="Source_20_Text"><text:s text:c="6"/>return 1;</text:span></text:p>
          <text:p text:style-name="Preformatted_20_Text"><text:soft-page-break/><text:span text:style-name="Source_20_Text"><text:s text:c="4"/>}</text:span></text:p>
          <text:p text:style-name="Preformatted_20_Text"/>
          <text:p text:style-name="Preformatted_20_Text"><text:span text:style-name="Source_20_Text"><text:s text:c="4"/>return 0;</text:span></text:p>
          <text:p text:style-name="Preformatted_20_Text"><text:span text:style-name="Source_20_Text"><text:s text:c="2"/>#elif defined(_WIN32) || defined(_WIN64)</text:span></text:p>
          <text:p text:style-name="Preformatted_20_Text"><text:span text:style-name="Source_20_Text"><text:s text:c="4"/>return _kbhit();</text:span></text:p>
          <text:p text:style-name="Preformatted_20_Text"><text:span text:style-name="Source_20_Text"><text:s text:c="2"/>#endif</text:span></text:p>
          <text:p text:style-name="Preformatted_20_Text"><text:span text:style-name="Source_20_Text"><text:s text:c="2"/>}</text:span></text:p>
          <text:p text:style-name="Preformatted_20_Text"/>
          <text:p text:style-name="Preformatted_20_Text"><text:span text:style-name="Source_20_Text"><text:s text:c="2"/>int main()</text:span></text:p>
          <text:p text:style-name="Preformatted_20_Text"><text:span text:style-name="Source_20_Text"><text:s text:c="2"/>{</text:span></text:p>
          <text:p text:style-name="Preformatted_20_Text"><text:span text:style-name="Source_20_Text"><text:s text:c="4"/>// Initialize PortHandler Structs</text:span></text:p>
          <text:p text:style-name="Preformatted_20_Text"><text:span text:style-name="Source_20_Text"><text:s text:c="4"/>// Set the port path</text:span></text:p>
          <text:p text:style-name="Preformatted_20_Text"><text:span text:style-name="Source_20_Text"><text:s text:c="4"/>// Get methods and members of PortHandlerLinux or PortHandlerWindows</text:span></text:p>
          <text:p text:style-name="Preformatted_20_Text"><text:span text:style-name="Source_20_Text"><text:s text:c="4"/>int port_num = portHandler(DEVICENAME);</text:span></text:p>
          <text:p text:style-name="Preformatted_20_Text"/>
          <text:p text:style-name="Preformatted_20_Text"><text:span text:style-name="Source_20_Text"><text:s text:c="4"/>// Initialize PacketHandler Structs</text:span></text:p>
          <text:p text:style-name="Preformatted_20_Text"><text:span text:style-name="Source_20_Text"><text:s text:c="4"/>packetHandler();</text:span></text:p>
          <text:p text:style-name="Preformatted_20_Text"/>
          <text:p text:style-name="Preformatted_20_Text"><text:span text:style-name="Source_20_Text"><text:s text:c="4"/>int index = 0;</text:span></text:p>
          <text:p text:style-name="Preformatted_20_Text"><text:span text:style-name="Source_20_Text"><text:s text:c="4"/>int dxl_comm_result = COMM_TX_FAIL; <text:s text:c="12"/>// Communication result</text:span></text:p>
          <text:p text:style-name="Preformatted_20_Text"><text:span text:style-name="Source_20_Text"><text:s text:c="4"/>int dxl_goal_position[2] = { DXL_MINIMUM_POSITION_VALUE, DXL_MAXIMUM_POSITION_VALUE }; <text:s text:c="8"/>// Goal position</text:span></text:p>
          <text:p text:style-name="Preformatted_20_Text"/>
          <text:p text:style-name="Preformatted_20_Text"><text:span text:style-name="Source_20_Text"><text:s text:c="4"/>uint8_t dxl_error = 0; <text:s text:c="25"/>// Dynamixel error</text:span></text:p>
          <text:p text:style-name="Preformatted_20_Text"><text:span text:style-name="Source_20_Text"><text:s text:c="4"/>uint16_t dxl_present_position = 0; <text:s text:c="13"/>// Present position</text:span></text:p>
          <text:p text:style-name="Preformatted_20_Text"/>
          <text:p text:style-name="Preformatted_20_Text"><text:span text:style-name="Source_20_Text"><text:s text:c="4"/>// Open port</text:span></text:p>
          <text:p text:style-name="Preformatted_20_Text"><text:span text:style-name="Source_20_Text"><text:s text:c="4"/>if (openPort(port_num))</text:span></text:p>
          <text:p text:style-name="Preformatted_20_Text"><text:span text:style-name="Source_20_Text"><text:s text:c="4"/>{</text:span></text:p>
          <text:p text:style-name="Preformatted_20_Text"><text:span text:style-name="Source_20_Text"><text:s text:c="6"/>printf("Succeeded to open the port!\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printf("Failed to open the port!\n");</text:span></text:p>
          <text:p text:style-name="Preformatted_20_Text"><text:span text:style-name="Source_20_Text"><text:s text:c="6"/>printf("Press any key to terminate...\n");</text:span></text:p>
          <text:p text:style-name="Preformatted_20_Text"><text:span text:style-name="Source_20_Text"><text:s text:c="6"/>getch();</text:span></text:p>
          <text:p text:style-name="Preformatted_20_Text"><text:span text:style-name="Source_20_Text"><text:s text:c="6"/>return 0;</text:span></text:p>
          <text:p text:style-name="Preformatted_20_Text"><text:span text:style-name="Source_20_Text"><text:s text:c="4"/>}</text:span></text:p>
          <text:p text:style-name="Preformatted_20_Text"/>
          <text:p text:style-name="Preformatted_20_Text"><text:span text:style-name="Source_20_Text"><text:s text:c="4"/>// Set port baudrate</text:span></text:p>
          <text:p text:style-name="Preformatted_20_Text"><text:span text:style-name="Source_20_Text"><text:s text:c="4"/>if (setBaudRate(port_num, BAUDRATE))</text:span></text:p>
          <text:p text:style-name="Preformatted_20_Text"><text:span text:style-name="Source_20_Text"><text:s text:c="4"/>{</text:span></text:p>
          <text:p text:style-name="Preformatted_20_Text"><text:span text:style-name="Source_20_Text"><text:s text:c="6"/>printf("Succeeded to change the baudrate!\n");</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printf("Failed to change the baudrate!\n");</text:span></text:p>
          <text:p text:style-name="Preformatted_20_Text"><text:span text:style-name="Source_20_Text"><text:s text:c="6"/>printf("Press any key to terminate...\n");</text:span></text:p>
          <text:p text:style-name="Preformatted_20_Text"><text:span text:style-name="Source_20_Text"><text:s text:c="6"/>getch();</text:span></text:p>
          <text:p text:style-name="Preformatted_20_Text"><text:span text:style-name="Source_20_Text"><text:s text:c="6"/>return 0;</text:span></text:p>
          <text:p text:style-name="Preformatted_20_Text"><text:span text:style-name="Source_20_Text"><text:s text:c="4"/>}</text:span></text:p>
          <text:p text:style-name="Preformatted_20_Text"/>
          <text:p text:style-name="Preformatted_20_Text"><text:span text:style-name="Source_20_Text"><text:s text:c="4"/>// Enable DXL Torque</text:span></text:p>
          <text:p text:style-name="Preformatted_20_Text"><text:span text:style-name="Source_20_Text"><text:s text:c="4"/>write1ByteTxRx(port_num, PROTOCOL_VERSION, DXL_ID, ADDR_MX_TORQUE_ENABLE, TORQUE_ENABLE);</text:span></text:p>
          <text:p text:style-name="Preformatted_20_Text"><text:span text:style-name="Source_20_Text"><text:s text:c="4"/>if ((dxl_comm_result = getLastTxRxResult(port_num,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oft-page-break/><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printf("Dynamixel has been successfully connected \n");</text:span></text:p>
          <text:p text:style-name="Preformatted_20_Text"><text:span text:style-name="Source_20_Text"><text:s text:c="4"/>}</text:span></text:p>
          <text:p text:style-name="Preformatted_20_Text"/>
          <text:p text:style-name="Preformatted_20_Text"><text:span text:style-name="Source_20_Text"><text:s text:c="4"/>while (1)</text:span></text:p>
          <text:p text:style-name="Preformatted_20_Text"><text:span text:style-name="Source_20_Text"><text:s text:c="4"/>{</text:span></text:p>
          <text:p text:style-name="Preformatted_20_Text"><text:span text:style-name="Source_20_Text"><text:s text:c="6"/>printf("Press any key to continue! (or press ESC to quit!)\n");</text:span></text:p>
          <text:p text:style-name="Preformatted_20_Text"><text:span text:style-name="Source_20_Text"><text:s text:c="6"/>if (getch() == ESC_ASCII_VALUE)</text:span></text:p>
          <text:p text:style-name="Preformatted_20_Text"><text:span text:style-name="Source_20_Text"><text:s text:c="8"/>break;</text:span></text:p>
          <text:p text:style-name="Preformatted_20_Text"/>
          <text:p text:style-name="Preformatted_20_Text"><text:span text:style-name="Source_20_Text"><text:s text:c="6"/>// Write goal position</text:span></text:p>
          <text:p text:style-name="Preformatted_20_Text"><text:span text:style-name="Source_20_Text"><text:s text:c="6"/>write2ByteTxRx(port_num, PROTOCOL_VERSION, DXL_ID, ADDR_MX_GOAL_POSITION, dxl_goal_position[index]);</text:span></text:p>
          <text:p text:style-name="Preformatted_20_Text"><text:span text:style-name="Source_20_Text"><text:s text:c="6"/>if ((dxl_comm_result = getLastTxRxResult(port_num,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do</text:span></text:p>
          <text:p text:style-name="Preformatted_20_Text"><text:span text:style-name="Source_20_Text"><text:s text:c="6"/>{</text:span></text:p>
          <text:p text:style-name="Preformatted_20_Text"><text:span text:style-name="Source_20_Text"><text:s text:c="8"/>// Read present position</text:span></text:p>
          <text:p text:style-name="Preformatted_20_Text"><text:span text:style-name="Source_20_Text"><text:s text:c="8"/>dxl_present_position = read2ByteTxRx(port_num, PROTOCOL_VERSION, DXL_ID, ADDR_MX_PRESENT_POSITION);</text:span></text:p>
          <text:p text:style-name="Preformatted_20_Text"><text:span text:style-name="Source_20_Text"><text:s text:c="8"/>if ((dxl_comm_result = getLastTxRxResult(port_num, PROTOCOL_VERSION)) != COMM_SUCCESS)</text:span></text:p>
          <text:p text:style-name="Preformatted_20_Text"><text:span text:style-name="Source_20_Text"><text:s text:c="8"/>{</text:span></text:p>
          <text:p text:style-name="Preformatted_20_Text"><text:span text:style-name="Source_20_Text"><text:s text:c="10"/>printTxRxResult(PROTOCOL_VERSION, dxl_comm_result);</text:span></text:p>
          <text:p text:style-name="Preformatted_20_Text"><text:span text:style-name="Source_20_Text"><text:s text:c="8"/>}</text:span></text:p>
          <text:p text:style-name="Preformatted_20_Text"><text:span text:style-name="Source_20_Text"><text:s text:c="8"/>else if ((dxl_error = getLastRxPacketError(port_num, PROTOCOL_VERSION)) != 0)</text:span></text:p>
          <text:p text:style-name="Preformatted_20_Text"><text:span text:style-name="Source_20_Text"><text:s text:c="8"/>{</text:span></text:p>
          <text:p text:style-name="Preformatted_20_Text"><text:span text:style-name="Source_20_Text"><text:s text:c="10"/>printRxPacketError(PROTOCOL_VERSION, dxl_error);</text:span></text:p>
          <text:p text:style-name="Preformatted_20_Text"><text:span text:style-name="Source_20_Text"><text:s text:c="8"/>}</text:span></text:p>
          <text:p text:style-name="Preformatted_20_Text"/>
          <text:p text:style-name="Preformatted_20_Text"><text:span text:style-name="Source_20_Text"><text:s text:c="8"/>printf("[ID:%03d] GoalPos:%03d <text:s/>PresPos:%03d\n", DXL_ID, dxl_goal_position[index], dxl_present_position);</text:span></text:p>
          <text:p text:style-name="Preformatted_20_Text"/>
          <text:p text:style-name="Preformatted_20_Text"><text:span text:style-name="Source_20_Text"><text:s text:c="6"/>} while ((abs(dxl_goal_position[index] - dxl_present_position) &gt; DXL_MOVING_STATUS_THRESHOLD));</text:span></text:p>
          <text:p text:style-name="Preformatted_20_Text"/>
          <text:p text:style-name="Preformatted_20_Text"><text:span text:style-name="Source_20_Text"><text:s text:c="6"/>// Change goal position</text:span></text:p>
          <text:p text:style-name="Preformatted_20_Text"><text:span text:style-name="Source_20_Text"><text:s text:c="6"/>if (index == 0)</text:span></text:p>
          <text:p text:style-name="Preformatted_20_Text"><text:span text:style-name="Source_20_Text"><text:s text:c="6"/>{</text:span></text:p>
          <text:p text:style-name="Preformatted_20_Text"><text:span text:style-name="Source_20_Text"><text:s text:c="8"/>index = 1;</text:span></text:p>
          <text:p text:style-name="Preformatted_20_Text"><text:span text:style-name="Source_20_Text"><text:s text:c="6"/>}</text:span></text:p>
          <text:p text:style-name="Preformatted_20_Text"><text:span text:style-name="Source_20_Text"><text:s text:c="6"/>else</text:span></text:p>
          <text:p text:style-name="Preformatted_20_Text"><text:span text:style-name="Source_20_Text"><text:s text:c="6"/>{</text:span></text:p>
          <text:p text:style-name="Preformatted_20_Text"><text:span text:style-name="Source_20_Text"><text:s text:c="8"/>index = 0;</text:span></text:p>
          <text:p text:style-name="Preformatted_20_Text"><text:span text:style-name="Source_20_Text"><text:s text:c="6"/>}</text:span></text:p>
          <text:p text:style-name="Preformatted_20_Text"><text:span text:style-name="Source_20_Text"><text:s text:c="4"/>}</text:span></text:p>
          <text:p text:style-name="Preformatted_20_Text"/>
          <text:p text:style-name="Preformatted_20_Text"><text:span text:style-name="Source_20_Text"><text:s text:c="4"/>// Disable Dynamixel Torque</text:span></text:p>
          <text:p text:style-name="Preformatted_20_Text"><text:span text:style-name="Source_20_Text"><text:s text:c="4"/>write1ByteTxRx(port_num, PROTOCOL_VERSION, DXL_ID, ADDR_MX_TORQUE_ENABLE, TORQUE_DISABLE);</text:span></text:p>
          <text:p text:style-name="Preformatted_20_Text"><text:span text:style-name="Source_20_Text"><text:s text:c="4"/>if ((dxl_comm_result = getLastTxRxResult(port_num, PROTOCOL_VERSION)) != COMM_SUCCESS)</text:span></text:p>
          <text:p text:style-name="Preformatted_20_Text"><text:soft-page-break/><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Close port</text:span></text:p>
          <text:p text:style-name="Preformatted_20_Text"><text:span text:style-name="Source_20_Text"><text:s text:c="4"/>closePort(port_num);</text:span></text:p>
          <text:p text:style-name="Preformatted_20_Text"/>
          <text:p text:style-name="Preformatted_20_Text"><text:span text:style-name="Source_20_Text"><text:s text:c="4"/>return 0;</text:span></text:p>
          <text:p text:style-name="P2"><text:span text:style-name="Source_20_Text"><text:s text:c="2"/>}</text:span></text:p>
          <text:h text:style-name="Heading_20_4" text:outline-level="4"><text:bookmark text:name="details"/>Details</text:h>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P7"/>
          <text:p text:style-name="P7">This source includes above to get key input interruption while the example is running. Actual functions for getting the input is described in a little below.</text:p>
          <text:p text:style-name="P6"/>
          <text:p text:style-name="P1"/>
          <text:p text:style-name="P2"><text:span text:style-name="Source_20_Text">#include &lt;stdlib.h&gt;</text:span></text:p>
          <text:p text:style-name="P7">The function <text:span text:style-name="Source_20_Text">abs()</text:span> is in the example code, and it needs <text:span text:style-name="Source_20_Text">stdlib.h</text:span> to be included.</text:p>
          <text:p text:style-name="P6"/>
          <text:p text:style-name="P1"/>
          <text:p text:style-name="P3"><text:span text:style-name="Source_20_Text">#include &lt;stdio.h&gt;</text:span></text:p>
          <text:p text:style-name="Text_20_body">The example shows Dynamixel status in sequence by the function <text:span text:style-name="Source_20_Text">printf()</text:span>. So here <text:span text:style-name="Source_20_Text">stdio.h</text:span> is needed.</text:p>
          <text:p text:style-name="P6"/>
          <text:p text:style-name="P1"/>
          <text:p text:style-name="P3"><text:span text:style-name="Source_20_Text">#include "dynamixel_sdk.h" <text:s text:c="34"/>// Uses Dynamixel SDK library</text:span></text:p>
          <text:p text:style-name="Text_20_body">All libraries of Dynamixel SDK are linked with the header file <text:span text:style-name="Source_20_Text">dynamixel_sdk.h</text:span>.</text:p>
          <text:p text:style-name="P6"/>
          <text:p text:style-name="P1"/>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3"><text:span text:style-name="Source_20_Text">#define ADDR_MX_PRESENT_POSITION <text:s text:c="7"/>36</text:span></text:p>
          <text:p text:style-name="Text_20_body"><text:soft-page-break/>Dynamixel series have their own control tables: Addresses and Byte Length in each items. To control one of the items, its address (and length if necessary) is required. Find your requirements in <text:a xlink:type="simple" xlink:href="http://emanual.robotis.com/" text:style-name="Internet_20_link" text:visited-style-name="Visited_20_Internet_20_Link">http://emanual.robotis.com/</text:a>.</text:p>
          <text:p text:style-name="P6"/>
          <text:p text:style-name="P1"/>
          <text:p text:style-name="Preformatted_20_Text"><text:span text:style-name="Source_20_Text">// Protocol version</text:span></text:p>
          <text:p text:style-name="P3"><text:span text:style-name="Source_20_Text">#define PROTOCOL_VERSION <text:s text:c="15"/>1.0 <text:s text:c="16"/>// See which protocol version is used in the Dynamixel</text:span></text:p>
          <text:p text:style-name="Text_20_body">Dynamixel uses either or both protocols: Protocol 1.0 and Protocol 2.0. Choose one of the Protocol which is appropriate in the Dynamixel.</text:p>
          <text:p text:style-name="P6"/>
          <text:p text:style-name="P1"/>
          <text:p text:style-name="Preformatted_20_Text"><text:span text:style-name="Source_20_Text">// Default setting</text:span></text:p>
          <text:p text:style-name="Preformatted_20_Text"><text:span text:style-name="Source_20_Text">#define DXL_ID <text:s text:c="25"/>1 <text:s text:c="18"/>// Dynamixel ID: 1</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reformatted_20_Text"><text:span text:style-name="Source_20_Text"><text:s text:c="60"/>//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2"><text:span text:style-name="Source_20_Text">#define ESC_ASCII_VALUE <text:s text:c="16"/>0x1b</text:span></text:p>
          <text:p text:style-name="Text_20_body">Here we set some variables to let you freely change them and use them to run the example code.</text:p>
          <text:p text:style-name="Text_20_body">As the document alread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Text_20_body">Dynamixel basically needs the <text:span text:style-name="Source_20_Text">TORQUE_ENABLE</text:span> to be rotating or give you its internal information. On the other hand, it doesn’t need torque enabled if you get your goal, so finally do <text:span text:style-name="Source_20_Text">TORQUE_DISABLE</text:span> to prepare to the next sequence.</text:p>
          <text:p text:style-name="Text_20_body">Since the Dynamixel has its own rotation range, it may shows malfunction if your request on your dynamixel is out of range. For example, Dynamixel MX-28 and Dynamixel PRO 54-200 has its rotatable range as 0 ~ 4028 and -250950 ~ 250950, each.</text:p>
          <text:p text:style-name="Text_20_body"><text:span text:style-name="Source_20_Text">DXL_MOVING_STATUS_THRESHOLD</text:span> acts as a criteria for verifying its rotation stopped.</text:p>
          <text:p text:style-name="P6"/>
          <text:p text:style-name="P1"/>
          <text:p text:style-name="Preformatted_20_Text"><text:soft-page-break/><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Text_20_body">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6"/>
          <text:p text:style-name="P1"/>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oft-page-break/><text:span text:style-name="Source_20_Text"><text:s text:c="2"/>packetHandler();</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_present_position = 0; <text:s text:c="13"/>// Present position</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XL Torque</text:span></text:p>
          <text:p text:style-name="Preformatted_20_Text"><text:span text:style-name="Source_20_Text"><text:s text:c="2"/>write1ByteTxRx(port_num, PROTOCOL_VERSION, DXL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 has been successfully connected \n");</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goal position</text:span></text:p>
          <text:p text:style-name="Preformatted_20_Text"><text:span text:style-name="Source_20_Text"><text:s text:c="4"/>write2ByteTxRx(port_num, PROTOCOL_VERSION, DXL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oft-page-break/><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present position</text:span></text:p>
          <text:p text:style-name="Preformatted_20_Text"><text:span text:style-name="Source_20_Text"><text:s text:c="6"/>dxl_present_position = read2ByteTxRx(port_num, PROTOCOL_VERSION, DXL_ID, ADDR_MX_PRESENT_POSITION);</text:span></text:p>
          <text:p text:style-name="Preformatted_20_Text"><text:span text:style-name="Source_20_Text"><text:s text:c="6"/>if ((dxl_comm_result = getLastTxRxResult(port_num,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printf("[ID:%03d] GoalPos:%03d <text:s/>PresPos:%03d\n", DXL_ID, dxl_goal_position[index], dxl_present_position);</text:span></text:p>
          <text:p text:style-name="Preformatted_20_Text"/>
          <text:p text:style-name="Preformatted_20_Text"><text:span text:style-name="Source_20_Text"><text:s text:c="4"/>} while ((abs(dxl_goal_position[index] - dxl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 Torque</text:span></text:p>
          <text:p text:style-name="Preformatted_20_Text"><text:span text:style-name="Source_20_Text"><text:s text:c="2"/>write1ByteTxRx(port_num, PROTOCOL_VERSION, DXL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p text:style-name="Text_20_body">In <text:span text:style-name="Source_20_Text">main()</text:span> function, the codes call actual functions for Dynamixel control.</text:p>
          <text:p text:style-name="P6"><text:soft-page-break/></text:p>
          <text:p text:style-name="P1"/>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2"><text:span text:style-name="Source_20_Text"><text:s text:c="2"/>int port_num = portHandler(DEVICENAME);</text:span></text:p>
          <text:p text:style-name="Text_20_body"><text:span text:style-name="Source_20_Text">portHandler()</text:span> function sets port path as <text:span text:style-name="Source_20_Text">DEVICENAME</text:span> and get <text:span text:style-name="Source_20_Text">port_num</text:span>, and prepares an appropriate functions for port control in controller OS automatically. <text:span text:style-name="Source_20_Text">port_num</text:span> would be used in many functions in the body of the code to specify the port for use.</text:p>
          <text:p text:style-name="P6"/>
          <text:p text:style-name="P1"/>
          <text:p text:style-name="Preformatted_20_Text"><text:span text:style-name="Source_20_Text"><text:s text:c="2"/>// Initialize PacketHandler Structs</text:span></text:p>
          <text:p text:style-name="P2"><text:span text:style-name="Source_20_Text"><text:s text:c="2"/>packetHandler();</text:span></text:p>
          <text:p text:style-name="Text_20_body"><text:span text:style-name="Source_20_Text">packetHandler()</text:span> function initializes parameters used for packet construction and packet storing.</text:p>
          <text:p text:style-name="P6"/>
          <text:p text:style-name="P1"/>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DXL_MINIMUM_POSITION_VALUE, DXL_MAXIMUM_POSITION_VALUE}; <text:s text:c="8"/>// Goal position</text:span></text:p>
          <text:p text:style-name="Preformatted_20_Text"/>
          <text:p text:style-name="Preformatted_20_Text"><text:span text:style-name="Source_20_Text"><text:s text:c="2"/>uint8_t dxl_error = 0; <text:s text:c="25"/>// Dynamixel error</text:span></text:p>
          <text:p text:style-name="P2"><text:span text:style-name="Source_20_Text"><text:s text:c="2"/>uint16_t dxl_present_position = 0; <text:s text:c="13"/>// Present position</text:span></text:p>
          <text:p text:style-name="Text_20_body"><text:span text:style-name="Source_20_Text">index</text:span> variable points the direction to where the Dynamixel should be rotated.</text:p>
          <text:p text:style-name="Text_20_body"><text:span text:style-name="Source_20_Text">dxl_comm_result</text:span> indicates which error has been occurred during packet communication.</text:p>
          <text:p text:style-name="Text_20_body"><text:span text:style-name="Source_20_Text">dxl_goal_position</text:span> stores goal points of Dynamixel rotation.</text:p>
          <text:p text:style-name="Text_20_body"><text:span text:style-name="Source_20_Text">dxl_error</text:span> shows the internal error in Dynamixel.</text:p>
          <text:p text:style-name="Text_20_body"><text:span text:style-name="Source_20_Text">dxl_present_position</text:span> views where now it points out.</text:p>
          <text:p text:style-name="P6"/>
          <text:p text:style-name="P1"/>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6"/>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First, controller opens #<text:span text:style-name="Source_20_Text">port_num</text:span> port to do serial communication with the Dynamixel. If it fails to open the port, the example will be terminated.</text:p>
          <text:p text:style-name="Preformatted_20_Text"><text:soft-page-break/><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6"/>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Secondly, the controller sets the communication <text:span text:style-name="Source_20_Text">BAUDRATE</text:span> at #<text:span text:style-name="Source_20_Text">port_num</text:span> port opened previously.</text:p>
          <text:p text:style-name="P6"/>
          <text:p text:style-name="P1"/>
          <text:p text:style-name="Preformatted_20_Text"><text:span text:style-name="Source_20_Text"><text:s text:c="2"/>// Enable DXL Torque</text:span></text:p>
          <text:p text:style-name="Preformatted_20_Text"><text:span text:style-name="Source_20_Text"><text:s text:c="2"/>write1ByteTxRx(port_num, PROTOCOL_VERSION, DXL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 has been successfully connected \n");</text:span></text:p>
          <text:p text:style-name="P2"><text:span text:style-name="Source_20_Text"><text:s text:c="2"/>}</text:span></text:p>
          <text:p text:style-name="Text_20_body">As mentioned in the document, above code enables Dynamixel torque to set its status as being ready to move.</text:p>
          <text:p text:style-name="Text_20_body"><text:span text:style-name="Source_20_Text">write1ByteTxRx()</text:span> function orders to the #<text:span text:style-name="Source_20_Text">DXL_ID</text:span> Dynamixel in <text:span text:style-name="Source_20_Text">PROTOCOL_VERSION</text:span> communication protocol through #<text:span text:style-name="Source_20_Text">port_num</text:span> port, writing 1 byte of <text:span text:style-name="Source_20_Text">TORQUE_EN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6"/>
          <text:p text:style-name="P1"/>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goal position</text:span></text:p>
          <text:p text:style-name="Preformatted_20_Text"><text:span text:style-name="Source_20_Text"><text:s text:c="4"/>write2ByteTxRx(port_num, PROTOCOL_VERSION, DXL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oft-page-break/><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present position</text:span></text:p>
          <text:p text:style-name="Preformatted_20_Text"><text:span text:style-name="Source_20_Text"><text:s text:c="6"/>dxl_present_position = read2ByteTxRx(port_num, PROTOCOL_VERSION, DXL_ID, ADDR_MX_PRESENT_POSITION);</text:span></text:p>
          <text:p text:style-name="Preformatted_20_Text"><text:span text:style-name="Source_20_Text"><text:s text:c="6"/>if ((dxl_comm_result = getLastTxRxResult(port_num,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printf("[ID:%03d] GoalPos:%03d <text:s/>PresPos:%03d\n", DXL_ID, dxl_goal_position[index], dxl_present_position);</text:span></text:p>
          <text:p text:style-name="Preformatted_20_Text"/>
          <text:p text:style-name="Preformatted_20_Text"><text:span text:style-name="Source_20_Text"><text:s text:c="4"/>} while ((abs(dxl_goal_position[index] - dxl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2"><text:span text:style-name="Source_20_Text"><text:s text:c="2"/>}</text:span></text:p>
          <text:p text:style-name="Text_20_body">During <text:span text:style-name="Source_20_Text">while()</text:span> loop, the controller writes and reads the Dynamixel position through packet transmission/reception(Tx/Rx).</text:p>
          <text:p text:style-name="Text_20_body">To continue its rotation, press any key except ESC.</text:p>
          <text:p text:style-name="Text_20_body"><text:span text:style-name="Source_20_Text">write2ByteTxRx()</text:span> function orders to the #<text:span text:style-name="Source_20_Text">DXL_ID</text:span> Dynamixel in <text:span text:style-name="Source_20_Text">PROTOCOL_VERSION</text:span> communication protocol through #<text:span text:style-name="Source_20_Text">port_num</text:span> port, writing 2 byte of <text:span text:style-name="Source_20_Text">dxl_goal_position[index]</text:span> value to <text:span text:style-name="Source_20_Text">ADDR_MX_GOAL_POSITION</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text:span text:style-name="Source_20_Text">read2ByteTxRx()</text:span> function orders to the #<text:span text:style-name="Source_20_Text">DXL_ID</text:span> Dynamixel in <text:span text:style-name="Source_20_Text">PROTOCOL_VERSION</text:span> communication protocol through #<text:span text:style-name="Source_20_Text">port_num</text:span> port, requesting 2 bytes of value in <text:span text:style-name="Source_20_Text">ADDR_MX_PRESENT_POSITION</text:span> address. The function checks Tx/Rx result and receives <text:soft-page-break/>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Reading its present position will be ended when absolute value of <text:span text:style-name="Source_20_Text">(dxl_goal_position[index] - dxl_present_position)</text:span> becomes smaller then <text:span text:style-name="Source_20_Text">DXL_MOVING_STATUS_THRESHOLD</text:span>.</text:p>
          <text:p text:style-name="Text_20_body">At last, it changes its direction to the counter-wise and waits for extra key input.</text:p>
          <text:p text:style-name="P6"/>
          <text:p text:style-name="P10"/>
          <text:p text:style-name="P9"/>
          <text:p text:style-name="Preformatted_20_Text"><text:span text:style-name="Source_20_Text"><text:s text:c="2"/>// Disable Dynamixel Torque</text:span></text:p>
          <text:p text:style-name="Preformatted_20_Text"><text:span text:style-name="Source_20_Text"><text:s text:c="2"/>write1ByteTxRx(port_num, PROTOCOL_VERSION, DXL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2"><text:span text:style-name="Source_20_Text"><text:s text:c="2"/>}</text:span></text:p>
          <text:p text:style-name="Text_20_body">The controller frees the Dynamixel to be idle.</text:p>
          <text:p text:style-name="Text_20_body"><text:span text:style-name="Source_20_Text">write1ByteTxRx()</text:span> function orders to the #<text:span text:style-name="Source_20_Text">DXL_ID</text:span> Dynamixel in <text:span text:style-name="Source_20_Text">PROTOCOL_VERSION</text:span> communication protocol through #<text:span text:style-name="Source_20_Text">port_num</text:span> port, writing 1 byte of <text:span text:style-name="Source_20_Text">TORQUE_DIS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2"><text:span text:style-name="Source_20_Text"><text:s text:c="2"/>return 0;</text:span></text:p>
          <text:p text:style-name="Text_20_body">Finally, port becomes disposed.</text:p>
        </text:section>
      </text:section>
      <text:p text:style-name="P5"/>
      <text:p text:style-name="Standard"/>
      <text:p text:style-name="Standard"><text:a xlink:type="simple" xlink:href="https://github.com/ROBOTIS-GIT/emanual/blob/master/docs/en/software/dynamixel/dynamixel_sdk/sample_code/c/c_multi_port_protocol_1_0.md" text:style-name="Internet_20_link" text:visited-style-name="Visited_20_Internet_20_Link"><text:span text:style-name="T1"/></text:a></text:p>
      <text:section text:style-name="Sect1" text:name="Section8">
        <text:section text:style-name="Sect1" text:name="Section9">
          <text:h text:style-name="Heading_20_3" text:outline-level="3"><text:bookmark text:name="c-multi-port-protocol-10"/><text:a xlink:type="simple" xlink:href="http://emanual.robotis.com/docs/en/software/dynamixel/dynamixel_sdk/sample_code/c_multi_port_protocol_1_0/#c-multi-port-protocol-10" text:style-name="Internet_20_link" text:visited-style-name="Visited_20_Internet_20_Link">C Multi Port Protocol 1.0</text:a></text:h>
          <text:list xml:id="list160188755291893231" text:style-name="L2">
            <text:list-item>
              <text:p text:style-name="P13">Description</text:p>
              <text:p text:style-name="P13">This example writes Goal Positions to two Dynamixels connected via two ports and reads their Present Positions until they stop moving.</text:p>
            </text:list-item>
            <text:list-item>
              <text:p text:style-name="P13">Supported Dynamixels</text:p>
              <text:p text:style-name="P13"><text:soft-page-break/>Protocol 1.0 Dynamixels</text:p>
            </text:list-item>
          </text:list>
          <text:h text:style-name="Heading_20_4" text:outline-level="4"><text:bookmark text:name="sample-code1"/>Sample code</text:h>
          <text:p text:style-name="Preformatted_20_Text"><text:span text:style-name="Source_20_Text">/*</text:span></text:p>
          <text:p text:style-name="Preformatted_20_Text"><text:span text:style-name="Source_20_Text">* multi_port.c</text:span></text:p>
          <text:p text:style-name="Preformatted_20_Text"><text:span text:style-name="Source_20_Text">*</text:span></text:p>
          <text:p text:style-name="Preformatted_20_Text"><text:span text:style-name="Source_20_Text">* <text:s/>Created on: 2016. 5. 16.</text:span></text:p>
          <text:p text:style-name="Preformatted_20_Text"><text:span text:style-name="Source_20_Text">* <text:s text:c="5"/>Author: Leon Ryu Woon Jung</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 <text:s text:c="4"/>Multi Port Example <text:s text:c="5"/>*********</text:span></text:p>
          <text:p text:style-name="Preformatted_20_Text"><text:span text:style-name="Source_20_Text">//</text:span></text:p>
          <text:p text:style-name="Preformatted_20_Text"><text:span text:style-name="Source_20_Text">//</text:span></text:p>
          <text:p text:style-name="Preformatted_20_Text"><text:span text:style-name="Source_20_Text">// Available Dynamixel model on this example : All models using Protocol 1.0</text:span></text:p>
          <text:p text:style-name="Preformatted_20_Text"><text:span text:style-name="Source_20_Text">// This example is designed for using two Dynamixel MX-28, and two USB2DYNAMIXEL.</text:span></text:p>
          <text:p text:style-name="Preformatted_20_Text"><text:span text:style-name="Source_20_Text">// To use another Dynamixel model, such as X series, see their details in E-Manual(support.robotis.com) and edit below "#define"d variables yourself.</text:span></text:p>
          <text:p text:style-name="Preformatted_20_Text"><text:span text:style-name="Source_20_Text">// Be sure that Dynamixel MX properties are already set as %% ID : 1 / Baudnum : 1 (Baudrate : 1000000 [1M])</text:span></text:p>
          <text:p text:style-name="Preformatted_20_Text"><text:span text:style-name="Source_20_Text">//</text:span></text:p>
          <text:p text:style-name="Preformatted_20_Text"/>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reformatted_20_Text"><text:span text:style-name="Source_20_Text">#endif</text:span></text:p>
          <text:p text:style-name="Preformatted_20_Text"/>
          <text:p text:style-name="Preformatted_20_Text"><text:span text:style-name="Source_20_Text">#include &lt;stdlib.h&gt;</text:span></text:p>
          <text:p text:style-name="Preformatted_20_Text"><text:span text:style-name="Source_20_Text">#include &lt;stdio.h&gt;</text:span></text:p>
          <text:p text:style-name="Preformatted_20_Text"><text:span text:style-name="Source_20_Text">#include "dynamixel_sdk.h" <text:s text:c="34"/>// Uses Dynamixel SDK library</text:span></text:p>
          <text:p text:style-name="Preformatted_20_Text"/>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reformatted_20_Text"><text:span text:style-name="Source_20_Text">#define ADDR_MX_PRESENT_POSITION <text:s text:c="7"/>36</text:span></text:p>
          <text:p text:style-name="Preformatted_20_Text"/>
          <text:p text:style-name="Preformatted_20_Text"><text:span text:style-name="Source_20_Text">// Protocol version</text:span></text:p>
          <text:p text:style-name="Preformatted_20_Text"><text:span text:style-name="Source_20_Text">#define PROTOCOL_VERSION <text:s text:c="15"/>1.0 <text:s text:c="16"/>// See which protocol version is used in the Dynamixel</text:span></text:p>
          <text:p text:style-name="Preformatted_20_Text"/>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1 <text:s text:c="20"/>"/dev/ttyUSB0" <text:s text:c="5"/>// Check which port is being used on your controller</text:span></text:p>
          <text:p text:style-name="Preformatted_20_Text"><text:span text:style-name="Source_20_Text">#define DEVICENAME2 <text:s text:c="20"/>"/dev/ttyUSB1" <text:s text:c="5"/>//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oft-page-break/><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reformatted_20_Text"><text:span text:style-name="Source_20_Text">#define ESC_ASCII_VALUE <text:s text:c="16"/>0x1b</text:span></text:p>
          <text:p text:style-name="Preformatted_20_Text"/>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reformatted_20_Text"><text:span text:style-name="Source_20_Text"><text:s text:c="2"/>int port_num2 = portHandler(DEVICENAME2);</text:span></text:p>
          <text:p text:style-name="Preformatted_20_Text"/>
          <text:p text:style-name="Preformatted_20_Text"><text:soft-page-break/><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dxl2_present_position = 0; <text:s text:c="13"/>// Present position</text:span></text:p>
          <text:p text:style-name="Preformatted_20_Text"/>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4"/>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4"/>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1 baudrate</text:span></text:p>
          <text:p text:style-name="Preformatted_20_Text"><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4"/>printf("Succeed to change the baudrat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4"/>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oft-page-break/><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1, PROTOCOL_VERSION, DXL1_ID, ADDR_MX_GOAL_POSITION, dxl_goal_position[index]);</text:span></text:p>
          <text:p text:style-name="Preformatted_20_Text"><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1,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2, PROTOCOL_VERSION, DXL2_ID, ADDR_MX_GOAL_POSITION, dxl_goal_position[index]);</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oft-page-break/><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Dynamixel#1 present position</text:span></text:p>
          <text:p text:style-name="Preformatted_20_Text"><text:span text:style-name="Source_20_Text"><text:s text:c="8"/>dxl1_present_position = read2ByteTxRx(port_num1, PROTOCOL_VERSION, DXL1_ID, ADDR_MX_PRESENT_POSITION);</text:span></text:p>
          <text:p text:style-name="Preformatted_20_Text"><text:span text:style-name="Source_20_Text"><text:s text:c="6"/>if ((dxl_comm_result = getLastTxRxResult(port_num1,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1,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 Read Dynamixel#2 present position</text:span></text:p>
          <text:p text:style-name="Preformatted_20_Text"><text:span text:style-name="Source_20_Text"><text:s text:c="6"/>dxl2_present_position = read2ByteTxRx(port_num2, PROTOCOL_VERSION, DXL2_ID, ADDR_MX_PRESENT_POSITION);</text:span></text:p>
          <text:p text:style-name="Preformatted_20_Text"><text:span text:style-name="Source_20_Text"><text:s text:c="6"/>if ((dxl_comm_result = getLastTxRxResult(port_num2,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2,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4"/>}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oft-page-break/><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reformatted_20_Text"><text:span text:style-name="Source_20_Text"><text:s text:c="2"/>return 0;</text:span></text:p>
          <text:p text:style-name="P2"><text:span text:style-name="Source_20_Text">}</text:span></text:p>
          <text:h text:style-name="Heading_20_4" text:outline-level="4"><text:bookmark text:name="details1"/>Details</text:h>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Text_20_body">This source includes above to get key input interruption while the example is running. Actual functions for getting the input is described in a little below.</text:p>
          <text:p text:style-name="P10"/>
          <text:p text:style-name="P9"/>
          <text:p text:style-name="P18"><text:span text:style-name="Source_20_Text">#include &lt;stdlib.h&gt;</text:span></text:p>
          <text:p text:style-name="Text_20_body">The function <text:span text:style-name="Source_20_Text">abs()</text:span> is in the example code, and it needs <text:span text:style-name="Source_20_Text">stdlib.h</text:span> to be included.</text:p>
          <text:p text:style-name="P10"/>
          <text:p text:style-name="P9"/>
          <text:p text:style-name="P2"><text:span text:style-name="Source_20_Text">#include &lt;stdio.h&gt;</text:span></text:p>
          <text:p text:style-name="Text_20_body">The example shows Dynamixel status in sequence by the function <text:span text:style-name="Source_20_Text">printf()</text:span>. So here <text:span text:style-name="Source_20_Text">stdio.h</text:span> is needed.</text:p>
          <text:p text:style-name="P10"/>
          <text:p text:style-name="P9"/>
          <text:p text:style-name="P2"><text:span text:style-name="Source_20_Text">#include "dynamixel_sdk.h" <text:s text:c="34"/>// Uses Dynamixel SDK library</text:span></text:p>
          <text:p text:style-name="Text_20_body">All libraries of Dynamixel SDK are linked with the header file <text:span text:style-name="Source_20_Text">dynamixel_sdk.h</text:span>.</text:p>
          <text:p text:style-name="P10"/>
          <text:p text:style-name="P9"><text:soft-page-break/></text:p>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2"><text:span text:style-name="Source_20_Text">#define ADDR_MX_PRESENT_POSITION <text:s text:c="7"/>36</text:span></text:p>
          <text:p text:style-name="Text_20_body">Dynamixel series have their own control tables: Addresses and Byte Length in each items. To control one of the items, its address (and length if necessary) is required. Find your requirements in <text:a xlink:type="simple" xlink:href="http://emanual.robotis.com/" text:style-name="Internet_20_link" text:visited-style-name="Visited_20_Internet_20_Link">http://emanual.robotis.com/</text:a>.</text:p>
          <text:p text:style-name="P10"/>
          <text:p text:style-name="P9"/>
          <text:p text:style-name="Preformatted_20_Text"><text:span text:style-name="Source_20_Text">// Protocol version</text:span></text:p>
          <text:p text:style-name="P2"><text:span text:style-name="Source_20_Text">#define PROTOCOL_VERSION <text:s text:c="15"/>1.0 <text:s text:c="16"/>// See which protocol version is used in the Dynamixel</text:span></text:p>
          <text:p text:style-name="Text_20_body">Dynamixel uses either or both protocols: Protocol 1.0 and Protocol 2.0. Choose one of the Protocol which is appropriate in the Dynamixel.</text:p>
          <text:p text:style-name="P10"/>
          <text:p text:style-name="P9"/>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1 <text:s text:c="20"/>"/dev/ttyUSB0" <text:s text:c="5"/>// Check which port is being used on your controller</text:span></text:p>
          <text:p text:style-name="Preformatted_20_Text"><text:span text:style-name="Source_20_Text">#define DEVICENAME2 <text:s text:c="20"/>"/dev/ttyUSB1" <text:s text:c="5"/>//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2"><text:span text:style-name="Source_20_Text">#define ESC_ASCII_VALUE <text:s text:c="16"/>0x1b</text:span></text:p>
          <text:p text:style-name="Text_20_body">Here we set some variables to let you freely change them and use them to run the example code.</text:p>
          <text:p text:style-name="Text_20_body">As the document previousl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Text_20_body">The example uses two Dynamixels <text:span text:style-name="Source_20_Text">DXL1_ID</text:span>, <text:span text:style-name="Source_20_Text">DXL2_ID</text:span> connected with each ports <text:span text:style-name="Source_20_Text">DEVICENAME1</text:span>, <text:span text:style-name="Source_20_Text">DEVICENAME2</text:span></text:p>
          <text:p text:style-name="Text_20_body"><text:soft-page-break/>Dynamixel basically needs the <text:span text:style-name="Source_20_Text">TORQUE_ENABLE</text:span> to be rotating or give you its internal information. On the other hand, it doesn’t need torque enabled if you get your goal, so finally do <text:span text:style-name="Source_20_Text">TORQUE_DISABLE</text:span> to prepare to the next sequence.</text:p>
          <text:p text:style-name="Text_20_body">Since the Dynamixel has its own rotation range, it may shows malfunction if your request on your dynamixel is out of range. For example, Dynamixel MX-28 and Dynamixel PRO 54-200 has its rotatable range as 0 ~ 4028 and -250950 ~ 250950, each.</text:p>
          <text:p text:style-name="Text_20_body"><text:span text:style-name="Source_20_Text">DXL_MOVING_STATUS_THRESHOLD</text:span> acts as a criteria for verifying its rotation stopped.</text:p>
          <text:p text:style-name="P10"/>
          <text:p text:style-name="P9"/>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Text_20_body"><text:soft-page-break/>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10"/>
          <text:p text:style-name="P9"/>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reformatted_20_Text"><text:span text:style-name="Source_20_Text"><text:s text:c="2"/>int port_num2 = portHandler(DEVICENAME2);</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dxl2_present_position = 0; <text:s text:c="13"/>// Present position</text:span></text:p>
          <text:p text:style-name="Preformatted_20_Text"/>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4"/>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4"/>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1 baudrate</text:span></text:p>
          <text:p text:style-name="Preformatted_20_Text"><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4"/>printf("Succeed to change the baudrat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oft-page-break/><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4"/>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1, PROTOCOL_VERSION, DXL1_ID, ADDR_MX_GOAL_POSITION, dxl_goal_position[index]);</text:span></text:p>
          <text:p text:style-name="Preformatted_20_Text"><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oft-page-break/><text:span text:style-name="Source_20_Text"><text:s text:c="4"/>else if ((dxl_error = getLastRxPacketError(port_num1,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2, PROTOCOL_VERSION, DXL2_ID, ADDR_MX_GOAL_POSITION, dxl_goal_position[index]);</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Dynamixel#1 present position</text:span></text:p>
          <text:p text:style-name="Preformatted_20_Text"><text:span text:style-name="Source_20_Text"><text:s text:c="8"/>dxl1_present_position = read2ByteTxRx(port_num1, PROTOCOL_VERSION, DXL1_ID, ADDR_MX_PRESENT_POSITION);</text:span></text:p>
          <text:p text:style-name="Preformatted_20_Text"><text:span text:style-name="Source_20_Text"><text:s text:c="6"/>if ((dxl_comm_result = getLastTxRxResult(port_num1,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1,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 Read Dynamixel#2 present position</text:span></text:p>
          <text:p text:style-name="Preformatted_20_Text"><text:span text:style-name="Source_20_Text"><text:s text:c="6"/>dxl2_present_position = read2ByteTxRx(port_num2, PROTOCOL_VERSION, DXL2_ID, ADDR_MX_PRESENT_POSITION);</text:span></text:p>
          <text:p text:style-name="Preformatted_20_Text"><text:span text:style-name="Source_20_Text"><text:s text:c="6"/>if ((dxl_comm_result = getLastTxRxResult(port_num2,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2,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4"/>}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oft-page-break/><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reformatted_20_Text"><text:span text:style-name="Source_20_Text"><text:s text:c="2"/>return 0;</text:span></text:p>
          <text:p text:style-name="P2"><text:span text:style-name="Source_20_Text">}</text:span></text:p>
          <text:p text:style-name="Text_20_body">In <text:span text:style-name="Source_20_Text">main()</text:span> function, the codes call actual functions for Dynamixel control.</text:p>
          <text:p text:style-name="P10"/>
          <text:p text:style-name="P9"/>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2"><text:span text:style-name="Source_20_Text"><text:s text:c="2"/>int port_num2 = portHandler(DEVICENAME2);</text:span></text:p>
          <text:p text:style-name="Text_20_body"><text:span text:style-name="Source_20_Text">portHandler()</text:span> function sets port path as <text:span text:style-name="Source_20_Text">DEVICENAME1</text:span> and <text:span text:style-name="Source_20_Text">DEVICENAME2</text:span> and get <text:span text:style-name="Source_20_Text">port_num1</text:span> and <text:span text:style-name="Source_20_Text">port_num2</text:span> each, and prepares an appropriate functions for port control in controller OS automatically. <text:span text:style-name="Source_20_Text">port_num1</text:span> and <text:span text:style-name="Source_20_Text">port_num2</text:span> would be used in many functions in the body of the code to specify the port for use.</text:p>
          <text:p text:style-name="P10"/>
          <text:p text:style-name="P9"/>
          <text:p text:style-name="Preformatted_20_Text"><text:span text:style-name="Source_20_Text"><text:s text:c="2"/>// Initialize PacketHandler Structs</text:span></text:p>
          <text:p text:style-name="P2"><text:span text:style-name="Source_20_Text"><text:s text:c="2"/>packetHandler();</text:span></text:p>
          <text:p text:style-name="Text_20_body"><text:soft-page-break/><text:span text:style-name="Source_20_Text">packetHandler()</text:span> function initializes parameters used for packet construction and packet storing.</text:p>
          <text:p text:style-name="P10"/>
          <text:p text:style-name="P9"/>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DXL_MINIMUM_POSITION_VALUE, DXL_MAXIMUM_POSITION_VALUE}; <text:s text:c="8"/>// Goal position</text:span></text:p>
          <text:p text:style-name="Preformatted_20_Text"/>
          <text:p text:style-name="Preformatted_20_Text"><text:span text:style-name="Source_20_Text"><text:s text:c="2"/>uint8_t dxl_error = 0; <text:s text:c="25"/>// Dynamixel error</text:span></text:p>
          <text:p text:style-name="P2"><text:span text:style-name="Source_20_Text"><text:s text:c="2"/>uint16_t dxl1_present_position = 0, dxl2_present_position = 0; <text:s text:c="13"/>// Present position</text:span></text:p>
          <text:p text:style-name="Text_20_body"><text:span text:style-name="Source_20_Text">index</text:span> variable points the direction to where the Dynamixel should be rotated.</text:p>
          <text:p text:style-name="Text_20_body"><text:span text:style-name="Source_20_Text">dxl_comm_result</text:span> indicates which error has been occurred during packet communication.</text:p>
          <text:p text:style-name="Text_20_body"><text:span text:style-name="Source_20_Text">dxl_goal_position</text:span> stores goal points of Dynamixel rotation.</text:p>
          <text:p text:style-name="Text_20_body"><text:span text:style-name="Source_20_Text">dxl_error</text:span> shows the internal error in Dynamixel.</text:p>
          <text:p text:style-name="Text_20_body"><text:span text:style-name="Source_20_Text">dxl1_present_position</text:span> and <text:span text:style-name="Source_20_Text">dxl2_present_position</text:span> view where now each Dynamixel points out.</text:p>
          <text:p text:style-name="P10"/>
          <text:p text:style-name="P9"/>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6"/>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1!\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6"/>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2!\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First, controller opens #<text:span text:style-name="Source_20_Text">port_num1</text:span> and #<text:span text:style-name="Source_20_Text">port_num2</text:span> port to do serial communication with the Dynamixel. If it fails to open the port, the example will be terminated.</text:p>
          <text:p text:style-name="P10"/>
          <text:p text:style-name="P9"/>
          <text:p text:style-name="Preformatted_20_Text"><text:span text:style-name="Source_20_Text"><text:s text:c="2"/>// Set port1 baudrate</text:span></text:p>
          <text:p text:style-name="Preformatted_20_Text"><text:soft-page-break/><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6"/>printf("Succeed to change the baudrat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 port1!\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6"/>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 port2!\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Secondly, the controller sets the communication <text:span text:style-name="Source_20_Text">BAUDRATE</text:span> at #<text:span text:style-name="Source_20_Text">port_num1</text:span> and #<text:span text:style-name="Source_20_Text">port_num2</text:span> port opened previously.</text:p>
          <text:p text:style-name="P10"/>
          <text:p text:style-name="P9"/>
          <text:p text:style-name="Preformatted_20_Text"><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2"><text:soft-page-break/><text:span text:style-name="Source_20_Text"><text:s text:c="2"/>}</text:span></text:p>
          <text:p text:style-name="Text_20_body">As mentioned in the document, above code enables each Dynamixel`s torque to set their status as being ready to move.</text:p>
          <text:p text:style-name="Text_20_body"><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1 byte of <text:span text:style-name="Source_20_Text">TORQUE_EN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while (1)</text:span></text:p>
          <text:p text:style-name="Preformatted_20_Text"><text:span text:style-name="Source_20_Text">{</text:span></text:p>
          <text:p text:style-name="Preformatted_20_Text"><text:span text:style-name="Source_20_Text"><text:s text:c="2"/>printf("Press any key to continue! (or press ESC to quit!)\n");</text:span></text:p>
          <text:p text:style-name="Preformatted_20_Text"><text:span text:style-name="Source_20_Text"><text:s text:c="2"/>if (getch() == ESC_ASCII_VALUE)</text:span></text:p>
          <text:p text:style-name="Preformatted_20_Text"><text:span text:style-name="Source_20_Text"><text:s text:c="4"/>break;</text:span></text:p>
          <text:p text:style-name="Preformatted_20_Text"/>
          <text:p text:style-name="Preformatted_20_Text"><text:span text:style-name="Source_20_Text"><text:s text:c="2"/>// Write Dynamixel#1 goal position</text:span></text:p>
          <text:p text:style-name="Preformatted_20_Text"><text:span text:style-name="Source_20_Text"><text:s text:c="2"/>write2ByteTxRx(port_num1, PROTOCOL_VERSION, DXL1_ID, ADDR_MX_GOAL_POSITION, dxl_goal_position[index]);</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Write Dynamixel#2 goal position</text:span></text:p>
          <text:p text:style-name="Preformatted_20_Text"><text:span text:style-name="Source_20_Text"><text:s text:c="2"/>write2ByteTxRx(port_num2, PROTOCOL_VERSION, DXL2_ID, ADDR_MX_GOAL_POSITION, dxl_goal_position[index]);</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do</text:span></text:p>
          <text:p text:style-name="Preformatted_20_Text"><text:span text:style-name="Source_20_Text"><text:s text:c="2"/>{</text:span></text:p>
          <text:p text:style-name="Preformatted_20_Text"><text:span text:style-name="Source_20_Text"><text:s text:c="4"/>// Read Dynamixel#1 present position</text:span></text:p>
          <text:p text:style-name="Preformatted_20_Text"><text:span text:style-name="Source_20_Text"><text:s text:c="4"/>dxl1_present_position = read2ByteTxRx(port_num1, PROTOCOL_VERSION, DXL1_ID, ADDR_MX_PRESENT_POSITION);</text:span></text:p>
          <text:p text:style-name="Preformatted_20_Text"><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1, PROTOCOL_VERSION)) != 0)</text:span></text:p>
          <text:p text:style-name="Preformatted_20_Text"><text:soft-page-break/><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Read Dynamixel#2 present position</text:span></text:p>
          <text:p text:style-name="Preformatted_20_Text"><text:span text:style-name="Source_20_Text"><text:s text:c="4"/>dxl2_present_position = read2ByteTxRx(port_num2, PROTOCOL_VERSION, DXL2_ID, ADDR_MX_PRESENT_POSITION);</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2"/>}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2"/>// Change goal position</text:span></text:p>
          <text:p text:style-name="Preformatted_20_Text"><text:span text:style-name="Source_20_Text"><text:s text:c="2"/>if (index == 0)</text:span></text:p>
          <text:p text:style-name="Preformatted_20_Text"><text:span text:style-name="Source_20_Text"><text:s text:c="2"/>{</text:span></text:p>
          <text:p text:style-name="Preformatted_20_Text"><text:span text:style-name="Source_20_Text"><text:s text:c="4"/>index = 1;</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index = 0;</text:span></text:p>
          <text:p text:style-name="Preformatted_20_Text"><text:span text:style-name="Source_20_Text"><text:s text:c="2"/>}</text:span></text:p>
          <text:p text:style-name="P2"><text:span text:style-name="Source_20_Text">}</text:span></text:p>
          <text:p text:style-name="Text_20_body">During <text:span text:style-name="Source_20_Text">while()</text:span> loop, the controller writes and reads each Dynamixel position through packet transmission/reception(Tx/Rx).</text:p>
          <text:p text:style-name="Text_20_body">To continue their rotation, press any key except ESC.</text:p>
          <text:p text:style-name="Text_20_body"><text:span text:style-name="Source_20_Text">write2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2 byte of <text:span text:style-name="Source_20_Text">dxl_goal_position[index]</text:span> value to <text:span text:style-name="Source_20_Text">ADDR_MX_GOAL_POSITION</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text:span text:style-name="Source_20_Text">read2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requesting 2 bytes of value in <text:span text:style-name="Source_20_Text">ADDR_MX_PRESENT_POSITION</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text:soft-page-break/>and <text:span text:style-name="Source_20_Text">printRxPacketError()</text:span> function show results on the console window if any communication error or Hardware error has been occurred.</text:p>
          <text:p text:style-name="Text_20_body">Reading their present position will be ended when absolute value of <text:span text:style-name="Source_20_Text">(dxl1_goal_position[index] - dxl1_present_position)</text:span> or <text:span text:style-name="Source_20_Text">(dxl2_goal_position[index] - dxl2_present_position)</text:span> becomes smaller then <text:span text:style-name="Source_20_Text">DXL_MOVING_STATUS_THRESHOLD</text:span>.</text:p>
          <text:p text:style-name="Text_20_body">At last, it changes their direction to the counter-wise and waits for extra key input.</text:p>
          <text:p text:style-name="P10"/>
          <text:p text:style-name="P9"/>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2"><text:span text:style-name="Source_20_Text"><text:s text:c="2"/>}</text:span></text:p>
          <text:p text:style-name="Text_20_body">The controller frees the Dynamixels to be idle.</text:p>
          <text:p text:style-name="Text_20_body"><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1 byte of <text:span text:style-name="Source_20_Text">TORQUE_DIS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2"><text:soft-page-break/><text:span text:style-name="Source_20_Text"><text:s text:c="2"/>return 0;</text:span></text:p>
          <text:p text:style-name="Text_20_body">Finally, ports become disposed.</text:p>
        </text:section>
      </text:section>
      <text:p text:style-name="Standard"/>
      <text:p text:style-name="Standard"/>
      <text:p text:style-name="P5"/>
      <text:p text:style-name="Standard"><text:bookmark text:name="main4"/></text:p>
      <text:section text:style-name="Sect1" text:name="Section16">
        <text:section text:style-name="Sect1" text:name="Section17">
          <text:p text:style-name="P4"><text:bookmark text:name="archive1"/><text:a xlink:type="simple" xlink:href="https://github.com/ROBOTIS-GIT/emanual/blob/master/docs/en/software/dynamixel/dynamixel_sdk/sample_code/c/c_multi_port_protocol_1_0.md" text:style-name="Internet_20_link" text:visited-style-name="Visited_20_Internet_20_Link"><text:span text:style-name="T1">Edit on GitHub </text:span></text:a></text:p>
          <text:h text:style-name="Heading_20_3" text:outline-level="3"><text:bookmark text:name="c-multi-port-protocol-101"/><text:a xlink:type="simple" xlink:href="http://emanual.robotis.com/docs/en/software/dynamixel/dynamixel_sdk/sample_code/c_multi_port_protocol_1_0/#c-multi-port-protocol-10" text:style-name="Internet_20_link" text:visited-style-name="Visited_20_Internet_20_Link">C Multi Port Protocol 1.0</text:a></text:h>
          <text:list xml:id="list3122591422690497674" text:style-name="L3">
            <text:list-item>
              <text:p text:style-name="P14">Description</text:p>
              <text:p text:style-name="P14">This example writes Goal Positions to two Dynamixels connected via two ports and reads their Present Positions until they stop moving.</text:p>
            </text:list-item>
            <text:list-item>
              <text:p text:style-name="P14">Supported Dynamixels</text:p>
              <text:p text:style-name="P14">Protocol 1.0 Dynamixels</text:p>
            </text:list-item>
          </text:list>
          <text:h text:style-name="Heading_20_4" text:outline-level="4"><text:bookmark text:name="sample-code2"/>Sample code</text:h>
          <text:p text:style-name="Preformatted_20_Text"><text:span text:style-name="Source_20_Text">/*</text:span></text:p>
          <text:p text:style-name="Preformatted_20_Text"><text:span text:style-name="Source_20_Text">* multi_port.c</text:span></text:p>
          <text:p text:style-name="Preformatted_20_Text"><text:span text:style-name="Source_20_Text">*</text:span></text:p>
          <text:p text:style-name="Preformatted_20_Text"><text:span text:style-name="Source_20_Text">* <text:s/>Created on: 2016. 5. 16.</text:span></text:p>
          <text:p text:style-name="Preformatted_20_Text"><text:span text:style-name="Source_20_Text">* <text:s text:c="5"/>Author: Leon Ryu Woon Jung</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 <text:s text:c="4"/>Multi Port Example <text:s text:c="5"/>*********</text:span></text:p>
          <text:p text:style-name="Preformatted_20_Text"><text:span text:style-name="Source_20_Text">//</text:span></text:p>
          <text:p text:style-name="Preformatted_20_Text"><text:span text:style-name="Source_20_Text">//</text:span></text:p>
          <text:p text:style-name="Preformatted_20_Text"><text:span text:style-name="Source_20_Text">// Available Dynamixel model on this example : All models using Protocol 1.0</text:span></text:p>
          <text:p text:style-name="Preformatted_20_Text"><text:span text:style-name="Source_20_Text">// This example is designed for using two Dynamixel MX-28, and two USB2DYNAMIXEL.</text:span></text:p>
          <text:p text:style-name="Preformatted_20_Text"><text:span text:style-name="Source_20_Text">// To use another Dynamixel model, such as X series, see their details in E-Manual(support.robotis.com) and edit below "#define"d variables yourself.</text:span></text:p>
          <text:p text:style-name="Preformatted_20_Text"><text:span text:style-name="Source_20_Text">// Be sure that Dynamixel MX properties are already set as %% ID : 1 / Baudnum : 1 (Baudrate : 1000000 [1M])</text:span></text:p>
          <text:p text:style-name="Preformatted_20_Text"><text:span text:style-name="Source_20_Text">//</text:span></text:p>
          <text:p text:style-name="Preformatted_20_Text"/>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reformatted_20_Text"><text:span text:style-name="Source_20_Text">#endif</text:span></text:p>
          <text:p text:style-name="Preformatted_20_Text"/>
          <text:p text:style-name="Preformatted_20_Text"><text:span text:style-name="Source_20_Text">#include &lt;stdlib.h&gt;</text:span></text:p>
          <text:p text:style-name="Preformatted_20_Text"><text:span text:style-name="Source_20_Text">#include &lt;stdio.h&gt;</text:span></text:p>
          <text:p text:style-name="Preformatted_20_Text"><text:span text:style-name="Source_20_Text">#include "dynamixel_sdk.h" <text:s text:c="34"/>// Uses Dynamixel SDK library</text:span></text:p>
          <text:p text:style-name="Preformatted_20_Text"/>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reformatted_20_Text"><text:soft-page-break/><text:span text:style-name="Source_20_Text">#define ADDR_MX_PRESENT_POSITION <text:s text:c="7"/>36</text:span></text:p>
          <text:p text:style-name="Preformatted_20_Text"/>
          <text:p text:style-name="Preformatted_20_Text"><text:span text:style-name="Source_20_Text">// Protocol version</text:span></text:p>
          <text:p text:style-name="Preformatted_20_Text"><text:span text:style-name="Source_20_Text">#define PROTOCOL_VERSION <text:s text:c="15"/>1.0 <text:s text:c="16"/>// See which protocol version is used in the Dynamixel</text:span></text:p>
          <text:p text:style-name="Preformatted_20_Text"/>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1 <text:s text:c="20"/>"/dev/ttyUSB0" <text:s text:c="5"/>// Check which port is being used on your controller</text:span></text:p>
          <text:p text:style-name="Preformatted_20_Text"><text:span text:style-name="Source_20_Text">#define DEVICENAME2 <text:s text:c="20"/>"/dev/ttyUSB1" <text:s text:c="5"/>//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reformatted_20_Text"><text:span text:style-name="Source_20_Text">#define ESC_ASCII_VALUE <text:s text:c="16"/>0x1b</text:span></text:p>
          <text:p text:style-name="Preformatted_20_Text"/>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text:soft-page-break/></text:p>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reformatted_20_Text"><text:span text:style-name="Source_20_Text"><text:s text:c="2"/>int port_num2 = portHandler(DEVICENAME2);</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dxl2_present_position = 0; <text:s text:c="13"/>// Present position</text:span></text:p>
          <text:p text:style-name="Preformatted_20_Text"/>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4"/>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4"/>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1 baudrate</text:span></text:p>
          <text:p text:style-name="Preformatted_20_Text"><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4"/>printf("Succeed to change the baudrate port1!\n");</text:span></text:p>
          <text:p text:style-name="Preformatted_20_Text"><text:span text:style-name="Source_20_Text"><text:s text:c="2"/>}</text:span></text:p>
          <text:p text:style-name="Preformatted_20_Text"><text:soft-page-break/><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4"/>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1, PROTOCOL_VERSION, DXL1_ID, ADDR_MX_GOAL_POSITION, dxl_goal_position[index]);</text:span></text:p>
          <text:p text:style-name="Preformatted_20_Text"><text:soft-page-break/><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1,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2, PROTOCOL_VERSION, DXL2_ID, ADDR_MX_GOAL_POSITION, dxl_goal_position[index]);</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Dynamixel#1 present position</text:span></text:p>
          <text:p text:style-name="Preformatted_20_Text"><text:span text:style-name="Source_20_Text"><text:s text:c="8"/>dxl1_present_position = read2ByteTxRx(port_num1, PROTOCOL_VERSION, DXL1_ID, ADDR_MX_PRESENT_POSITION);</text:span></text:p>
          <text:p text:style-name="Preformatted_20_Text"><text:span text:style-name="Source_20_Text"><text:s text:c="6"/>if ((dxl_comm_result = getLastTxRxResult(port_num1,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1,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 Read Dynamixel#2 present position</text:span></text:p>
          <text:p text:style-name="Preformatted_20_Text"><text:span text:style-name="Source_20_Text"><text:s text:c="6"/>dxl2_present_position = read2ByteTxRx(port_num2, PROTOCOL_VERSION, DXL2_ID, ADDR_MX_PRESENT_POSITION);</text:span></text:p>
          <text:p text:style-name="Preformatted_20_Text"><text:span text:style-name="Source_20_Text"><text:s text:c="6"/>if ((dxl_comm_result = getLastTxRxResult(port_num2,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2,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4"/>}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4"/>// Change goal position</text:span></text:p>
          <text:p text:style-name="Preformatted_20_Text"><text:soft-page-break/><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reformatted_20_Text"><text:span text:style-name="Source_20_Text"><text:s text:c="2"/>return 0;</text:span></text:p>
          <text:p text:style-name="P2"><text:span text:style-name="Source_20_Text">}</text:span></text:p>
          <text:h text:style-name="Heading_20_4" text:outline-level="4"><text:bookmark text:name="details2"/>Details</text:h>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Text_20_body">This source includes above to get key input interruption while the example is running. Actual functions for getting the input is described in a little below.</text:p>
          <text:p text:style-name="P10"/>
          <text:p text:style-name="P9"/>
          <text:p text:style-name="P2"><text:span text:style-name="Source_20_Text">#include &lt;stdlib.h&gt;</text:span></text:p>
          <text:p text:style-name="Text_20_body"><text:soft-page-break/>The function <text:span text:style-name="Source_20_Text">abs()</text:span> is in the example code, and it needs <text:span text:style-name="Source_20_Text">stdlib.h</text:span> to be included.</text:p>
          <text:p text:style-name="P10"/>
          <text:p text:style-name="P9"/>
          <text:p text:style-name="P2"><text:span text:style-name="Source_20_Text">#include &lt;stdio.h&gt;</text:span></text:p>
          <text:p text:style-name="Text_20_body">The example shows Dynamixel status in sequence by the function <text:span text:style-name="Source_20_Text">printf()</text:span>. So here <text:span text:style-name="Source_20_Text">stdio.h</text:span> is needed.</text:p>
          <text:p text:style-name="P10"/>
          <text:p text:style-name="P9"/>
          <text:p text:style-name="P2"><text:span text:style-name="Source_20_Text">#include "dynamixel_sdk.h" <text:s text:c="34"/>// Uses Dynamixel SDK library</text:span></text:p>
          <text:p text:style-name="Text_20_body">All libraries of Dynamixel SDK are linked with the header file <text:span text:style-name="Source_20_Text">dynamixel_sdk.h</text:span>.</text:p>
          <text:p text:style-name="P10"/>
          <text:p text:style-name="P9"/>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2"><text:span text:style-name="Source_20_Text">#define ADDR_MX_PRESENT_POSITION <text:s text:c="7"/>36</text:span></text:p>
          <text:p text:style-name="Text_20_body">Dynamixel series have their own control tables: Addresses and Byte Length in each items. To control one of the items, its address (and length if necessary) is required. Find your requirements in http://emanual.robotis.com/.</text:p>
          <text:p text:style-name="Preformatted_20_Text"><text:span text:style-name="Source_20_Text">// Protocol version</text:span></text:p>
          <text:p text:style-name="P2"><text:span text:style-name="Source_20_Text">#define PROTOCOL_VERSION <text:s text:c="15"/>1.0 <text:s text:c="16"/>// See which protocol version is used in the Dynamixel</text:span></text:p>
          <text:p text:style-name="Text_20_body">Dynamixel uses either or both protocols: Protocol 1.0 and Protocol 2.0. Choose one of the Protocol which is appropriate in the Dynamixel.</text:p>
          <text:p text:style-name="P10"/>
          <text:p text:style-name="P9"/>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1 <text:s text:c="20"/>"/dev/ttyUSB0" <text:s text:c="5"/>// Check which port is being used on your controller</text:span></text:p>
          <text:p text:style-name="Preformatted_20_Text"><text:span text:style-name="Source_20_Text">#define DEVICENAME2 <text:s text:c="20"/>"/dev/ttyUSB1" <text:s text:c="5"/>//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2"><text:soft-page-break/><text:span text:style-name="Source_20_Text">#define ESC_ASCII_VALUE <text:s text:c="16"/>0x1b</text:span></text:p>
          <text:p text:style-name="Text_20_body">Here we set some variables to let you freely change them and use them to run the example code.</text:p>
          <text:p text:style-name="Text_20_body">As the document previousl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Text_20_body">The example uses two Dynamixels <text:span text:style-name="Source_20_Text">DXL1_ID</text:span>, <text:span text:style-name="Source_20_Text">DXL2_ID</text:span> connected with each ports <text:span text:style-name="Source_20_Text">DEVICENAME1</text:span>, <text:span text:style-name="Source_20_Text">DEVICENAME2</text:span></text:p>
          <text:p text:style-name="Text_20_body">Dynamixel basically needs the <text:span text:style-name="Source_20_Text">TORQUE_ENABLE</text:span> to be rotating or give you its internal information. On the other hand, it doesn’t need torque enabled if you get your goal, so finally do <text:span text:style-name="Source_20_Text">TORQUE_DISABLE</text:span> to prepare to the next sequence.</text:p>
          <text:p text:style-name="Text_20_body">Since the Dynamixel has its own rotation range, it may shows malfunction if your request on your dynamixel is out of range. For example, Dynamixel MX-28 and Dynamixel PRO 54-200 has its rotatable range as 0 ~ 4028 and -250950 ~ 250950, each.</text:p>
          <text:p text:style-name="Text_20_body"><text:span text:style-name="Source_20_Text">DXL_MOVING_STATUS_THRESHOLD</text:span> acts as a criteria for verifying its rotation stopped.</text:p>
          <text:p text:style-name="P10"/>
          <text:p text:style-name="P9"/>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oft-page-break/><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Text_20_body">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10"/>
          <text:p text:style-name="P9"/>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reformatted_20_Text"><text:span text:style-name="Source_20_Text"><text:s text:c="2"/>int port_num2 = portHandler(DEVICENAME2);</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dxl2_present_position = 0; <text:s text:c="13"/>// Present position</text:span></text:p>
          <text:p text:style-name="Preformatted_20_Text"/>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4"/>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4"/>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2!\n");</text:span></text:p>
          <text:p text:style-name="Preformatted_20_Text"><text:span text:style-name="Source_20_Text"><text:s text:c="4"/>printf("Press any key to terminate...\n");</text:span></text:p>
          <text:p text:style-name="Preformatted_20_Text"><text:soft-page-break/><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1 baudrate</text:span></text:p>
          <text:p text:style-name="Preformatted_20_Text"><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4"/>printf("Succeed to change the baudrat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1!\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4"/>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 port2!\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oft-page-break/><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1, PROTOCOL_VERSION, DXL1_ID, ADDR_MX_GOAL_POSITION, dxl_goal_position[index]);</text:span></text:p>
          <text:p text:style-name="Preformatted_20_Text"><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1,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2, PROTOCOL_VERSION, DXL2_ID, ADDR_MX_GOAL_POSITION, dxl_goal_position[index]);</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Read Dynamixel#1 present position</text:span></text:p>
          <text:p text:style-name="Preformatted_20_Text"><text:span text:style-name="Source_20_Text"><text:s text:c="8"/>dxl1_present_position = read2ByteTxRx(port_num1, PROTOCOL_VERSION, DXL1_ID, ADDR_MX_PRESENT_POSITION);</text:span></text:p>
          <text:p text:style-name="Preformatted_20_Text"><text:span text:style-name="Source_20_Text"><text:s text:c="6"/>if ((dxl_comm_result = getLastTxRxResult(port_num1,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1,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pan text:style-name="Source_20_Text"><text:s text:c="6"/>// Read Dynamixel#2 present position</text:span></text:p>
          <text:p text:style-name="Preformatted_20_Text"><text:span text:style-name="Source_20_Text"><text:s text:c="6"/>dxl2_present_position = read2ByteTxRx(port_num2, PROTOCOL_VERSION, DXL2_ID, ADDR_MX_PRESENT_POSITION);</text:span></text:p>
          <text:p text:style-name="Preformatted_20_Text"><text:span text:style-name="Source_20_Text"><text:s text:c="6"/>if ((dxl_comm_result = getLastTxRxResult(port_num2, PROTOCOL_VERSION)) != COMM_SUCCESS)</text:span></text:p>
          <text:p text:style-name="Preformatted_20_Text"><text:span text:style-name="Source_20_Text"><text:s text:c="6"/>{</text:span></text:p>
          <text:p text:style-name="Preformatted_20_Text"><text:span text:style-name="Source_20_Text"><text:s text:c="8"/>printTxRxResult(PROTOCOL_VERSION, dxl_comm_result);</text:span></text:p>
          <text:p text:style-name="Preformatted_20_Text"><text:span text:style-name="Source_20_Text"><text:s text:c="6"/>}</text:span></text:p>
          <text:p text:style-name="Preformatted_20_Text"><text:span text:style-name="Source_20_Text"><text:s text:c="6"/>else if ((dxl_error = getLastRxPacketError(port_num2, PROTOCOL_VERSION)) != 0)</text:span></text:p>
          <text:p text:style-name="Preformatted_20_Text"><text:span text:style-name="Source_20_Text"><text:s text:c="6"/>{</text:span></text:p>
          <text:p text:style-name="Preformatted_20_Text"><text:span text:style-name="Source_20_Text"><text:s text:c="8"/>printRxPacketError(PROTOCOL_VERSION, dxl_error);</text:span></text:p>
          <text:p text:style-name="Preformatted_20_Text"><text:span text:style-name="Source_20_Text"><text:s text:c="6"/>}</text:span></text:p>
          <text:p text:style-name="Preformatted_20_Text"/>
          <text:p text:style-name="Preformatted_20_Text"><text:soft-page-break/><text:span text:style-name="Source_20_Text"><text:s text:c="6"/>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4"/>}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reformatted_20_Text"><text:span text:style-name="Source_20_Text"><text:s text:c="2"/>return 0;</text:span></text:p>
          <text:p text:style-name="P2"><text:span text:style-name="Source_20_Text">}</text:span></text:p>
          <text:p text:style-name="Text_20_body">In <text:span text:style-name="Source_20_Text">main()</text:span> function, the codes call actual functions for Dynamixel control.</text:p>
          <text:p text:style-name="P10"/>
          <text:p text:style-name="P9"/>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1 = portHandler(DEVICENAME1);</text:span></text:p>
          <text:p text:style-name="P2"><text:span text:style-name="Source_20_Text"><text:s text:c="2"/>int port_num2 = portHandler(DEVICENAME2);</text:span></text:p>
          <text:p text:style-name="Text_20_body"><text:soft-page-break/><text:span text:style-name="Source_20_Text">portHandler()</text:span> function sets port path as <text:span text:style-name="Source_20_Text">DEVICENAME1</text:span> and <text:span text:style-name="Source_20_Text">DEVICENAME2</text:span> and get <text:span text:style-name="Source_20_Text">port_num1</text:span> and <text:span text:style-name="Source_20_Text">port_num2</text:span> each, and prepares an appropriate functions for port control in controller OS automatically. <text:span text:style-name="Source_20_Text">port_num1</text:span> and <text:span text:style-name="Source_20_Text">port_num2</text:span> would be used in many functions in the body of the code to specify the port for use.</text:p>
          <text:p text:style-name="P10"/>
          <text:p text:style-name="P9"/>
          <text:p text:style-name="Preformatted_20_Text"><text:span text:style-name="Source_20_Text"><text:s text:c="2"/>// Initialize PacketHandler Structs</text:span></text:p>
          <text:p text:style-name="P2"><text:span text:style-name="Source_20_Text"><text:s text:c="2"/>packetHandler();</text:span></text:p>
          <text:p text:style-name="Text_20_body"><text:span text:style-name="Source_20_Text">packetHandler()</text:span> function initializes parameters used for packet construction and packet storing.</text:p>
          <text:p text:style-name="P10"/>
          <text:p text:style-name="P9"/>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int dxl_goal_position[2] = {DXL_MINIMUM_POSITION_VALUE, DXL_MAXIMUM_POSITION_VALUE}; <text:s text:c="8"/>// Goal position</text:span></text:p>
          <text:p text:style-name="Preformatted_20_Text"/>
          <text:p text:style-name="Preformatted_20_Text"><text:span text:style-name="Source_20_Text"><text:s text:c="2"/>uint8_t dxl_error = 0; <text:s text:c="25"/>// Dynamixel error</text:span></text:p>
          <text:p text:style-name="P2"><text:span text:style-name="Source_20_Text"><text:s text:c="2"/>uint16_t dxl1_present_position = 0, dxl2_present_position = 0; <text:s text:c="13"/>// Present position</text:span></text:p>
          <text:p text:style-name="Text_20_body"><text:span text:style-name="Source_20_Text">index</text:span> variable points the direction to where the Dynamixel should be rotated.</text:p>
          <text:p text:style-name="Text_20_body"><text:span text:style-name="Source_20_Text">dxl_comm_result</text:span> indicates which error has been occurred during packet communication.</text:p>
          <text:p text:style-name="Text_20_body"><text:span text:style-name="Source_20_Text">dxl_goal_position</text:span> stores goal points of Dynamixel rotation.</text:p>
          <text:p text:style-name="Text_20_body"><text:span text:style-name="Source_20_Text">dxl_error</text:span> shows the internal error in Dynamixel.</text:p>
          <text:p text:style-name="Text_20_body"><text:span text:style-name="Source_20_Text">dxl1_present_position</text:span> and <text:span text:style-name="Source_20_Text">dxl2_present_position</text:span> view where now each Dynamixel points out.</text:p>
          <text:p text:style-name="P10"/>
          <text:p text:style-name="P9"/>
          <text:p text:style-name="Preformatted_20_Text"><text:span text:style-name="Source_20_Text"><text:s text:c="2"/>// Open port1</text:span></text:p>
          <text:p text:style-name="Preformatted_20_Text"><text:span text:style-name="Source_20_Text"><text:s text:c="2"/>if (openPort(port_num1))</text:span></text:p>
          <text:p text:style-name="Preformatted_20_Text"><text:span text:style-name="Source_20_Text"><text:s text:c="2"/>{</text:span></text:p>
          <text:p text:style-name="Preformatted_20_Text"><text:span text:style-name="Source_20_Text"><text:s text:c="6"/>printf("Succeeded to open th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1!\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reformatted_20_Text"><text:span text:style-name="Source_20_Text"><text:s text:c="2"/>}</text:span></text:p>
          <text:p text:style-name="Preformatted_20_Text"/>
          <text:p text:style-name="Preformatted_20_Text"><text:span text:style-name="Source_20_Text"><text:s text:c="2"/>// Open port2</text:span></text:p>
          <text:p text:style-name="Preformatted_20_Text"><text:span text:style-name="Source_20_Text"><text:s text:c="2"/>if (openPort(port_num2))</text:span></text:p>
          <text:p text:style-name="Preformatted_20_Text"><text:span text:style-name="Source_20_Text"><text:s text:c="2"/>{</text:span></text:p>
          <text:p text:style-name="Preformatted_20_Text"><text:span text:style-name="Source_20_Text"><text:s text:c="6"/>printf("Succeeded to open th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2!\n");</text:span></text:p>
          <text:p text:style-name="Preformatted_20_Text"><text:soft-page-break/><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First, controller opens #<text:span text:style-name="Source_20_Text">port_num1</text:span> and #<text:span text:style-name="Source_20_Text">port_num2</text:span> port to do serial communication with the Dynamixel. If it fails to open the port, the example will be terminated.</text:p>
          <text:p text:style-name="P10"/>
          <text:p text:style-name="P9"/>
          <text:p text:style-name="Preformatted_20_Text"><text:span text:style-name="Source_20_Text"><text:s text:c="2"/>// Set port1 baudrate</text:span></text:p>
          <text:p text:style-name="Preformatted_20_Text"><text:span text:style-name="Source_20_Text"><text:s text:c="2"/>if (setBaudRate(port_num1, BAUDRATE))</text:span></text:p>
          <text:p text:style-name="Preformatted_20_Text"><text:span text:style-name="Source_20_Text"><text:s text:c="2"/>{</text:span></text:p>
          <text:p text:style-name="Preformatted_20_Text"><text:span text:style-name="Source_20_Text"><text:s text:c="6"/>printf("Succeed to change the baudrate port1!\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 port1!\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reformatted_20_Text"><text:span text:style-name="Source_20_Text"><text:s text:c="2"/>}</text:span></text:p>
          <text:p text:style-name="Preformatted_20_Text"/>
          <text:p text:style-name="Preformatted_20_Text"><text:span text:style-name="Source_20_Text"><text:s text:c="2"/>// Set port2 baudrate</text:span></text:p>
          <text:p text:style-name="Preformatted_20_Text"><text:span text:style-name="Source_20_Text"><text:s text:c="2"/>if (setBaudRate(port_num2, BAUDRATE))</text:span></text:p>
          <text:p text:style-name="Preformatted_20_Text"><text:span text:style-name="Source_20_Text"><text:s text:c="2"/>{</text:span></text:p>
          <text:p text:style-name="Preformatted_20_Text"><text:span text:style-name="Source_20_Text"><text:s text:c="6"/>printf("Succeed to change the baudrate port2!\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 port2!\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Secondly, the controller sets the communication <text:span text:style-name="Source_20_Text">BAUDRATE</text:span> at #<text:span text:style-name="Source_20_Text">port_num1</text:span> and #<text:span text:style-name="Source_20_Text">port_num2</text:span> port opened previously.</text:p>
          <text:p text:style-name="P10"/>
          <text:p text:style-name="P9"/>
          <text:p text:style-name="Preformatted_20_Text"><text:span text:style-name="Source_20_Text"><text:s text:c="2"/>// Enable Dynamixel#1 Torque</text:span></text:p>
          <text:p text:style-name="Preformatted_20_Text"><text:span text:style-name="Source_20_Text"><text:s text:c="2"/>write1ByteTxRx(port_num1, PROTOCOL_VERSION, DXL1_ID, ADDR_MX_TORQUE_ENABLE, TORQUE_EN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2, PROTOCOL_VERSION, DXL2_ID, ADDR_MX_TORQUE_ENABLE, TORQUE_ENABLE);</text:span></text:p>
          <text:p text:style-name="Preformatted_20_Text"><text:soft-page-break/><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2"><text:span text:style-name="Source_20_Text"><text:s text:c="2"/>}</text:span></text:p>
          <text:p text:style-name="Text_20_body">As mentioned in the document, above code enables each Dynamixel`s torque to set their status as being ready to move.</text:p>
          <text:p text:style-name="Text_20_body"><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1 byte of <text:span text:style-name="Source_20_Text">TORQUE_EN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while (1)</text:span></text:p>
          <text:p text:style-name="Preformatted_20_Text"><text:span text:style-name="Source_20_Text">{</text:span></text:p>
          <text:p text:style-name="Preformatted_20_Text"><text:span text:style-name="Source_20_Text"><text:s text:c="2"/>printf("Press any key to continue! (or press ESC to quit!)\n");</text:span></text:p>
          <text:p text:style-name="Preformatted_20_Text"><text:span text:style-name="Source_20_Text"><text:s text:c="2"/>if (getch() == ESC_ASCII_VALUE)</text:span></text:p>
          <text:p text:style-name="Preformatted_20_Text"><text:span text:style-name="Source_20_Text"><text:s text:c="4"/>break;</text:span></text:p>
          <text:p text:style-name="Preformatted_20_Text"/>
          <text:p text:style-name="Preformatted_20_Text"><text:span text:style-name="Source_20_Text"><text:s text:c="2"/>// Write Dynamixel#1 goal position</text:span></text:p>
          <text:p text:style-name="Preformatted_20_Text"><text:span text:style-name="Source_20_Text"><text:s text:c="2"/>write2ByteTxRx(port_num1, PROTOCOL_VERSION, DXL1_ID, ADDR_MX_GOAL_POSITION, dxl_goal_position[index]);</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Write Dynamixel#2 goal position</text:span></text:p>
          <text:p text:style-name="Preformatted_20_Text"><text:span text:style-name="Source_20_Text"><text:s text:c="2"/>write2ByteTxRx(port_num2, PROTOCOL_VERSION, DXL2_ID, ADDR_MX_GOAL_POSITION, dxl_goal_position[index]);</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oft-page-break/><text:span text:style-name="Source_20_Text"><text:s text:c="2"/>do</text:span></text:p>
          <text:p text:style-name="Preformatted_20_Text"><text:span text:style-name="Source_20_Text"><text:s text:c="2"/>{</text:span></text:p>
          <text:p text:style-name="Preformatted_20_Text"><text:span text:style-name="Source_20_Text"><text:s text:c="4"/>// Read Dynamixel#1 present position</text:span></text:p>
          <text:p text:style-name="Preformatted_20_Text"><text:span text:style-name="Source_20_Text"><text:s text:c="4"/>dxl1_present_position = read2ByteTxRx(port_num1, PROTOCOL_VERSION, DXL1_ID, ADDR_MX_PRESENT_POSITION);</text:span></text:p>
          <text:p text:style-name="Preformatted_20_Text"><text:span text:style-name="Source_20_Text"><text:s text:c="4"/>if ((dxl_comm_result = getLastTxRxResult(port_num1,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1,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Read Dynamixel#2 present position</text:span></text:p>
          <text:p text:style-name="Preformatted_20_Text"><text:span text:style-name="Source_20_Text"><text:s text:c="4"/>dxl2_present_position = read2ByteTxRx(port_num2, PROTOCOL_VERSION, DXL2_ID, ADDR_MX_PRESENT_POSITION);</text:span></text:p>
          <text:p text:style-name="Preformatted_20_Text"><text:span text:style-name="Source_20_Text"><text:s text:c="4"/>if ((dxl_comm_result = getLastTxRxResult(port_num2,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2,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printf("[ID:%03d] GoalPos:%03d <text:s/>PresPos:%03d\t[ID:%03d] GoalPos:%03d <text:s/>PresPos:%03d\n", DXL1_ID, dxl_goal_position[index], dxl1_present_position, DXL2_ID, dxl_goal_position[index], dxl2_present_position);</text:span></text:p>
          <text:p text:style-name="Preformatted_20_Text"/>
          <text:p text:style-name="Preformatted_20_Text"><text:span text:style-name="Source_20_Text"><text:s text:c="2"/>} while ((abs(dxl_goal_position[index] - dxl1_present_position) &gt; DXL_MOVING_STATUS_THRESHOLD) || (abs(dxl_goal_position[index] - dxl2_present_position) &gt; DXL_MOVING_STATUS_THRESHOLD));</text:span></text:p>
          <text:p text:style-name="Preformatted_20_Text"/>
          <text:p text:style-name="Preformatted_20_Text"><text:span text:style-name="Source_20_Text"><text:s text:c="2"/>// Change goal position</text:span></text:p>
          <text:p text:style-name="Preformatted_20_Text"><text:span text:style-name="Source_20_Text"><text:s text:c="2"/>if (index == 0)</text:span></text:p>
          <text:p text:style-name="Preformatted_20_Text"><text:span text:style-name="Source_20_Text"><text:s text:c="2"/>{</text:span></text:p>
          <text:p text:style-name="Preformatted_20_Text"><text:span text:style-name="Source_20_Text"><text:s text:c="4"/>index = 1;</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index = 0;</text:span></text:p>
          <text:p text:style-name="Preformatted_20_Text"><text:span text:style-name="Source_20_Text"><text:s text:c="2"/>}</text:span></text:p>
          <text:p text:style-name="P2"><text:span text:style-name="Source_20_Text">}</text:span></text:p>
          <text:p text:style-name="Text_20_body">During <text:span text:style-name="Source_20_Text">while()</text:span> loop, the controller writes and reads each Dynamixel position through packet transmission/reception(Tx/Rx).</text:p>
          <text:p text:style-name="Text_20_body">To continue their rotation, press any key except ESC.</text:p>
          <text:p text:style-name="Text_20_body"><text:span text:style-name="Source_20_Text">write2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2 byte of <text:span text:style-name="Source_20_Text">dxl_goal_position[index]</text:span> value to <text:span text:style-name="Source_20_Text">ADDR_MX_GOAL_POSITION</text:span> address. The function checks Tx/Rx result and receives Hardware error. <text:span text:style-name="Source_20_Text">getLastTxRxResult()</text:span> function and <text:span text:style-name="Source_20_Text">getLastRxPacketError()</text:span> function get either, and <text:soft-page-break/>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text:span text:style-name="Source_20_Text">read2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requesting 2 bytes of value in <text:span text:style-name="Source_20_Text">ADDR_MX_PRESENT_POSITION</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Reading their present position will be ended when absolute value of <text:span text:style-name="Source_20_Text">(dxl1_goal_position[index] - dxl1_present_position)</text:span> or <text:span text:style-name="Source_20_Text">(dxl2_goal_position[index] - dxl2_present_position)</text:span> becomes smaller then <text:span text:style-name="Source_20_Text">DXL_MOVING_STATUS_THRESHOLD</text:span>.</text:p>
          <text:p text:style-name="Text_20_body">At last, it changes their direction to the counter-wise and waits for extra key input.</text:p>
          <text:p text:style-name="P10"/>
          <text:p text:style-name="P9"/>
          <text:p text:style-name="Preformatted_20_Text"><text:span text:style-name="Source_20_Text"><text:s text:c="2"/>// Disable Dynamixel#1 Torque</text:span></text:p>
          <text:p text:style-name="Preformatted_20_Text"><text:span text:style-name="Source_20_Text"><text:s text:c="2"/>write1ByteTxRx(port_num1, PROTOCOL_VERSION, DXL1_ID, ADDR_MX_TORQUE_ENABLE, TORQUE_DISABLE);</text:span></text:p>
          <text:p text:style-name="Preformatted_20_Text"><text:span text:style-name="Source_20_Text"><text:s text:c="2"/>if ((dxl_comm_result = getLastTxRxResult(port_num1,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1,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2, PROTOCOL_VERSION, DXL2_ID, ADDR_MX_TORQUE_ENABLE, TORQUE_DISABLE);</text:span></text:p>
          <text:p text:style-name="Preformatted_20_Text"><text:span text:style-name="Source_20_Text"><text:s text:c="2"/>if ((dxl_comm_result = getLastTxRxResult(port_num2,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2,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2"><text:span text:style-name="Source_20_Text"><text:s text:c="2"/>}</text:span></text:p>
          <text:p text:style-name="Text_20_body">The controller frees the Dynamixels to be idle.</text:p>
          <text:p text:style-name="Text_20_body"><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1</text:span> and #<text:span text:style-name="Source_20_Text">port_num2</text:span> ports, writing 1 byte of <text:span text:style-name="Source_20_Text">TORQUE_DIS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text:soft-page-break/>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text:s text:c="2"/>// Close port1</text:span></text:p>
          <text:p text:style-name="Preformatted_20_Text"><text:span text:style-name="Source_20_Text"><text:s text:c="2"/>closePort(port_num1);</text:span></text:p>
          <text:p text:style-name="Preformatted_20_Text"/>
          <text:p text:style-name="Preformatted_20_Text"><text:span text:style-name="Source_20_Text"><text:s text:c="2"/>// Close port2</text:span></text:p>
          <text:p text:style-name="Preformatted_20_Text"><text:span text:style-name="Source_20_Text"><text:s text:c="2"/>closePort(port_num2);</text:span></text:p>
          <text:p text:style-name="Preformatted_20_Text"/>
          <text:p text:style-name="P2"><text:span text:style-name="Source_20_Text"><text:s text:c="2"/>return 0;</text:span></text:p>
          <text:p text:style-name="Text_20_body">Finally, ports become disposed.</text:p>
        </text:section>
      </text:section>
      <text:p text:style-name="Standard">© 2019 ROBOTIS. Powered by <text:a xlink:type="simple" xlink:href="http://jekyllrb.com/" text:style-name="Internet_20_link" text:visited-style-name="Visited_20_Internet_20_Link">Jekyll</text:a> &amp; <text:a xlink:type="simple" xlink:href="https://mademistakes.com/work/minimal-mistakes-jekyll-theme/" text:style-name="Internet_20_link" text:visited-style-name="Visited_20_Internet_20_Link">Minimal Mistakes</text:a>.</text:p>
      <text:p text:style-name="P5"/>
      <text:p text:style-name="Standard"/>
      <text:p text:style-name="Standard"/>
      <text:p text:style-name="Standard"><text:bookmark text:name="main6"/></text:p>
      <text:section text:style-name="Sect1" text:name="Section24">
        <text:section text:style-name="Sect1" text:name="Section25">
          <text:p text:style-name="P4"><text:bookmark text:name="archive2"/><text:a xlink:type="simple" xlink:href="https://github.com/ROBOTIS-GIT/emanual/blob/master/docs/en/software/dynamixel/dynamixel_sdk/sample_code/c/c_bulk_read_protocol_1_0.md" text:style-name="Internet_20_link" text:visited-style-name="Visited_20_Internet_20_Link"><text:span text:style-name="T1">Edit on GitHub </text:span></text:a></text:p>
          <text:h text:style-name="Heading_20_3" text:outline-level="3"><text:bookmark text:name="c-bulk-read-protocol-10"/><text:a xlink:type="simple" xlink:href="http://emanual.robotis.com/docs/en/software/dynamixel/dynamixel_sdk/sample_code/c_bulk_read_protocol_1_0/#c-bulk-read-protocol-10" text:style-name="Internet_20_link" text:visited-style-name="Visited_20_Internet_20_Link">C Bulk Read Protocol 1.0</text:a></text:h>
          <text:list xml:id="list3738243751588314808" text:style-name="L4">
            <text:list-item>
              <text:p text:style-name="P15">Description</text:p>
              <text:p text:style-name="P15">This example writes Goal Positions to two Dynamixels simultaneously and repeats to read each present positions until Dynamixels stop moving. The funtions that are related with the Syncwrite handle the number of items that are near to each other in the Dynamixel control table on multiple Dynamixels, such as the goal position and the goal velocity.</text:p>
            </text:list-item>
            <text:list-item>
              <text:p text:style-name="P15">Supported Dynamixels</text:p>
              <text:p text:style-name="P15">Protocol 1.0 Dynamixels</text:p>
            </text:list-item>
          </text:list>
          <text:h text:style-name="Heading_20_4" text:outline-level="4"><text:bookmark text:name="sample-code3"/>Sample code</text:h>
          <text:p text:style-name="Preformatted_20_Text"><text:span text:style-name="Source_20_Text">/*</text:span></text:p>
          <text:p text:style-name="Preformatted_20_Text"><text:span text:style-name="Source_20_Text">* bulk_read.c</text:span></text:p>
          <text:p text:style-name="Preformatted_20_Text"><text:span text:style-name="Source_20_Text">*</text:span></text:p>
          <text:p text:style-name="Preformatted_20_Text"><text:span text:style-name="Source_20_Text">* <text:s/>Created on: 2016. 5. 16.</text:span></text:p>
          <text:p text:style-name="Preformatted_20_Text"><text:span text:style-name="Source_20_Text">* <text:s text:c="5"/>Author: Leon Ryu Woon Jung</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 <text:s text:c="4"/>Bulk Read Example <text:s text:c="5"/>*********</text:span></text:p>
          <text:p text:style-name="Preformatted_20_Text"><text:span text:style-name="Source_20_Text">//</text:span></text:p>
          <text:p text:style-name="Preformatted_20_Text"><text:span text:style-name="Source_20_Text">//</text:span></text:p>
          <text:p text:style-name="Preformatted_20_Text"><text:span text:style-name="Source_20_Text">// Available Dynamixel model on this example : MX or X series set to Protocol 1.0</text:span></text:p>
          <text:p text:style-name="Preformatted_20_Text"><text:span text:style-name="Source_20_Text">// This example is designed for using two Dynamixel MX-28, and an USB2DYNAMIXEL.</text:span></text:p>
          <text:p text:style-name="Preformatted_20_Text"><text:span text:style-name="Source_20_Text">// To use another Dynamixel model, such as X series, see their details in E-Manual(support.robotis.com) and edit below "#define"d variables yourself.</text:span></text:p>
          <text:p text:style-name="Preformatted_20_Text"><text:span text:style-name="Source_20_Text">// Be sure that Dynamixel MX properties are already set as %% ID : 1 / Baudnum : 1 (Baudrate : 1000000)</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include &lt;unistd.h&gt;</text:span></text:p>
          <text:p text:style-name="Preformatted_20_Text"><text:soft-page-break/><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reformatted_20_Text"><text:span text:style-name="Source_20_Text">#endif</text:span></text:p>
          <text:p text:style-name="Preformatted_20_Text"/>
          <text:p text:style-name="Preformatted_20_Text"><text:span text:style-name="Source_20_Text">#include &lt;stdlib.h&gt;</text:span></text:p>
          <text:p text:style-name="Preformatted_20_Text"><text:span text:style-name="Source_20_Text">#include &lt;stdio.h&gt;</text:span></text:p>
          <text:p text:style-name="Preformatted_20_Text"><text:span text:style-name="Source_20_Text">#include "dynamixel_sdk.h" <text:s text:c="34"/>// Uses Dynamixel SDK library</text:span></text:p>
          <text:p text:style-name="Preformatted_20_Text"/>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reformatted_20_Text"><text:span text:style-name="Source_20_Text">#define ADDR_MX_PRESENT_POSITION <text:s text:c="7"/>36</text:span></text:p>
          <text:p text:style-name="Preformatted_20_Text"><text:span text:style-name="Source_20_Text">#define ADDR_MX_MOVING <text:s text:c="17"/>46</text:span></text:p>
          <text:p text:style-name="Preformatted_20_Text"/>
          <text:p text:style-name="Preformatted_20_Text"><text:span text:style-name="Source_20_Text">// Data Byte Length</text:span></text:p>
          <text:p text:style-name="Preformatted_20_Text"><text:span text:style-name="Source_20_Text">#define LEN_MX_GOAL_POSITION <text:s text:c="11"/>2</text:span></text:p>
          <text:p text:style-name="Preformatted_20_Text"><text:span text:style-name="Source_20_Text">#define LEN_MX_PRESENT_POSITION <text:s text:c="8"/>2</text:span></text:p>
          <text:p text:style-name="Preformatted_20_Text"><text:span text:style-name="Source_20_Text">#define LEN_MX_MOVING <text:s text:c="18"/>1</text:span></text:p>
          <text:p text:style-name="Preformatted_20_Text"/>
          <text:p text:style-name="Preformatted_20_Text"><text:span text:style-name="Source_20_Text">// Protocol version</text:span></text:p>
          <text:p text:style-name="Preformatted_20_Text"><text:span text:style-name="Source_20_Text">#define PROTOCOL_VERSION <text:s text:c="15"/>1.0 <text:s text:c="16"/>// See which protocol version is used in the Dynamixel</text:span></text:p>
          <text:p text:style-name="Preformatted_20_Text"/>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reformatted_20_Text"><text:span text:style-name="Source_20_Text"><text:s text:c="60"/>// ex) Windows: "COM1" <text:s text:c="2"/>Linux: "/dev/ttyUSB0"</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reformatted_20_Text"><text:span text:style-name="Source_20_Text">#define ESC_ASCII_VALUE <text:s text:c="16"/>0x1b</text:span></text:p>
          <text:p text:style-name="Preformatted_20_Text"/>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oft-page-break/><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 Initialize Groupbulkread Structs</text:span></text:p>
          <text:p text:style-name="Preformatted_20_Text"><text:span text:style-name="Source_20_Text"><text:s text:c="2"/>int group_num = groupBulkRead(port_num, PROTOCOL_VERSION);</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uint8_t dxl_addparam_result = False; <text:s text:c="14"/>// AddParam result</text:span></text:p>
          <text:p text:style-name="Preformatted_20_Text"><text:span text:style-name="Source_20_Text"><text:s text:c="2"/>uint8_t dxl_getdata_result = False; <text:s text:c="15"/>// GetParam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text:s text:c="12"/>// Present position</text:span></text:p>
          <text:p text:style-name="Preformatted_20_Text"><text:span text:style-name="Source_20_Text"><text:s text:c="2"/>uint8_t dxl2_moving = 0; <text:s text:c="23"/>// Dynamixel moving status</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oft-page-break/><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ynamixel#1 Torque</text:span></text:p>
          <text:p text:style-name="Preformatted_20_Text"><text:span text:style-name="Source_20_Text"><text:s text:c="2"/>write1ByteTxRx(port_num, PROTOCOL_VERSION, DXL1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 PROTOCOL_VERSION, DXL2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pan text:style-name="Source_20_Text"><text:s text:c="2"/>// Add parameter storage for Dynamixel#1 present position value</text:span></text:p>
          <text:p text:style-name="Preformatted_20_Text"><text:span text:style-name="Source_20_Text"><text:s text:c="2"/>dxl_addparam_result = groupBulkReadAddParam(group_num, DXL1_ID, ADDR_MX_PRESENT_POSITION, LEN_MX_PRESENT_POSITION);</text:span></text:p>
          <text:p text:style-name="Preformatted_20_Text"><text:span text:style-name="Source_20_Text"><text:s text:c="2"/>if (dxl_addparam_result != True)</text:span></text:p>
          <text:p text:style-name="Preformatted_20_Text"><text:span text:style-name="Source_20_Text"><text:s text:c="2"/>{</text:span></text:p>
          <text:p text:style-name="Preformatted_20_Text"><text:span text:style-name="Source_20_Text"><text:s text:c="4"/>fprintf(stderr, "[ID:%03d] groupBulkRead addparam failed", DXL1_ID);</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Add parameter storage for Dynamixel#2 present moving value</text:span></text:p>
          <text:p text:style-name="Preformatted_20_Text"><text:soft-page-break/><text:span text:style-name="Source_20_Text"><text:s text:c="2"/>dxl_addparam_result = groupBulkReadAddParam(group_num, DXL2_ID, ADDR_MX_MOVING, LEN_MX_MOVING);</text:span></text:p>
          <text:p text:style-name="Preformatted_20_Text"><text:span text:style-name="Source_20_Text"><text:s text:c="2"/>if (dxl_addparam_result != True)</text:span></text:p>
          <text:p text:style-name="Preformatted_20_Text"><text:span text:style-name="Source_20_Text"><text:s text:c="2"/>{</text:span></text:p>
          <text:p text:style-name="Preformatted_20_Text"><text:span text:style-name="Source_20_Text"><text:s text:c="4"/>fprintf(stderr, "[ID:%03d] groupBulkRead addparam failed", DXL2_ID);</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 PROTOCOL_VERSION, DXL1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 PROTOCOL_VERSION, DXL2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Bulkread present position and moving status</text:span></text:p>
          <text:p text:style-name="Preformatted_20_Text"><text:span text:style-name="Source_20_Text"><text:s text:c="6"/>groupBulkReadTxRxPacket(group_num);</text:span></text:p>
          <text:p text:style-name="Preformatted_20_Text"><text:span text:style-name="Source_20_Text"><text:s text:c="6"/>if ((dxl_comm_result = getLastTxRxResult(port_num, PROTOCOL_VERSION)) != COMM_SUCCESS)</text:span></text:p>
          <text:p text:style-name="Preformatted_20_Text"><text:span text:style-name="Source_20_Text"><text:s text:c="8"/>printTxRxResult(PROTOCOL_VERSION, dxl_comm_result);</text:span></text:p>
          <text:p text:style-name="Preformatted_20_Text"/>
          <text:p text:style-name="Preformatted_20_Text"><text:span text:style-name="Source_20_Text"><text:s text:c="6"/>dxl_getdata_result = groupBulkReadIsAvailable(group_num, DXL1_ID, ADDR_MX_PRESENT_POSITION, LEN_MX_PRESENT_POSITION);</text:span></text:p>
          <text:p text:style-name="Preformatted_20_Text"><text:span text:style-name="Source_20_Text"><text:s text:c="6"/>if (dxl_getdata_result != True)</text:span></text:p>
          <text:p text:style-name="Preformatted_20_Text"><text:span text:style-name="Source_20_Text"><text:s text:c="6"/>{</text:span></text:p>
          <text:p text:style-name="Preformatted_20_Text"><text:span text:style-name="Source_20_Text"><text:s text:c="8"/>fprintf(stderr, "[ID:%03d] groupBulkRead getdata failed", DXL1_ID);</text:span></text:p>
          <text:p text:style-name="Preformatted_20_Text"><text:span text:style-name="Source_20_Text"><text:s text:c="8"/>return 0;</text:span></text:p>
          <text:p text:style-name="Preformatted_20_Text"><text:span text:style-name="Source_20_Text"><text:s text:c="6"/>}</text:span></text:p>
          <text:p text:style-name="Preformatted_20_Text"/>
          <text:p text:style-name="Preformatted_20_Text"><text:span text:style-name="Source_20_Text"><text:s text:c="6"/>dxl_getdata_result = groupBulkReadIsAvailable(group_num, DXL2_ID, ADDR_MX_MOVING, LEN_MX_MOVING);</text:span></text:p>
          <text:p text:style-name="Preformatted_20_Text"><text:span text:style-name="Source_20_Text"><text:s text:c="6"/>if (dxl_getdata_result != True)</text:span></text:p>
          <text:p text:style-name="Preformatted_20_Text"><text:span text:style-name="Source_20_Text"><text:s text:c="6"/>{</text:span></text:p>
          <text:p text:style-name="Preformatted_20_Text"><text:span text:style-name="Source_20_Text"><text:s text:c="8"/>fprintf(stderr, "[ID:%03d] groupBulkRead getdata failed", DXL2_ID);</text:span></text:p>
          <text:p text:style-name="Preformatted_20_Text"><text:span text:style-name="Source_20_Text"><text:s text:c="8"/>return 0;</text:span></text:p>
          <text:p text:style-name="Preformatted_20_Text"><text:soft-page-break/><text:span text:style-name="Source_20_Text"><text:s text:c="6"/>}</text:span></text:p>
          <text:p text:style-name="Preformatted_20_Text"/>
          <text:p text:style-name="Preformatted_20_Text"><text:span text:style-name="Source_20_Text"><text:s text:c="6"/>// Get Dynamixel#1 present position value</text:span></text:p>
          <text:p text:style-name="Preformatted_20_Text"><text:span text:style-name="Source_20_Text"><text:s text:c="6"/>dxl1_present_position = groupBulkReadGetData(group_num, DXL1_ID, ADDR_MX_PRESENT_POSITION, LEN_MX_PRESENT_POSITION);</text:span></text:p>
          <text:p text:style-name="Preformatted_20_Text"/>
          <text:p text:style-name="Preformatted_20_Text"><text:span text:style-name="Source_20_Text"><text:s text:c="6"/>// Get Dynamixel#2 moving status value</text:span></text:p>
          <text:p text:style-name="Preformatted_20_Text"><text:span text:style-name="Source_20_Text"><text:s text:c="6"/>dxl2_moving = groupBulkReadGetData(group_num, DXL2_ID, ADDR_MX_MOVING, LEN_MX_MOVING);</text:span></text:p>
          <text:p text:style-name="Preformatted_20_Text"/>
          <text:p text:style-name="Preformatted_20_Text"><text:span text:style-name="Source_20_Text"><text:s text:c="6"/>printf("[ID:%03d] Present Position : %d \t [ID:%03d] Is Moving : %d\n", DXL1_ID, dxl1_present_position, DXL2_ID, dxl2_moving);</text:span></text:p>
          <text:p text:style-name="Preformatted_20_Text"/>
          <text:p text:style-name="Preformatted_20_Text"><text:span text:style-name="Source_20_Text"><text:s text:c="4"/>} while (abs(dxl_goal_position[index] - dxl1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 PROTOCOL_VERSION, DXL1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 PROTOCOL_VERSION, DXL2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h text:style-name="Heading_20_4" text:outline-level="4"><text:bookmark text:name="details3"/>Details</text:h>
          <text:p text:style-name="Preformatted_20_Text"><text:span text:style-name="Source_20_Text">#ifdef __linux__</text:span></text:p>
          <text:p text:style-name="Preformatted_20_Text"><text:span text:style-name="Source_20_Text">#include &lt;unistd.h&gt;</text:span></text:p>
          <text:p text:style-name="Preformatted_20_Text"><text:soft-page-break/><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Text_20_body">This source includes above to get key input interruption while the example is running. Actual functions for getting the input is described in a little below.</text:p>
          <text:p text:style-name="P10"/>
          <text:p text:style-name="P9"/>
          <text:p text:style-name="P2"><text:span text:style-name="Source_20_Text">#include &lt;stdlib.h&gt;</text:span></text:p>
          <text:p text:style-name="Quotations">The function <text:span text:style-name="Source_20_Text">abs()</text:span> is in the example code, and it needs <text:span text:style-name="Source_20_Text">stdlib.h</text:span> to be included.</text:p>
          <text:p text:style-name="P10"/>
          <text:p text:style-name="P9"/>
          <text:p text:style-name="P2"><text:span text:style-name="Source_20_Text">#include &lt;stdio.h&gt;</text:span></text:p>
          <text:p text:style-name="Quotations">The example shows Dynamixel status in sequence by the function <text:span text:style-name="Source_20_Text">printf()</text:span>. So here <text:span text:style-name="Source_20_Text">stdio.h</text:span> is needed.</text:p>
          <text:p text:style-name="P10"/>
          <text:p text:style-name="P9"/>
          <text:p text:style-name="P2"><text:span text:style-name="Source_20_Text">#include "dynamixel_sdk.h" <text:s text:c="34"/>// Uses Dynamixel SDK library</text:span></text:p>
          <text:p text:style-name="Quotations">All libraries of Dynamixel SDK are linked with the header file <text:span text:style-name="Source_20_Text">dynamixel_sdk.h</text:span>.</text:p>
          <text:p text:style-name="P10"/>
          <text:p text:style-name="P9"/>
          <text:p text:style-name="Preformatted_20_Text"><text:span text:style-name="Source_20_Text">// Control table address</text:span></text:p>
          <text:p text:style-name="Preformatted_20_Text"><text:span text:style-name="Source_20_Text">#define ADDR_MX_TORQUE_ENABLE <text:s text:c="10"/>24 <text:s text:c="17"/>// Control table address is different in Dynamixel model</text:span></text:p>
          <text:p text:style-name="Preformatted_20_Text"><text:span text:style-name="Source_20_Text">#define ADDR_MX_GOAL_POSITION <text:s text:c="10"/>30</text:span></text:p>
          <text:p text:style-name="Preformatted_20_Text"><text:span text:style-name="Source_20_Text">#define ADDR_MX_PRESENT_POSITION <text:s text:c="7"/>36</text:span></text:p>
          <text:p text:style-name="Preformatted_20_Text"/>
          <text:p text:style-name="Preformatted_20_Text"><text:span text:style-name="Source_20_Text">// Data Byte Length</text:span></text:p>
          <text:p text:style-name="Preformatted_20_Text"><text:span text:style-name="Source_20_Text">#define LEN_MX_GOAL_POSITION <text:s text:c="11"/>2</text:span></text:p>
          <text:p text:style-name="P2"><text:span text:style-name="Source_20_Text">#define LEN_MX_PRESENT_POSITION <text:s text:c="8"/>2</text:span></text:p>
          <text:p text:style-name="Quotations">Dynamixel series have their own control tables: Addresses and Byte Length in each items. To control one of the items, its address (and length if necessary) is required. Find your requirements in <text:a xlink:type="simple" xlink:href="http://emanual.robotis.com/" text:style-name="Internet_20_link" text:visited-style-name="Visited_20_Internet_20_Link">http://emanual.robotis.com/</text:a>.</text:p>
          <text:p text:style-name="P10"/>
          <text:p text:style-name="P9"/>
          <text:p text:style-name="Preformatted_20_Text"><text:span text:style-name="Source_20_Text">// Protocol version</text:span></text:p>
          <text:p text:style-name="P2"><text:span text:style-name="Source_20_Text">#define PROTOCOL_VERSION <text:s text:c="15"/>1.0 <text:s text:c="16"/>// See which protocol version is used in the Dynamixel</text:span></text:p>
          <text:p text:style-name="Quotations">Dynamixel uses either or both protocols: Protocol 1.0 and Protocol 2.0. Choose one of the Protocol which is appropriate in the Dynamixel.</text:p>
          <text:p text:style-name="P10"/>
          <text:p text:style-name="P9"><text:soft-page-break/></text:p>
          <text:p text:style-name="Preformatted_20_Text"><text:span text:style-name="Source_20_Text">// Default setting</text:span></text:p>
          <text:p text:style-name="Preformatted_20_Text"><text:span text:style-name="Source_20_Text">#define DXL1_ID <text:s text:c="24"/>1 <text:s text:c="18"/>// Dynamixel#1 ID: 1</text:span></text:p>
          <text:p text:style-name="Preformatted_20_Text"><text:span text:style-name="Source_20_Text">#define DXL2_ID <text:s text:c="24"/>2 <text:s text:c="18"/>// Dynamixel#2 ID: 2</text:span></text:p>
          <text:p text:style-name="Preformatted_20_Text"><text:span text:style-name="Source_20_Text">#define BAUDRATE <text:s text:c="23"/>1000000</text:span></text:p>
          <text:p text:style-name="Preformatted_20_Text"><text:span text:style-name="Source_20_Text">#define DEVICENAME1 <text:s text:c="20"/>"/dev/ttyUSB0" <text:s text:c="5"/>// Check which port is being used on your controller</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text:span text:style-name="Source_20_Text">#define DXL_MINIMUM_POSITION_VALUE <text:s text:c="5"/>100 <text:s text:c="16"/>// Dynamixel will rotate between this value</text:span></text:p>
          <text:p text:style-name="Preformatted_20_Text"><text:span text:style-name="Source_20_Text">#define DXL_MAXIMUM_POSITION_VALUE <text:s text:c="5"/>4000 <text:s text:c="15"/>// and this value (note that the Dynamixel would not move when the position value is out of movable range. Check e-manual about the range of the Dynamixel you use.)</text:span></text:p>
          <text:p text:style-name="Preformatted_20_Text"><text:span text:style-name="Source_20_Text">#define DXL_MOVING_STATUS_THRESHOLD <text:s text:c="4"/>10 <text:s text:c="17"/>// Dynamixel moving status threshold</text:span></text:p>
          <text:p text:style-name="Preformatted_20_Text"/>
          <text:p text:style-name="P2"><text:span text:style-name="Source_20_Text">#define ESC_ASCII_VALUE <text:s text:c="16"/>0x1b</text:span></text:p>
          <text:p text:style-name="Quotations">Here we set some variables to let you freely change them and use them to run the example code.</text:p>
          <text:p text:style-name="Text_20_body">As the document previousl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Text_20_body">The example uses two Dynamixels <text:span text:style-name="Source_20_Text">DXL1_ID</text:span>, <text:span text:style-name="Source_20_Text">DXL2_ID</text:span> connected with the port <text:span text:style-name="Source_20_Text">DEVICENAME</text:span>.</text:p>
          <text:p text:style-name="Text_20_body">Dynamixel basically needs the <text:span text:style-name="Source_20_Text">TORQUE_ENABLE</text:span> to be rotating or give you its internal information. On the other hand, it doesn’t need torque enabled if you get your goal, so finally do <text:span text:style-name="Source_20_Text">TORQUE_DISABLE</text:span> to prepare to the next sequence.</text:p>
          <text:p text:style-name="Text_20_body">Since the Dynamixel has its own rotation range, it may shows malfunction if your request on your dynamixel is out of range. For example, Dynamixel MX-28 and Dynamixel PRO 54-200 has its rotatable range as 0 ~ 4028 and -250950 ~ 250950, each.</text:p>
          <text:p text:style-name="Text_20_body"><text:span text:style-name="Source_20_Text">DXL_MOVING_STATUS_THRESHOLD</text:span> acts as a criteria for verifying its rotation stopped.</text:p>
          <text:p text:style-name="P10"/>
          <text:p text:style-name="P9"/>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oft-page-break/><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Quotations">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10"/>
          <text:p text:style-name="P9"/>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 Initialize Groupbulkread Structs</text:span></text:p>
          <text:p text:style-name="Preformatted_20_Text"><text:span text:style-name="Source_20_Text"><text:s text:c="2"/>int group_num = groupBulkRead(port_num, PROTOCOL_VERSION);</text:span></text:p>
          <text:p text:style-name="Preformatted_20_Text"/>
          <text:p text:style-name="Preformatted_20_Text"><text:span text:style-name="Source_20_Text"><text:s text:c="2"/>int index = 0;</text:span></text:p>
          <text:p text:style-name="Preformatted_20_Text"><text:span text:style-name="Source_20_Text"><text:s text:c="2"/>int dxl_comm_result = COMM_TX_FAIL; <text:s text:c="12"/>// Communication result</text:span></text:p>
          <text:p text:style-name="Preformatted_20_Text"><text:span text:style-name="Source_20_Text"><text:s text:c="2"/>uint8_t dxl_addparam_result = False; <text:s text:c="14"/>// AddParam result</text:span></text:p>
          <text:p text:style-name="Preformatted_20_Text"><text:span text:style-name="Source_20_Text"><text:s text:c="2"/>uint8_t dxl_getdata_result = False; <text:s text:c="15"/>// GetParam result</text:span></text:p>
          <text:p text:style-name="Preformatted_20_Text"><text:span text:style-name="Source_20_Text"><text:s text:c="2"/>int dxl_goal_position[2] = { DXL_MINIMUM_POSITION_VALUE, DXL_MAXIMUM_POSITION_VALUE }; <text:s text:c="8"/>// Goal position</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1_present_position = 0; <text:s text:c="12"/>// Present position</text:span></text:p>
          <text:p text:style-name="Preformatted_20_Text"><text:soft-page-break/><text:span text:style-name="Source_20_Text"><text:s text:c="2"/>uint8_t dxl2_moving = 0; <text:s text:c="23"/>// Dynamixel moving status</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Enable Dynamixel#1 Torque</text:span></text:p>
          <text:p text:style-name="Preformatted_20_Text"><text:span text:style-name="Source_20_Text"><text:s text:c="2"/>write1ByteTxRx(port_num, PROTOCOL_VERSION, DXL1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1_ID);</text:span></text:p>
          <text:p text:style-name="Preformatted_20_Text"><text:span text:style-name="Source_20_Text"><text:s text:c="2"/>}</text:span></text:p>
          <text:p text:style-name="Preformatted_20_Text"/>
          <text:p text:style-name="Preformatted_20_Text"><text:span text:style-name="Source_20_Text"><text:s text:c="2"/>// Enable Dynamixel#2 Torque</text:span></text:p>
          <text:p text:style-name="Preformatted_20_Text"><text:span text:style-name="Source_20_Text"><text:s text:c="2"/>write1ByteTxRx(port_num, PROTOCOL_VERSION, DXL2_ID, ADDR_MX_TORQUE_ENABLE, TORQUE_EN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Dynamixel#%d has been successfully connected \n", DXL2_ID);</text:span></text:p>
          <text:p text:style-name="Preformatted_20_Text"><text:span text:style-name="Source_20_Text"><text:s text:c="2"/>}</text:span></text:p>
          <text:p text:style-name="Preformatted_20_Text"/>
          <text:p text:style-name="Preformatted_20_Text"><text:span text:style-name="Source_20_Text"><text:s text:c="2"/>// Add parameter storage for Dynamixel#1 present position value</text:span></text:p>
          <text:p text:style-name="Preformatted_20_Text"><text:soft-page-break/><text:span text:style-name="Source_20_Text"><text:s text:c="2"/>dxl_addparam_result = groupBulkReadAddParam(group_num, DXL1_ID, ADDR_MX_PRESENT_POSITION, LEN_MX_PRESENT_POSITION);</text:span></text:p>
          <text:p text:style-name="Preformatted_20_Text"><text:span text:style-name="Source_20_Text"><text:s text:c="2"/>if (dxl_addparam_result != True)</text:span></text:p>
          <text:p text:style-name="Preformatted_20_Text"><text:span text:style-name="Source_20_Text"><text:s text:c="2"/>{</text:span></text:p>
          <text:p text:style-name="Preformatted_20_Text"><text:span text:style-name="Source_20_Text"><text:s text:c="4"/>fprintf(stderr, "[ID:%03d] groupBulkRead addparam failed", DXL1_ID);</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Add parameter storage for Dynamixel#2 present moving value</text:span></text:p>
          <text:p text:style-name="Preformatted_20_Text"><text:span text:style-name="Source_20_Text"><text:s text:c="2"/>dxl_addparam_result = groupBulkReadAddParam(group_num, DXL2_ID, ADDR_MX_MOVING, LEN_MX_MOVING);</text:span></text:p>
          <text:p text:style-name="Preformatted_20_Text"><text:span text:style-name="Source_20_Text"><text:s text:c="2"/>if (dxl_addparam_result != True)</text:span></text:p>
          <text:p text:style-name="Preformatted_20_Text"><text:span text:style-name="Source_20_Text"><text:s text:c="2"/>{</text:span></text:p>
          <text:p text:style-name="Preformatted_20_Text"><text:span text:style-name="Source_20_Text"><text:s text:c="4"/>fprintf(stderr, "[ID:%03d] groupBulkRead addparam failed", DXL2_ID);</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while (1)</text:span></text:p>
          <text:p text:style-name="Preformatted_20_Text"><text:span text:style-name="Source_20_Text"><text:s text:c="2"/>{</text:span></text:p>
          <text:p text:style-name="Preformatted_20_Text"><text:span text:style-name="Source_20_Text"><text:s text:c="4"/>printf("Press any key to continue! (or press ESC to quit!)\n");</text:span></text:p>
          <text:p text:style-name="Preformatted_20_Text"><text:span text:style-name="Source_20_Text"><text:s text:c="4"/>if (getch() == ESC_ASCII_VALUE)</text:span></text:p>
          <text:p text:style-name="Preformatted_20_Text"><text:span text:style-name="Source_20_Text"><text:s text:c="6"/>break;</text:span></text:p>
          <text:p text:style-name="Preformatted_20_Text"/>
          <text:p text:style-name="Preformatted_20_Text"><text:span text:style-name="Source_20_Text"><text:s text:c="4"/>// Write Dynamixel#1 goal position</text:span></text:p>
          <text:p text:style-name="Preformatted_20_Text"><text:span text:style-name="Source_20_Text"><text:s text:c="4"/>write2ByteTxRx(port_num, PROTOCOL_VERSION, DXL1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 Write Dynamixel#2 goal position</text:span></text:p>
          <text:p text:style-name="Preformatted_20_Text"><text:span text:style-name="Source_20_Text"><text:s text:c="4"/>write2ByteTxRx(port_num, PROTOCOL_VERSION, DXL2_ID, ADDR_MX_GOAL_POSITION, dxl_goal_position[index]);</text:span></text:p>
          <text:p text:style-name="Preformatted_20_Text"><text:span text:style-name="Source_20_Text"><text:s text:c="4"/>if ((dxl_comm_result = getLastTxRxResult(port_num, PROTOCOL_VERSION)) != COMM_SUCCESS)</text:span></text:p>
          <text:p text:style-name="Preformatted_20_Text"><text:span text:style-name="Source_20_Text"><text:s text:c="4"/>{</text:span></text:p>
          <text:p text:style-name="Preformatted_20_Text"><text:span text:style-name="Source_20_Text"><text:s text:c="6"/>printTxRxResult(PROTOCOL_VERSION, dxl_comm_result);</text:span></text:p>
          <text:p text:style-name="Preformatted_20_Text"><text:span text:style-name="Source_20_Text"><text:s text:c="4"/>}</text:span></text:p>
          <text:p text:style-name="Preformatted_20_Text"><text:span text:style-name="Source_20_Text"><text:s text:c="4"/>else if ((dxl_error = getLastRxPacketError(port_num, PROTOCOL_VERSION)) != 0)</text:span></text:p>
          <text:p text:style-name="Preformatted_20_Text"><text:span text:style-name="Source_20_Text"><text:s text:c="4"/>{</text:span></text:p>
          <text:p text:style-name="Preformatted_20_Text"><text:span text:style-name="Source_20_Text"><text:s text:c="6"/>printRxPacketError(PROTOCOL_VERSION, dxl_error);</text:span></text:p>
          <text:p text:style-name="Preformatted_20_Text"><text:span text:style-name="Source_20_Text"><text:s text:c="4"/>}</text:span></text:p>
          <text:p text:style-name="Preformatted_20_Text"/>
          <text:p text:style-name="Preformatted_20_Text"><text:span text:style-name="Source_20_Text"><text:s text:c="4"/>do</text:span></text:p>
          <text:p text:style-name="Preformatted_20_Text"><text:span text:style-name="Source_20_Text"><text:s text:c="4"/>{</text:span></text:p>
          <text:p text:style-name="Preformatted_20_Text"><text:span text:style-name="Source_20_Text"><text:s text:c="6"/>// Bulkread present position and moving status</text:span></text:p>
          <text:p text:style-name="Preformatted_20_Text"><text:span text:style-name="Source_20_Text"><text:s text:c="6"/>groupBulkReadTxRxPacket(group_num);</text:span></text:p>
          <text:p text:style-name="Preformatted_20_Text"><text:span text:style-name="Source_20_Text"><text:s text:c="6"/>if ((dxl_comm_result = getLastTxRxResult(port_num, PROTOCOL_VERSION)) != COMM_SUCCESS)</text:span></text:p>
          <text:p text:style-name="Preformatted_20_Text"><text:span text:style-name="Source_20_Text"><text:s text:c="8"/>printTxRxResult(PROTOCOL_VERSION, dxl_comm_result);</text:span></text:p>
          <text:p text:style-name="Preformatted_20_Text"/>
          <text:p text:style-name="Preformatted_20_Text"><text:span text:style-name="Source_20_Text"><text:s text:c="6"/>dxl_getdata_result = groupBulkReadIsAvailable(group_num, DXL1_ID, ADDR_MX_PRESENT_POSITION, LEN_MX_PRESENT_POSITION);</text:span></text:p>
          <text:p text:style-name="Preformatted_20_Text"><text:span text:style-name="Source_20_Text"><text:s text:c="6"/>if (dxl_getdata_result != True)</text:span></text:p>
          <text:p text:style-name="Preformatted_20_Text"><text:span text:style-name="Source_20_Text"><text:s text:c="6"/>{</text:span></text:p>
          <text:p text:style-name="Preformatted_20_Text"><text:span text:style-name="Source_20_Text"><text:s text:c="8"/>fprintf(stderr, "[ID:%03d] groupBulkRead getdata failed", DXL1_ID);</text:span></text:p>
          <text:p text:style-name="Preformatted_20_Text"><text:soft-page-break/><text:span text:style-name="Source_20_Text"><text:s text:c="8"/>return 0;</text:span></text:p>
          <text:p text:style-name="Preformatted_20_Text"><text:span text:style-name="Source_20_Text"><text:s text:c="6"/>}</text:span></text:p>
          <text:p text:style-name="Preformatted_20_Text"/>
          <text:p text:style-name="Preformatted_20_Text"><text:span text:style-name="Source_20_Text"><text:s text:c="6"/>dxl_getdata_result = groupBulkReadIsAvailable(group_num, DXL2_ID, ADDR_MX_MOVING, LEN_MX_MOVING);</text:span></text:p>
          <text:p text:style-name="Preformatted_20_Text"><text:span text:style-name="Source_20_Text"><text:s text:c="6"/>if (dxl_getdata_result != True)</text:span></text:p>
          <text:p text:style-name="Preformatted_20_Text"><text:span text:style-name="Source_20_Text"><text:s text:c="6"/>{</text:span></text:p>
          <text:p text:style-name="Preformatted_20_Text"><text:span text:style-name="Source_20_Text"><text:s text:c="8"/>fprintf(stderr, "[ID:%03d] groupBulkRead getdata failed", DXL2_ID);</text:span></text:p>
          <text:p text:style-name="Preformatted_20_Text"><text:span text:style-name="Source_20_Text"><text:s text:c="8"/>return 0;</text:span></text:p>
          <text:p text:style-name="Preformatted_20_Text"><text:span text:style-name="Source_20_Text"><text:s text:c="6"/>}</text:span></text:p>
          <text:p text:style-name="Preformatted_20_Text"/>
          <text:p text:style-name="Preformatted_20_Text"><text:span text:style-name="Source_20_Text"><text:s text:c="6"/>// Get Dynamixel#1 present position value</text:span></text:p>
          <text:p text:style-name="Preformatted_20_Text"><text:span text:style-name="Source_20_Text"><text:s text:c="6"/>dxl1_present_position = groupBulkReadGetData(group_num, DXL1_ID, ADDR_MX_PRESENT_POSITION, LEN_MX_PRESENT_POSITION);</text:span></text:p>
          <text:p text:style-name="Preformatted_20_Text"/>
          <text:p text:style-name="Preformatted_20_Text"><text:span text:style-name="Source_20_Text"><text:s text:c="6"/>// Get Dynamixel#2 moving status value</text:span></text:p>
          <text:p text:style-name="Preformatted_20_Text"><text:span text:style-name="Source_20_Text"><text:s text:c="6"/>dxl2_moving = groupBulkReadGetData(group_num, DXL2_ID, ADDR_MX_MOVING, LEN_MX_MOVING);</text:span></text:p>
          <text:p text:style-name="Preformatted_20_Text"/>
          <text:p text:style-name="Preformatted_20_Text"><text:span text:style-name="Source_20_Text"><text:s text:c="6"/>printf("[ID:%03d] Present Position : %d \t [ID:%03d] Is Moving : %d\n", DXL1_ID, dxl1_present_position, DXL2_ID, dxl2_moving);</text:span></text:p>
          <text:p text:style-name="Preformatted_20_Text"/>
          <text:p text:style-name="Preformatted_20_Text"><text:span text:style-name="Source_20_Text"><text:s text:c="4"/>} while (abs(dxl_goal_position[index] - dxl1_present_position) &gt; DXL_MOVING_STATUS_THRESHOLD);</text:span></text:p>
          <text:p text:style-name="Preformatted_20_Text"/>
          <text:p text:style-name="Preformatted_20_Text"><text:span text:style-name="Source_20_Text"><text:s text:c="4"/>// Change goal position</text:span></text:p>
          <text:p text:style-name="Preformatted_20_Text"><text:span text:style-name="Source_20_Text"><text:s text:c="4"/>if (index == 0)</text:span></text:p>
          <text:p text:style-name="Preformatted_20_Text"><text:span text:style-name="Source_20_Text"><text:s text:c="4"/>{</text:span></text:p>
          <text:p text:style-name="Preformatted_20_Text"><text:span text:style-name="Source_20_Text"><text:s text:c="6"/>index = 1;</text:span></text:p>
          <text:p text:style-name="Preformatted_20_Text"><text:span text:style-name="Source_20_Text"><text:s text:c="4"/>}</text:span></text:p>
          <text:p text:style-name="Preformatted_20_Text"><text:span text:style-name="Source_20_Text"><text:s text:c="4"/>else</text:span></text:p>
          <text:p text:style-name="Preformatted_20_Text"><text:span text:style-name="Source_20_Text"><text:s text:c="4"/>{</text:span></text:p>
          <text:p text:style-name="Preformatted_20_Text"><text:span text:style-name="Source_20_Text"><text:s text:c="6"/>index = 0;</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 Disable Dynamixel#1 Torque</text:span></text:p>
          <text:p text:style-name="Preformatted_20_Text"><text:span text:style-name="Source_20_Text"><text:s text:c="2"/>write1ByteTxRx(port_num, PROTOCOL_VERSION, DXL1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Disable Dynamixel#2 Torque</text:span></text:p>
          <text:p text:style-name="Preformatted_20_Text"><text:span text:style-name="Source_20_Text"><text:s text:c="2"/>write1ByteTxRx(port_num, PROTOCOL_VERSION, DXL2_ID, ADDR_MX_TORQUE_ENABLE, TORQUE_DISABL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text:soft-page-break/></text:p>
          <text:p text:style-name="Preformatted_20_Text"><text:span text:style-name="Source_20_Text"><text:s text:c="2"/>return 0;</text:span></text:p>
          <text:p text:style-name="P2"><text:span text:style-name="Source_20_Text">}</text:span></text:p>
          <text:p text:style-name="Quotations">In <text:span text:style-name="Source_20_Text">main()</text:span> function, the codes call actual functions for Dynamixel control.</text:p>
          <text:p text:style-name="P10"/>
          <text:p text:style-name="P9"/>
          <text:p text:style-name="Preformatted_20_Text"><text:span text:style-name="Source_20_Text">// Initialize PortHandler Structs</text:span></text:p>
          <text:p text:style-name="Preformatted_20_Text"><text:span text:style-name="Source_20_Text">// Set the port path</text:span></text:p>
          <text:p text:style-name="Preformatted_20_Text"><text:span text:style-name="Source_20_Text">// Get methods and members of PortHandlerLinux or PortHandlerWindows</text:span></text:p>
          <text:p text:style-name="P2"><text:span text:style-name="Source_20_Text">int port_num = portHandler(DEVICENAME);</text:span></text:p>
          <text:p text:style-name="Quotations"><text:span text:style-name="Source_20_Text">portHandler()</text:span> function sets port path as <text:span text:style-name="Source_20_Text">DEVICENAME</text:span> and get <text:span text:style-name="Source_20_Text">port_num</text:span>, and prepares an appropriate functions for port control in controller OS automatically. <text:span text:style-name="Source_20_Text">port_num</text:span> would be used in many functions in the body of the code to specify the port for use.</text:p>
          <text:p text:style-name="P10"/>
          <text:p text:style-name="P9"/>
          <text:p text:style-name="Preformatted_20_Text"><text:span text:style-name="Source_20_Text">// Initialize PacketHandler Structs</text:span></text:p>
          <text:p text:style-name="P2"><text:span text:style-name="Source_20_Text">packetHandler();</text:span></text:p>
          <text:p text:style-name="Quotations"><text:span text:style-name="Source_20_Text">packetHandler()</text:span> function initializes parameters used for packet construction and packet storing.</text:p>
          <text:p text:style-name="P10"/>
          <text:p text:style-name="P9"/>
          <text:p text:style-name="Preformatted_20_Text"><text:span text:style-name="Source_20_Text">// Initialize Groupbulkread Structs</text:span></text:p>
          <text:p text:style-name="P2"><text:span text:style-name="Source_20_Text">int group_num = groupBulkRead(port_num, PROTOCOL_VERSION);</text:span></text:p>
          <text:p text:style-name="Quotations"><text:span text:style-name="Source_20_Text">groupBulkRead()</text:span> function initializes grouped parameters used for packet construction and packet storing. The utility functions of bulk read deals simultaneously with more than one Dynamixel through #<text:span text:style-name="Source_20_Text">port_num</text:span> port, building packets by the function which uses <text:span text:style-name="Source_20_Text">PROTOCOL_VERSION</text:span>.</text:p>
          <text:p text:style-name="P10"/>
          <text:p text:style-name="P9"/>
          <text:p text:style-name="Preformatted_20_Text"><text:span text:style-name="Source_20_Text">int index = 0;</text:span></text:p>
          <text:p text:style-name="Preformatted_20_Text"><text:span text:style-name="Source_20_Text">int dxl_comm_result = COMM_TX_FAIL; <text:s text:c="13"/>// Communication result</text:span></text:p>
          <text:p text:style-name="Preformatted_20_Text"><text:span text:style-name="Source_20_Text">bool dxl_addparam_result = false; <text:s text:c="15"/>// AddParam result</text:span></text:p>
          <text:p text:style-name="Preformatted_20_Text"><text:span text:style-name="Source_20_Text">bool dxl_getdata_result = false; <text:s text:c="16"/>// GetParam result</text:span></text:p>
          <text:p text:style-name="Preformatted_20_Text"><text:span text:style-name="Source_20_Text">int dxl_goal_position[2] = {DXL_MINIMUM_POSITION_VALUE, DXL_MAXIMUM_POSITION_VALUE}; <text:s text:c="8"/>// Goal position</text:span></text:p>
          <text:p text:style-name="Preformatted_20_Text"/>
          <text:p text:style-name="Preformatted_20_Text"><text:span text:style-name="Source_20_Text">uint8_t dxl_error = 0; <text:s text:c="25"/>// Dynamixel error</text:span></text:p>
          <text:p text:style-name="Preformatted_20_Text"><text:span text:style-name="Source_20_Text">uint16_t dxl1_present_position = 0; <text:s text:c="12"/>// Present position</text:span></text:p>
          <text:p text:style-name="P2"><text:span text:style-name="Source_20_Text">uint8_t dxl2_moving = 0; <text:s text:c="23"/>// Dynamixel moving status</text:span></text:p>
          <text:p text:style-name="Quotations"><text:span text:style-name="Source_20_Text">index</text:span> variable points the direction to where the Dynamixel should be rotated.<text:line-break/><text:span text:style-name="Source_20_Text">dxl_comm_result</text:span> indicates which error has been occurred during packet communication.<text:line-break/><text:span text:style-name="Source_20_Text">dxl_addparam_result</text:span> indicates the result of parameter addition used for sync/bulk related functions<text:line-break/><text:soft-page-break/><text:span text:style-name="Source_20_Text">dxl_getdata_result</text:span> indicates the result of data reception used for sync/bulk related functions<text:line-break/><text:span text:style-name="Source_20_Text">dxl_goal_position</text:span> stores goal points of Dynamixel rotation.<text:line-break/><text:span text:style-name="Source_20_Text">dxl_error</text:span> shows the internal error in Dynamixel.<text:line-break/><text:span text:style-name="Source_20_Text">dxl1_present_position</text:span> views where now Dynamixel <text:span text:style-name="Source_20_Text">DXL1_ID</text:span> points out.<text:line-break/><text:span text:style-name="Source_20_Text">dxl2_moving</text:span> views whether the Dynamixel is stopped.</text:p>
          <text:p text:style-name="P10"/>
          <text:p text:style-name="P9"/>
          <text:p text:style-name="Preformatted_20_Text"><text:span text:style-name="Source_20_Text">// Open port</text:span></text:p>
          <text:p text:style-name="Preformatted_20_Text"><text:span text:style-name="Source_20_Text">if (openPort(port_num))</text:span></text:p>
          <text:p text:style-name="Preformatted_20_Text"><text:span text:style-name="Source_20_Text">{</text:span></text:p>
          <text:p text:style-name="Preformatted_20_Text"><text:span text:style-name="Source_20_Text"><text:s text:c="4"/>printf("Succeeded to open the port!\n");</text:span></text:p>
          <text:p text:style-name="Preformatted_20_Text"><text:span text:style-name="Source_20_Text">}</text:span></text:p>
          <text:p text:style-name="Preformatted_20_Text"><text:span text:style-name="Source_20_Text">else</text:span></text:p>
          <text:p text:style-name="Preformatted_20_Text"><text:span text:style-name="Source_20_Text">{</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_getch();</text:span></text:p>
          <text:p text:style-name="Preformatted_20_Text"><text:span text:style-name="Source_20_Text"><text:s text:c="4"/>return 0;</text:span></text:p>
          <text:p text:style-name="P2"><text:span text:style-name="Source_20_Text">}</text:span></text:p>
          <text:p text:style-name="Quotations">First, controller opens #<text:span text:style-name="Source_20_Text">port_num</text:span> port to do serial communication with the Dynamixel. If it fails to open the port, the example will be terminated.</text:p>
          <text:p text:style-name="Preformatted_20_Text"><text:span text:style-name="Source_20_Text">// Set port baudrate</text:span></text:p>
          <text:p text:style-name="Preformatted_20_Text"><text:span text:style-name="Source_20_Text">if (setBaudRate(port_num, BAUDRATE))</text:span></text:p>
          <text:p text:style-name="Preformatted_20_Text"><text:span text:style-name="Source_20_Text">{</text:span></text:p>
          <text:p text:style-name="Preformatted_20_Text"><text:span text:style-name="Source_20_Text"><text:s text:c="4"/>printf("Succeeded to change the baudrate!\n");</text:span></text:p>
          <text:p text:style-name="Preformatted_20_Text"><text:span text:style-name="Source_20_Text">}</text:span></text:p>
          <text:p text:style-name="Preformatted_20_Text"><text:span text:style-name="Source_20_Text">else</text:span></text:p>
          <text:p text:style-name="Preformatted_20_Text"><text:span text:style-name="Source_20_Text">{</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_getch();</text:span></text:p>
          <text:p text:style-name="Preformatted_20_Text"><text:span text:style-name="Source_20_Text"><text:s text:c="4"/>return 0;</text:span></text:p>
          <text:p text:style-name="P2"><text:span text:style-name="Source_20_Text">}</text:span></text:p>
          <text:p text:style-name="Quotations">Secondly, the controller sets the communication <text:span text:style-name="Source_20_Text">BAUDRATE</text:span> at #<text:span text:style-name="Source_20_Text">port_num</text:span> port opened previously.</text:p>
          <text:p text:style-name="Preformatted_20_Text"><text:span text:style-name="Source_20_Text">// Enable Dynamixel#1 Torque</text:span></text:p>
          <text:p text:style-name="Preformatted_20_Text"><text:span text:style-name="Source_20_Text">write1ByteTxRx(port_num, PROTOCOL_VERSION, DXL1_ID, ADDR_MX_TORQUE_ENABLE, TORQUE_ENABLE);</text:span></text:p>
          <text:p text:style-name="Preformatted_20_Text"><text:span text:style-name="Source_20_Text">if ((dxl_comm_result = getLastTxRxResult(port_num, PROTOCOL_VERSION)) != COMM_SUCCESS)</text:span></text:p>
          <text:p text:style-name="Preformatted_20_Text"><text:span text:style-name="Source_20_Text">{</text:span></text:p>
          <text:p text:style-name="Preformatted_20_Text"><text:span text:style-name="Source_20_Text"><text:s text:c="2"/>printTxRxResult(PROTOCOL_VERSION, dxl_comm_result);</text:span></text:p>
          <text:p text:style-name="Preformatted_20_Text"><text:span text:style-name="Source_20_Text">}</text:span></text:p>
          <text:p text:style-name="Preformatted_20_Text"><text:span text:style-name="Source_20_Text">else if ((dxl_error = getLastRxPacketError(port_num, PROTOCOL_VERSION)) != 0)</text:span></text:p>
          <text:p text:style-name="Preformatted_20_Text"><text:span text:style-name="Source_20_Text">{</text:span></text:p>
          <text:p text:style-name="Preformatted_20_Text"><text:span text:style-name="Source_20_Text"><text:s text:c="2"/>printRxPacketError(PROTOCOL_VERSION, dxl_error);</text:span></text:p>
          <text:p text:style-name="Preformatted_20_Text"><text:span text:style-name="Source_20_Text">}</text:span></text:p>
          <text:p text:style-name="Preformatted_20_Text"><text:span text:style-name="Source_20_Text">else</text:span></text:p>
          <text:p text:style-name="Preformatted_20_Text"><text:span text:style-name="Source_20_Text">{</text:span></text:p>
          <text:p text:style-name="Preformatted_20_Text"><text:span text:style-name="Source_20_Text"><text:s text:c="2"/>printf("Dynamixel#%d has been successfully connected \n", DXL1_ID);</text:span></text:p>
          <text:p text:style-name="Preformatted_20_Text"><text:span text:style-name="Source_20_Text">}</text:span></text:p>
          <text:p text:style-name="Preformatted_20_Text"/>
          <text:p text:style-name="Preformatted_20_Text"><text:span text:style-name="Source_20_Text">// Enable Dynamixel#2 Torque</text:span></text:p>
          <text:p text:style-name="Preformatted_20_Text"><text:soft-page-break/><text:span text:style-name="Source_20_Text">write1ByteTxRx(port_num, PROTOCOL_VERSION, DXL2_ID, ADDR_MX_TORQUE_ENABLE, TORQUE_ENABLE);</text:span></text:p>
          <text:p text:style-name="Preformatted_20_Text"><text:span text:style-name="Source_20_Text">if ((dxl_comm_result = getLastTxRxResult(port_num, PROTOCOL_VERSION)) != COMM_SUCCESS)</text:span></text:p>
          <text:p text:style-name="Preformatted_20_Text"><text:span text:style-name="Source_20_Text">{</text:span></text:p>
          <text:p text:style-name="Preformatted_20_Text"><text:span text:style-name="Source_20_Text"><text:s text:c="2"/>printTxRxResult(PROTOCOL_VERSION, dxl_comm_result);</text:span></text:p>
          <text:p text:style-name="Preformatted_20_Text"><text:span text:style-name="Source_20_Text">}</text:span></text:p>
          <text:p text:style-name="Preformatted_20_Text"><text:span text:style-name="Source_20_Text">else if ((dxl_error = getLastRxPacketError(port_num, PROTOCOL_VERSION)) != 0)</text:span></text:p>
          <text:p text:style-name="Preformatted_20_Text"><text:span text:style-name="Source_20_Text">{</text:span></text:p>
          <text:p text:style-name="Preformatted_20_Text"><text:span text:style-name="Source_20_Text"><text:s text:c="2"/>printRxPacketError(PROTOCOL_VERSION, dxl_error);</text:span></text:p>
          <text:p text:style-name="Preformatted_20_Text"><text:span text:style-name="Source_20_Text">}</text:span></text:p>
          <text:p text:style-name="Preformatted_20_Text"><text:span text:style-name="Source_20_Text">else</text:span></text:p>
          <text:p text:style-name="Preformatted_20_Text"><text:span text:style-name="Source_20_Text">{</text:span></text:p>
          <text:p text:style-name="Preformatted_20_Text"><text:span text:style-name="Source_20_Text"><text:s text:c="2"/>printf("Dynamixel#%d has been successfully connected \n", DXL2_ID);</text:span></text:p>
          <text:p text:style-name="P2"><text:span text:style-name="Source_20_Text">}</text:span></text:p>
          <text:p text:style-name="Quotations">As mentioned in the document, above code enables each Dynamixel`s torque to set their status as being ready to move.</text:p>
          <text:p text:style-name="Quotations"><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text:span> port, writing 1 byte of <text:span text:style-name="Source_20_Text">TORQUE_ENABLE</text:span> value to <text:span text:style-name="Source_20_Text">ADDR_MX_TORQUE_ENABLE</text:span> address. The function checks Tx/Rx result and receives Hardware error.</text:p>
          <text:p text:style-name="Quotations"><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 Add parameter storage for Dynamixel#1 present position value</text:span></text:p>
          <text:p text:style-name="Preformatted_20_Text"><text:span text:style-name="Source_20_Text">dxl_addparam_result = groupBulkReadAddParam(group_num, DXL1_ID, ADDR_MX_PRESENT_POSITION, LEN_MX_PRESENT_POSITION);</text:span></text:p>
          <text:p text:style-name="Preformatted_20_Text"><text:span text:style-name="Source_20_Text">if (dxl_addparam_result != True)</text:span></text:p>
          <text:p text:style-name="Preformatted_20_Text"><text:span text:style-name="Source_20_Text">{</text:span></text:p>
          <text:p text:style-name="Preformatted_20_Text"><text:span text:style-name="Source_20_Text"><text:s text:c="2"/>fprintf(stderr, "[ID:%03d] groupBulkRead addparam failed", DXL1_ID);</text:span></text:p>
          <text:p text:style-name="Preformatted_20_Text"><text:span text:style-name="Source_20_Text"><text:s text:c="2"/>return 0;</text:span></text:p>
          <text:p text:style-name="Preformatted_20_Text"><text:span text:style-name="Source_20_Text">}</text:span></text:p>
          <text:p text:style-name="Preformatted_20_Text"/>
          <text:p text:style-name="Preformatted_20_Text"><text:span text:style-name="Source_20_Text">// Add parameter storage for Dynamixel#2 present moving value</text:span></text:p>
          <text:p text:style-name="Preformatted_20_Text"><text:span text:style-name="Source_20_Text">dxl_addparam_result = groupBulkReadAddParam(group_num, DXL2_ID, ADDR_MX_MOVING, LEN_MX_MOVING);</text:span></text:p>
          <text:p text:style-name="Preformatted_20_Text"><text:span text:style-name="Source_20_Text">if (dxl_addparam_result != True)</text:span></text:p>
          <text:p text:style-name="Preformatted_20_Text"><text:span text:style-name="Source_20_Text">{</text:span></text:p>
          <text:p text:style-name="Preformatted_20_Text"><text:span text:style-name="Source_20_Text"><text:s text:c="2"/>fprintf(stderr, "[ID:%03d] groupBulkRead addparam failed", DXL2_ID);</text:span></text:p>
          <text:p text:style-name="Preformatted_20_Text"><text:span text:style-name="Source_20_Text"><text:s text:c="2"/>return 0;</text:span></text:p>
          <text:p text:style-name="P2"><text:span text:style-name="Source_20_Text">}</text:span></text:p>
          <text:p text:style-name="Quotations"><text:span text:style-name="Source_20_Text">groupBulkReadAddParam()</text:span> function stores the Dynamixel ID and address <text:span text:style-name="Source_20_Text">ADDR_MX_MOVING</text:span>, byte length <text:span text:style-name="Source_20_Text">LEN_MX_MOVING</text:span> of required data to the bulkread target Dynamixel list.</text:p>
          <text:p text:style-name="P10"/>
          <text:p text:style-name="P9"/>
          <text:p text:style-name="Preformatted_20_Text"><text:span text:style-name="Source_20_Text">while (1)</text:span></text:p>
          <text:p text:style-name="Preformatted_20_Text"><text:span text:style-name="Source_20_Text">{</text:span></text:p>
          <text:p text:style-name="Preformatted_20_Text"><text:span text:style-name="Source_20_Text"><text:s text:c="2"/>printf("Press any key to continue! (or press ESC to quit!)\n");</text:span></text:p>
          <text:p text:style-name="Preformatted_20_Text"><text:soft-page-break/><text:span text:style-name="Source_20_Text"><text:s text:c="2"/>if (getch() == ESC_ASCII_VALUE)</text:span></text:p>
          <text:p text:style-name="Preformatted_20_Text"><text:span text:style-name="Source_20_Text"><text:s text:c="4"/>break;</text:span></text:p>
          <text:p text:style-name="Preformatted_20_Text"/>
          <text:p text:style-name="Preformatted_20_Text"><text:span text:style-name="Source_20_Text"><text:s text:c="2"/>// Write Dynamixel#1 goal position</text:span></text:p>
          <text:p text:style-name="Preformatted_20_Text"><text:span text:style-name="Source_20_Text"><text:s text:c="2"/>write2ByteTxRx(port_num, PROTOCOL_VERSION, DXL1_ID, ADDR_MX_GOAL_POSITION, dxl_goal_position[index]);</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Write Dynamixel#2 goal position</text:span></text:p>
          <text:p text:style-name="Preformatted_20_Text"><text:span text:style-name="Source_20_Text"><text:s text:c="2"/>write2ByteTxRx(port_num, PROTOCOL_VERSION, DXL2_ID, ADDR_MX_GOAL_POSITION, dxl_goal_position[index]);</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do</text:span></text:p>
          <text:p text:style-name="Preformatted_20_Text"><text:span text:style-name="Source_20_Text"><text:s text:c="2"/>{</text:span></text:p>
          <text:p text:style-name="Preformatted_20_Text"><text:span text:style-name="Source_20_Text"><text:s text:c="4"/>// Bulkread present position and moving status</text:span></text:p>
          <text:p text:style-name="Preformatted_20_Text"><text:span text:style-name="Source_20_Text"><text:s text:c="4"/>groupBulkReadTxRxPacket(group_num);</text:span></text:p>
          <text:p text:style-name="Preformatted_20_Text"><text:span text:style-name="Source_20_Text"><text:s text:c="4"/>if ((dxl_comm_result = getLastTxRxResult(port_num, PROTOCOL_VERSION)) != COMM_SUCCESS)</text:span></text:p>
          <text:p text:style-name="Preformatted_20_Text"><text:span text:style-name="Source_20_Text"><text:s text:c="6"/>printTxRxResult(PROTOCOL_VERSION, dxl_comm_result);</text:span></text:p>
          <text:p text:style-name="Preformatted_20_Text"/>
          <text:p text:style-name="Preformatted_20_Text"><text:span text:style-name="Source_20_Text"><text:s text:c="4"/>dxl_getdata_result = groupBulkReadIsAvailable(group_num, DXL1_ID, ADDR_MX_PRESENT_POSITION, LEN_MX_PRESENT_POSITION);</text:span></text:p>
          <text:p text:style-name="Preformatted_20_Text"><text:span text:style-name="Source_20_Text"><text:s text:c="4"/>if (dxl_getdata_result != True)</text:span></text:p>
          <text:p text:style-name="Preformatted_20_Text"><text:span text:style-name="Source_20_Text"><text:s text:c="4"/>{</text:span></text:p>
          <text:p text:style-name="Preformatted_20_Text"><text:span text:style-name="Source_20_Text"><text:s text:c="6"/>fprintf(stderr, "[ID:%03d] groupBulkRead getdata failed", DXL1_ID);</text:span></text:p>
          <text:p text:style-name="Preformatted_20_Text"><text:span text:style-name="Source_20_Text"><text:s text:c="6"/>return 0;</text:span></text:p>
          <text:p text:style-name="Preformatted_20_Text"><text:span text:style-name="Source_20_Text"><text:s text:c="4"/>}</text:span></text:p>
          <text:p text:style-name="Preformatted_20_Text"/>
          <text:p text:style-name="Preformatted_20_Text"><text:span text:style-name="Source_20_Text"><text:s text:c="4"/>dxl_getdata_result = groupBulkReadIsAvailable(group_num, DXL2_ID, ADDR_MX_MOVING, LEN_MX_MOVING);</text:span></text:p>
          <text:p text:style-name="Preformatted_20_Text"><text:span text:style-name="Source_20_Text"><text:s text:c="4"/>if (dxl_getdata_result != True)</text:span></text:p>
          <text:p text:style-name="Preformatted_20_Text"><text:span text:style-name="Source_20_Text"><text:s text:c="4"/>{</text:span></text:p>
          <text:p text:style-name="Preformatted_20_Text"><text:span text:style-name="Source_20_Text"><text:s text:c="6"/>fprintf(stderr, "[ID:%03d] groupBulkRead getdata failed", DXL2_ID);</text:span></text:p>
          <text:p text:style-name="Preformatted_20_Text"><text:span text:style-name="Source_20_Text"><text:s text:c="6"/>return 0;</text:span></text:p>
          <text:p text:style-name="Preformatted_20_Text"><text:span text:style-name="Source_20_Text"><text:s text:c="4"/>}</text:span></text:p>
          <text:p text:style-name="Preformatted_20_Text"/>
          <text:p text:style-name="Preformatted_20_Text"><text:span text:style-name="Source_20_Text"><text:s text:c="4"/>// Get Dynamixel#1 present position value</text:span></text:p>
          <text:p text:style-name="Preformatted_20_Text"><text:span text:style-name="Source_20_Text"><text:s text:c="4"/>dxl1_present_position = groupBulkReadGetData(group_num, DXL1_ID, ADDR_MX_PRESENT_POSITION, LEN_MX_PRESENT_POSITION);</text:span></text:p>
          <text:p text:style-name="Preformatted_20_Text"/>
          <text:p text:style-name="Preformatted_20_Text"><text:span text:style-name="Source_20_Text"><text:s text:c="4"/>// Get Dynamixel#2 moving status value</text:span></text:p>
          <text:p text:style-name="Preformatted_20_Text"><text:span text:style-name="Source_20_Text"><text:s text:c="4"/>dxl2_moving = groupBulkReadGetData(group_num, DXL2_ID, ADDR_MX_MOVING, LEN_MX_MOVING);</text:span></text:p>
          <text:p text:style-name="Preformatted_20_Text"/>
          <text:p text:style-name="Preformatted_20_Text"><text:span text:style-name="Source_20_Text"><text:s text:c="4"/>printf("[ID:%03d] Present Position : %d \t [ID:%03d] Is Moving : %d\n", DXL1_ID, dxl1_present_position, DXL2_ID, dxl2_moving);</text:span></text:p>
          <text:p text:style-name="Preformatted_20_Text"/>
          <text:p text:style-name="Preformatted_20_Text"><text:soft-page-break/><text:span text:style-name="Source_20_Text"><text:s text:c="2"/>} while (abs(dxl_goal_position[index] - dxl1_present_position) &gt; DXL_MOVING_STATUS_THRESHOLD);</text:span></text:p>
          <text:p text:style-name="Preformatted_20_Text"/>
          <text:p text:style-name="Preformatted_20_Text"><text:span text:style-name="Source_20_Text"><text:s text:c="2"/>// Change goal position</text:span></text:p>
          <text:p text:style-name="Preformatted_20_Text"><text:span text:style-name="Source_20_Text"><text:s text:c="2"/>if (index == 0)</text:span></text:p>
          <text:p text:style-name="Preformatted_20_Text"><text:span text:style-name="Source_20_Text"><text:s text:c="2"/>{</text:span></text:p>
          <text:p text:style-name="Preformatted_20_Text"><text:span text:style-name="Source_20_Text"><text:s text:c="4"/>index = 1;</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index = 0;</text:span></text:p>
          <text:p text:style-name="Preformatted_20_Text"><text:span text:style-name="Source_20_Text"><text:s text:c="2"/>}</text:span></text:p>
          <text:p text:style-name="P2"><text:span text:style-name="Source_20_Text">}</text:span></text:p>
          <text:p text:style-name="Quotations">During <text:span text:style-name="Source_20_Text">while()</text:span> loop, the controller writes and reads each Dynamixel position or mov ing status through packet transmission/reception(Tx/Rx).</text:p>
          <text:p text:style-name="Text_20_body">To continue their rotation, press any key except ESC.</text:p>
          <text:p text:style-name="Text_20_body"><text:span text:style-name="Source_20_Text">write2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text:span> port, writing 2 byte of <text:span text:style-name="Source_20_Text">dxl_goal_position[index]</text:span> value to <text:span text:style-name="Source_20_Text">ADDR_MX_GOAL_POSITION</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Text_20_body"><text:span text:style-name="Source_20_Text">groupBulkReadTxRxPacket()</text:span> function orders to the Dynamixel #<text:span text:style-name="Source_20_Text">DXL1_ID</text:span> and #<text:span text:style-name="Source_20_Text">DXL2_ID</text:span> at the same time through #<text:span text:style-name="Source_20_Text">port_num</text:span> port, making it possible to require data bytes from different address. (In this example, <text:span text:style-name="Source_20_Text">LEN_MX_PRESENT_POSITION</text:span> bytes of the values to the address <text:span text:style-name="Source_20_Text">ADDR_MX_PRESENT_POSITION</text:span> and <text:span text:style-name="Source_20_Text">LEN_MX_MOVING</text:span> bytes of the values to the address <text:span text:style-name="Source_20_Text">ADDR_MX_MOVING</text:span>, each.) The function checks Tx/Rx result. <text:span text:style-name="Source_20_Text">getLastTxRxResult()</text:span> function gets it, and then <text:span text:style-name="Source_20_Text">printTxRxResult()</text:span> function shows result on the console window if any communication error has been occurred.</text:p>
          <text:p text:style-name="Text_20_body"><text:span text:style-name="Source_20_Text">groupBulkReadIsAvailable()</text:span> function checks if available data is in the groupbulkread data storage. The function returns false if no data is available in the storage.</text:p>
          <text:p text:style-name="Text_20_body"><text:span text:style-name="Source_20_Text">groupBulkReadGetData()</text:span> function pop the data received by <text:span text:style-name="Source_20_Text">groupBulkReadTxRxPacket()</text:span> function out. In the example, it stores <text:span text:style-name="Source_20_Text">LEN_MX_PRESENT_POSITION</text:span> byte data got from <text:span text:style-name="Source_20_Text">ADDR_MX_PRESENT_POSITION</text:span> address of <text:span text:style-name="Source_20_Text">DXL1_ID</text:span> Dynamixel and <text:span text:style-name="Source_20_Text">LEN_MX_MOVING</text:span> byte data got from <text:span text:style-name="Source_20_Text">ADDR_MX_MOVING</text:span> address of <text:span text:style-name="Source_20_Text">DXL2_ID</text:span> Dynamixel, each.</text:p>
          <text:p text:style-name="Text_20_body"><text:span text:style-name="Source_20_Text">groupBulkReadClearParam()</text:span> function clears the Dynamixel list of groupbulkread.</text:p>
          <text:p text:style-name="Text_20_body">Reading their present position will be ended when absolute value of <text:span text:style-name="Source_20_Text">(dxl_goal_position[index] - dxl1_present_position)</text:span> becomes smaller then <text:span text:style-name="Source_20_Text">DXL_MOVING_STATUS_THRESHOLD</text:span>.</text:p>
          <text:p text:style-name="Text_20_body">At last, it changes their direction to the counter-wise and waits for extra key input.</text:p>
          <text:p text:style-name="P10"><text:soft-page-break/></text:p>
          <text:p text:style-name="P9"/>
          <text:p text:style-name="Preformatted_20_Text"><text:span text:style-name="Source_20_Text">// Disable Dynamixel#1 Torque</text:span></text:p>
          <text:p text:style-name="Preformatted_20_Text"><text:span text:style-name="Source_20_Text">write1ByteTxRx(port_num, PROTOCOL_VERSION, DXL1_ID, ADDR_MX_TORQUE_ENABLE, TORQUE_DISABLE);</text:span></text:p>
          <text:p text:style-name="Preformatted_20_Text"><text:span text:style-name="Source_20_Text">if ((dxl_comm_result = getLastTxRxResult(port_num, PROTOCOL_VERSION)) != COMM_SUCCESS)</text:span></text:p>
          <text:p text:style-name="Preformatted_20_Text"><text:span text:style-name="Source_20_Text">{</text:span></text:p>
          <text:p text:style-name="Preformatted_20_Text"><text:span text:style-name="Source_20_Text"><text:s text:c="2"/>printTxRxResult(PROTOCOL_VERSION, dxl_comm_result);</text:span></text:p>
          <text:p text:style-name="Preformatted_20_Text"><text:span text:style-name="Source_20_Text">}</text:span></text:p>
          <text:p text:style-name="Preformatted_20_Text"><text:span text:style-name="Source_20_Text">else if ((dxl_error = getLastRxPacketError(port_num, PROTOCOL_VERSION)) != 0)</text:span></text:p>
          <text:p text:style-name="Preformatted_20_Text"><text:span text:style-name="Source_20_Text">{</text:span></text:p>
          <text:p text:style-name="Preformatted_20_Text"><text:span text:style-name="Source_20_Text"><text:s text:c="2"/>printRxPacketError(PROTOCOL_VERSION, dxl_error);</text:span></text:p>
          <text:p text:style-name="Preformatted_20_Text"><text:span text:style-name="Source_20_Text">}</text:span></text:p>
          <text:p text:style-name="Preformatted_20_Text"/>
          <text:p text:style-name="Preformatted_20_Text"><text:span text:style-name="Source_20_Text">// Disable Dynamixel#2 Torque</text:span></text:p>
          <text:p text:style-name="Preformatted_20_Text"><text:span text:style-name="Source_20_Text">write1ByteTxRx(port_num, PROTOCOL_VERSION, DXL2_ID, ADDR_MX_TORQUE_ENABLE, TORQUE_DISABLE);</text:span></text:p>
          <text:p text:style-name="Preformatted_20_Text"><text:span text:style-name="Source_20_Text">if ((dxl_comm_result = getLastTxRxResult(port_num, PROTOCOL_VERSION)) != COMM_SUCCESS)</text:span></text:p>
          <text:p text:style-name="Preformatted_20_Text"><text:span text:style-name="Source_20_Text">{</text:span></text:p>
          <text:p text:style-name="Preformatted_20_Text"><text:span text:style-name="Source_20_Text"><text:s text:c="2"/>printTxRxResult(PROTOCOL_VERSION, dxl_comm_result);</text:span></text:p>
          <text:p text:style-name="Preformatted_20_Text"><text:span text:style-name="Source_20_Text">}</text:span></text:p>
          <text:p text:style-name="Preformatted_20_Text"><text:span text:style-name="Source_20_Text">else if ((dxl_error = getLastRxPacketError(port_num, PROTOCOL_VERSION)) != 0)</text:span></text:p>
          <text:p text:style-name="Preformatted_20_Text"><text:span text:style-name="Source_20_Text">{</text:span></text:p>
          <text:p text:style-name="Preformatted_20_Text"><text:span text:style-name="Source_20_Text"><text:s text:c="2"/>printRxPacketError(PROTOCOL_VERSION, dxl_error);</text:span></text:p>
          <text:p text:style-name="P2"><text:span text:style-name="Source_20_Text">}</text:span></text:p>
          <text:p text:style-name="Quotations">The controller frees the Dynamixels to be idle.</text:p>
          <text:p text:style-name="Quotations"><text:span text:style-name="Source_20_Text">write1ByteTxRx()</text:span> function orders to the #<text:span text:style-name="Source_20_Text">DXL1_ID</text:span> and #<text:span text:style-name="Source_20_Text">DXL2_ID</text:span> Dynamixels in <text:span text:style-name="Source_20_Text">PROTOCOL_VERSION</text:span> communication protocol through #<text:span text:style-name="Source_20_Text">port_num</text:span> port, writing 1 byte of <text:span text:style-name="Source_20_Text">TORQUE_DISABLE</text:span> value to <text:span text:style-name="Source_20_Text">ADDR_MX_TORQUE_ENABLE</text:span> address. The function checks Tx/Rx result and receives Hardware error.</text:p>
          <text:p text:style-name="Quotations"><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reformatted_20_Text"><text:span text:style-name="Source_20_Text">// Close port</text:span></text:p>
          <text:p text:style-name="Preformatted_20_Text"><text:span text:style-name="Source_20_Text">closePort(port_num);</text:span></text:p>
          <text:p text:style-name="Preformatted_20_Text"/>
          <text:p text:style-name="P2"><text:span text:style-name="Source_20_Text">return 0;</text:span></text:p>
          <text:p text:style-name="Quotations">Finally, port becomes disposed.</text:p>
        </text:section>
      </text:section>
      <text:p text:style-name="Standard">© 2019 ROBOTIS. Powered by <text:a xlink:type="simple" xlink:href="http://jekyllrb.com/" text:style-name="Internet_20_link" text:visited-style-name="Visited_20_Internet_20_Link">Jekyll</text:a> &amp; <text:a xlink:type="simple" xlink:href="https://mademistakes.com/work/minimal-mistakes-jekyll-theme/" text:style-name="Internet_20_link" text:visited-style-name="Visited_20_Internet_20_Link">Minimal Mistakes</text:a>.</text:p>
      <text:p text:style-name="Standard"/>
      <text:p text:style-name="P5"/>
      <text:p text:style-name="Standard"/>
      <text:p text:style-name="Standard"/>
      <text:p text:style-name="P8"/>
      <text:section text:style-name="Sect1" text:name="Section32">
        <text:section text:style-name="Sect1" text:name="Section33">
          <text:h text:style-name="Heading_20_3" text:outline-level="3"><text:bookmark text:name="c-ping-protocol-10"/><text:a xlink:type="simple" xlink:href="http://emanual.robotis.com/docs/en/software/dynamixel/dynamixel_sdk/sample_code/c_ping_protocol_1_0/#c-ping-protocol-10" text:style-name="Internet_20_link" text:visited-style-name="Visited_20_Internet_20_Link">C Ping Protocol 1.0</text:a></text:h>
          <text:list xml:id="list8032360374166919018" text:style-name="L5">
            <text:list-item>
              <text:p text:style-name="P16">Description</text:p>
              <text:p text:style-name="P16"><text:soft-page-break/>This example pings Dynamixel. The ping returns Dynamixel’s Model Number. Ping is commonly used to verify that Dynamixel is successfully connected.</text:p>
            </text:list-item>
            <text:list-item>
              <text:p text:style-name="P16">Supported Dynamixels</text:p>
              <text:p text:style-name="P16">Protocol 1.0 Dynamixels</text:p>
            </text:list-item>
          </text:list>
          <text:h text:style-name="Heading_20_4" text:outline-level="4"><text:bookmark text:name="sample-code4"/>Sample code</text:h>
          <text:p text:style-name="Preformatted_20_Text"><text:span text:style-name="Source_20_Text">/*</text:span></text:p>
          <text:p text:style-name="Preformatted_20_Text"><text:span text:style-name="Source_20_Text">* ping.c</text:span></text:p>
          <text:p text:style-name="Preformatted_20_Text"><text:span text:style-name="Source_20_Text">*</text:span></text:p>
          <text:p text:style-name="Preformatted_20_Text"><text:span text:style-name="Source_20_Text">* <text:s/>Created on: 2016. 5. 16.</text:span></text:p>
          <text:p text:style-name="Preformatted_20_Text"><text:span text:style-name="Source_20_Text">* <text:s text:c="5"/>Author: Leon Ryu Woon Jung</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 <text:s text:c="4"/>ping Example <text:s text:c="5"/>*********</text:span></text:p>
          <text:p text:style-name="Preformatted_20_Text"><text:span text:style-name="Source_20_Text">//</text:span></text:p>
          <text:p text:style-name="Preformatted_20_Text"><text:span text:style-name="Source_20_Text">//</text:span></text:p>
          <text:p text:style-name="Preformatted_20_Text"><text:span text:style-name="Source_20_Text">// Available Dynamixel model on this example : All models using Protocol 1.0</text:span></text:p>
          <text:p text:style-name="Preformatted_20_Text"><text:span text:style-name="Source_20_Text">// This example is designed for using a Dynamixel MX-28, and an USB2DYNAMIXEL.</text:span></text:p>
          <text:p text:style-name="Preformatted_20_Text"><text:span text:style-name="Source_20_Text">// To use another Dynamixel model, such as X series, see their details in E-Manual(support.robotis.com) and edit below "#define"d variables yourself.</text:span></text:p>
          <text:p text:style-name="Preformatted_20_Text"><text:span text:style-name="Source_20_Text">// Be sure that Dynamixel MX properties are already set as %% ID : 1 / Baudnum : 1 (Baudrate : 1000000 [1M])</text:span></text:p>
          <text:p text:style-name="Preformatted_20_Text"><text:span text:style-name="Source_20_Text">//</text:span></text:p>
          <text:p text:style-name="Preformatted_20_Text"/>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reformatted_20_Text"><text:span text:style-name="Source_20_Text">#endif</text:span></text:p>
          <text:p text:style-name="Preformatted_20_Text"/>
          <text:p text:style-name="Preformatted_20_Text"><text:span text:style-name="Source_20_Text">#include &lt;stdio.h&gt;</text:span></text:p>
          <text:p text:style-name="Preformatted_20_Text"><text:span text:style-name="Source_20_Text">#include "dynamixel_sdk.h" <text:s text:c="34"/>// Uses Dynamixel SDK library</text:span></text:p>
          <text:p text:style-name="Preformatted_20_Text"/>
          <text:p text:style-name="Preformatted_20_Text"><text:span text:style-name="Source_20_Text">// Protocol version</text:span></text:p>
          <text:p text:style-name="Preformatted_20_Text"><text:span text:style-name="Source_20_Text">#define PROTOCOL_VERSION <text:s text:c="15"/>1.0 <text:s text:c="16"/>// See which protocol version is used in the Dynamixel</text:span></text:p>
          <text:p text:style-name="Preformatted_20_Text"/>
          <text:p text:style-name="Preformatted_20_Text"><text:span text:style-name="Source_20_Text">// Default setting</text:span></text:p>
          <text:p text:style-name="Preformatted_20_Text"><text:span text:style-name="Source_20_Text">#define DXL_ID <text:s text:c="25"/>1 <text:s text:c="18"/>// Dynamixel ID: 1</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reformatted_20_Text"><text:span text:style-name="Source_20_Text"><text:s text:c="60"/>// ex) Windows: "COM1" <text:s text:c="2"/>Linux: "/dev/ttyUSB0"</text:span></text:p>
          <text:p text:style-name="Preformatted_20_Text"/>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oft-page-break/><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_model_number; <text:s text:c="21"/>// Dynamixel model number</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text:soft-page-break/></text:p>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Try to ping the Dynamixel</text:span></text:p>
          <text:p text:style-name="Preformatted_20_Text"><text:span text:style-name="Source_20_Text"><text:s text:c="2"/>// Get Dynamixel model number</text:span></text:p>
          <text:p text:style-name="Preformatted_20_Text"><text:span text:style-name="Source_20_Text"><text:s text:c="2"/>dxl_model_number = pingGetModelNum(port_num, PROTOCOL_VERSION, DXL_ID);</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printf("[ID:%03d] ping Succeeded. Dynamixel model number : %d\n", DXL_ID, dxl_model_number);</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h text:style-name="Heading_20_4" text:outline-level="4"><text:bookmark text:name="details4"/>Details</text:h>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Text_20_body">This source includes above to get key input interruption while the example is running. Actual functions for getting the input is described in a little below.</text:p>
          <text:p text:style-name="P10"/>
          <text:p text:style-name="P9"/>
          <text:p text:style-name="P2"><text:span text:style-name="Source_20_Text">#include &lt;stdio.h&gt;</text:span></text:p>
          <text:p text:style-name="Text_20_body">The example shows Dynamixel status in sequence by the function <text:span text:style-name="Source_20_Text">printf()</text:span>. So here <text:span text:style-name="Source_20_Text">stdio.h</text:span> is needed.</text:p>
          <text:p text:style-name="P10"/>
          <text:p text:style-name="P9"/>
          <text:p text:style-name="P2"><text:span text:style-name="Source_20_Text">#include "dynamixel_sdk.h" <text:s text:c="34"/>// Uses Dynamixel SDK library</text:span></text:p>
          <text:p text:style-name="Text_20_body"><text:soft-page-break/>All libraries of Dynamixel SDK are linked with the header file <text:span text:style-name="Source_20_Text">dynamixel_sdk.h</text:span>.</text:p>
          <text:p text:style-name="P10"/>
          <text:p text:style-name="P9"/>
          <text:p text:style-name="Preformatted_20_Text"><text:span text:style-name="Source_20_Text">// Protocol version</text:span></text:p>
          <text:p text:style-name="P2"><text:span text:style-name="Source_20_Text">#define PROTOCOL_VERSION <text:s text:c="15"/>1.0 <text:s text:c="16"/>// See which protocol version is used in the Dynamixel</text:span></text:p>
          <text:p text:style-name="Text_20_body">Dynamixel uses either or both protocols: Protocol 1.0 and Protocol 2.0. Choose one of the Protocol which is appropriate in the Dynamixel.</text:p>
          <text:p text:style-name="P10"/>
          <text:p text:style-name="P9"/>
          <text:p text:style-name="Preformatted_20_Text"><text:span text:style-name="Source_20_Text">// Default setting</text:span></text:p>
          <text:p text:style-name="Preformatted_20_Text"><text:span text:style-name="Source_20_Text">#define DXL_ID <text:s text:c="25"/>1 <text:s text:c="18"/>// Dynamixel ID: 1</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2"><text:span text:style-name="Source_20_Text"><text:s text:c="60"/>// ex) Windows: "COM1" <text:s text:c="2"/>Linux: "/dev/ttyUSB0"</text:span></text:p>
          <text:p text:style-name="Text_20_body">Here we set some variables to let you freely change them and use them to run the example code.</text:p>
          <text:p text:style-name="Text_20_body">As the document previousl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P10"/>
          <text:p text:style-name="P9"/>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oft-page-break/><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Text_20_body">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10"/>
          <text:p text:style-name="P9"/>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16_t dxl_model_number; <text:s text:c="21"/>// Dynamixel model number</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oft-page-break/><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Try to ping the Dynamixel</text:span></text:p>
          <text:p text:style-name="Preformatted_20_Text"><text:span text:style-name="Source_20_Text"><text:s text:c="2"/>// Get Dynamixel model number</text:span></text:p>
          <text:p text:style-name="Preformatted_20_Text"><text:span text:style-name="Source_20_Text"><text:s text:c="2"/>dxl_model_number = pingGetModelNum(port_num, PROTOCOL_VERSION, DXL_ID);</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printf("[ID:%03d] ping Succeeded. Dynamixel model number : %d\n", DXL_ID, dxl_model_number);</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p text:style-name="Text_20_body">In <text:span text:style-name="Source_20_Text">main()</text:span> function, the codes call actual functions for Dynamixel control.</text:p>
          <text:p text:style-name="P10"/>
          <text:p text:style-name="P9"/>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2"><text:span text:style-name="Source_20_Text"><text:s text:c="2"/>int port_num = portHandler(DEVICENAME);</text:span></text:p>
          <text:p text:style-name="Text_20_body"><text:span text:style-name="Source_20_Text">portHandler()</text:span> function sets port path as <text:span text:style-name="Source_20_Text">DEVICENAME</text:span> and get <text:span text:style-name="Source_20_Text">port_num</text:span>, and prepares an appropriate functions for port control in controller OS automatically. <text:span text:style-name="Source_20_Text">port_num</text:span> would be used in many functions in the body of the code to specify the port for use.</text:p>
          <text:p text:style-name="P10"/>
          <text:p text:style-name="P9"/>
          <text:p text:style-name="Preformatted_20_Text"><text:span text:style-name="Source_20_Text"><text:s text:c="2"/>// Initialize PacketHandler Structs</text:span></text:p>
          <text:p text:style-name="P2"><text:span text:style-name="Source_20_Text"><text:s text:c="2"/>packetHandler();</text:span></text:p>
          <text:p text:style-name="Text_20_body"><text:span text:style-name="Source_20_Text">packetHandler()</text:span> function initializes parameters used for packet construction and packet storing.</text:p>
          <text:p text:style-name="P10"/>
          <text:p text:style-name="P9"/>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2"><text:span text:style-name="Source_20_Text"><text:s text:c="2"/>uint16_t dxl_model_number; <text:s text:c="21"/>// Dynamixel model number</text:span></text:p>
          <text:p text:style-name="Text_20_body"><text:span text:style-name="Source_20_Text">dxl_comm_result</text:span> indicates which error has been occurred during packet communication.</text:p>
          <text:p text:style-name="Text_20_body"><text:span text:style-name="Source_20_Text">dxl_error</text:span> shows the internal error in Dynamixel.</text:p>
          <text:p text:style-name="Text_20_body"><text:soft-page-break/><text:span text:style-name="Source_20_Text">dxl_model_number</text:span> keeps Dynamixel model number.</text:p>
          <text:p text:style-name="P10"/>
          <text:p text:style-name="P9"/>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6"/>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First, controller opens #<text:span text:style-name="Source_20_Text">port_num</text:span> port to do serial communication with the Dynamixel. If it fails to open the port, the example will be terminated.</text:p>
          <text:p text:style-name="P10"/>
          <text:p text:style-name="P9"/>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6"/>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Secondly, the controller sets the communication <text:span text:style-name="Source_20_Text">BAUDRATE</text:span> at #<text:span text:style-name="Source_20_Text">port_num</text:span> port opened previously.</text:p>
          <text:p text:style-name="P10"/>
          <text:p text:style-name="P9"/>
          <text:p text:style-name="Preformatted_20_Text"><text:span text:style-name="Source_20_Text"><text:s text:c="2"/>dxl_model_number = pingGetModelNum(port_num, PROTOCOL_VERSION, DXL_ID);</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2"><text:span text:style-name="Source_20_Text"><text:s text:c="2"/>}</text:span></text:p>
          <text:p text:style-name="Text_20_body"><text:span text:style-name="Source_20_Text">pingGetModelNum()</text:span> function orders to the #<text:span text:style-name="Source_20_Text">DXL_ID</text:span> Dynamixel through #<text:span text:style-name="Source_20_Text">port_num</text:span> port. Then, it receives the <text:span text:style-name="Source_20_Text">dxl_model_number</text:span>.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reformatted_20_Text"><text:soft-page-break/><text:span text:style-name="Source_20_Text"><text:s text:c="2"/>// Close port</text:span></text:p>
          <text:p text:style-name="Preformatted_20_Text"><text:span text:style-name="Source_20_Text"><text:s text:c="2"/>closePort(port_num);</text:span></text:p>
          <text:p text:style-name="Preformatted_20_Text"/>
          <text:p text:style-name="P2"><text:span text:style-name="Source_20_Text"><text:s text:c="2"/>return 0;</text:span></text:p>
          <text:p text:style-name="Text_20_body">Finally, port becomes disposed.</text:p>
        </text:section>
      </text:section>
      <text:p text:style-name="Standard">© 2019 ROBOTIS. Powered by <text:a xlink:type="simple" xlink:href="http://jekyllrb.com/" text:style-name="Internet_20_link" text:visited-style-name="Visited_20_Internet_20_Link">Jekyll</text:a> &amp; <text:a xlink:type="simple" xlink:href="https://mademistakes.com/work/minimal-mistakes-jekyll-theme/" text:style-name="Internet_20_link" text:visited-style-name="Visited_20_Internet_20_Link">Minimal Mistakes</text:a>.</text:p>
      <text:p text:style-name="P5"/>
      <text:p text:style-name="Standard"/>
      <text:p text:style-name="Standard"/>
      <text:p text:style-name="P8"/>
      <text:section text:style-name="Sect1" text:name="Section40">
        <text:section text:style-name="Sect1" text:name="Section41">
          <text:h text:style-name="Heading_20_3" text:outline-level="3"><text:bookmark text:name="c-reset-protocol-10"/><text:a xlink:type="simple" xlink:href="http://emanual.robotis.com/docs/en/software/dynamixel/dynamixel_sdk/sample_code/c_reset_protocol_1_0/#c-reset-protocol-10" text:style-name="Internet_20_link" text:visited-style-name="Visited_20_Internet_20_Link">C Reset Protocol 1.0</text:a></text:h>
          <text:list xml:id="list2107765804731297288" text:style-name="L6">
            <text:list-item>
              <text:p text:style-name="P17">Description</text:p>
              <text:p text:style-name="P17">This example resets all Dynamixel settings to factory defaults, including rate ID (1) and baud rate (57600 bps):</text:p>
            </text:list-item>
            <text:list-item>
              <text:p text:style-name="P17">Supported Dynamixels</text:p>
              <text:p text:style-name="P17">Protocol 1.0 Dynamixels</text:p>
            </text:list-item>
          </text:list>
          <text:h text:style-name="Heading_20_4" text:outline-level="4"><text:bookmark text:name="sample-code5"/>Sample code</text:h>
          <text:p text:style-name="Preformatted_20_Text"><text:span text:style-name="Source_20_Text">/*</text:span></text:p>
          <text:p text:style-name="Preformatted_20_Text"><text:span text:style-name="Source_20_Text">* reset.c</text:span></text:p>
          <text:p text:style-name="Preformatted_20_Text"><text:span text:style-name="Source_20_Text">*</text:span></text:p>
          <text:p text:style-name="Preformatted_20_Text"><text:span text:style-name="Source_20_Text">* <text:s/>Created on: 2016. 5. 16.</text:span></text:p>
          <text:p text:style-name="Preformatted_20_Text"><text:span text:style-name="Source_20_Text">* <text:s text:c="5"/>Author: Leon Ryu Woon Jung</text:span></text:p>
          <text:p text:style-name="Preformatted_20_Text"><text:span text:style-name="Source_20_Text">*/</text:span></text:p>
          <text:p text:style-name="Preformatted_20_Text"/>
          <text:p text:style-name="Preformatted_20_Text"><text:span text:style-name="Source_20_Text">//</text:span></text:p>
          <text:p text:style-name="Preformatted_20_Text"><text:span text:style-name="Source_20_Text">// ********* <text:s text:c="4"/>Factory Reset Example <text:s text:c="5"/>*********</text:span></text:p>
          <text:p text:style-name="Preformatted_20_Text"><text:span text:style-name="Source_20_Text">//</text:span></text:p>
          <text:p text:style-name="Preformatted_20_Text"><text:span text:style-name="Source_20_Text">//</text:span></text:p>
          <text:p text:style-name="Preformatted_20_Text"><text:span text:style-name="Source_20_Text">// Available Dynamixel model on this example : All models using Protocol 1.0</text:span></text:p>
          <text:p text:style-name="Preformatted_20_Text"><text:span text:style-name="Source_20_Text">// This example is designed for using a Dynamixel MX-28, and an USB2DYNAMIXEL.</text:span></text:p>
          <text:p text:style-name="Preformatted_20_Text"><text:span text:style-name="Source_20_Text">// To use another Dynamixel model, such as X series, see their details in E-Manual(support.robotis.com) and edit below "#define"d variables yourself.</text:span></text:p>
          <text:p text:style-name="Preformatted_20_Text"><text:span text:style-name="Source_20_Text">// Be sure that Dynamixel PRO properties are already set as %% ID : 1 / Baudnum : 1 (Baudrate : 1000000 [1M])</text:span></text:p>
          <text:p text:style-name="Preformatted_20_Text"><text:span text:style-name="Source_20_Text">//</text:span></text:p>
          <text:p text:style-name="Preformatted_20_Text"/>
          <text:p text:style-name="Preformatted_20_Text"><text:span text:style-name="Source_20_Text">// Be aware that:</text:span></text:p>
          <text:p text:style-name="Preformatted_20_Text"><text:span text:style-name="Source_20_Text">// This example resets all properties of Dynamixel to default values, such as %% ID : 1 / Baudnum : 34 (Baudrate : 57600)</text:span></text:p>
          <text:p text:style-name="Preformatted_20_Text"><text:span text:style-name="Source_20_Text">//</text:span></text:p>
          <text:p text:style-name="Preformatted_20_Text"/>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reformatted_20_Text"><text:span text:style-name="Source_20_Text">#endif</text:span></text:p>
          <text:p text:style-name="Preformatted_20_Text"/>
          <text:p text:style-name="Preformatted_20_Text"><text:span text:style-name="Source_20_Text">#include &lt;stdio.h&gt;</text:span></text:p>
          <text:p text:style-name="Preformatted_20_Text"><text:span text:style-name="Source_20_Text">#include "dynamixel_sdk.h" <text:s text:c="34"/>// Uses Dynamixel SDK library</text:span></text:p>
          <text:p text:style-name="Preformatted_20_Text"><text:soft-page-break/></text:p>
          <text:p text:style-name="Preformatted_20_Text"><text:span text:style-name="Source_20_Text">// Control table address</text:span></text:p>
          <text:p text:style-name="Preformatted_20_Text"><text:span text:style-name="Source_20_Text">#define ADDR_MX_BAUDRATE <text:s text:c="15"/>4 <text:s text:c="18"/>// Control table address is different in Dynamixel model</text:span></text:p>
          <text:p text:style-name="Preformatted_20_Text"/>
          <text:p text:style-name="Preformatted_20_Text"><text:span text:style-name="Source_20_Text">// Protocol version</text:span></text:p>
          <text:p text:style-name="Preformatted_20_Text"><text:span text:style-name="Source_20_Text">#define PROTOCOL_VERSION <text:s text:c="15"/>1.0 <text:s text:c="16"/>// See which protocol version is used in the Dynamixel</text:span></text:p>
          <text:p text:style-name="Preformatted_20_Text"/>
          <text:p text:style-name="Preformatted_20_Text"><text:span text:style-name="Source_20_Text">// Default setting</text:span></text:p>
          <text:p text:style-name="Preformatted_20_Text"><text:span text:style-name="Source_20_Text">#define DXL_ID <text:s text:c="25"/>1 <text:s text:c="18"/>// Dynamixel ID: 1</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reformatted_20_Text"><text:span text:style-name="Source_20_Text"><text:s text:c="60"/>// ex) Windows: "COM1" <text:s text:c="2"/>Linux: "/dev/ttyUSB0"</text:span></text:p>
          <text:p text:style-name="Preformatted_20_Text"/>
          <text:p text:style-name="Preformatted_20_Text"><text:span text:style-name="Source_20_Text">#define FACTORYRST_DEFAULTBAUDRATE <text:s text:c="5"/>57600 <text:s text:c="14"/>// Dynamixel baudrate set by factoryreset</text:span></text:p>
          <text:p text:style-name="Preformatted_20_Text"><text:span text:style-name="Source_20_Text">#define NEW_BAUDNUM <text:s text:c="20"/>1 <text:s text:c="18"/>// New baudnum to recover Dynamixel baudrate as it was</text:span></text:p>
          <text:p text:style-name="Preformatted_20_Text"><text:span text:style-name="Source_20_Text">#define OPERATION_MODE <text:s text:c="17"/>0x00 <text:s text:c="15"/>// Mode is unavailable in Protocol 1.0 Reset</text:span></text:p>
          <text:p text:style-name="Preformatted_20_Text"/>
          <text:p text:style-name="Preformatted_20_Text"><text:span text:style-name="Source_20_Text">#define TORQUE_ENABLE <text:s text:c="18"/>1 <text:s text:c="18"/>// Value for enabling the torque</text:span></text:p>
          <text:p text:style-name="Preformatted_20_Text"><text:span text:style-name="Source_20_Text">#define TORQUE_DISABLE <text:s text:c="17"/>0 <text:s text:c="18"/>// Value for disabling the torque</text:span></text:p>
          <text:p text:style-name="Preformatted_20_Text"/>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text:soft-page-break/></text:p>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void msecSleep(int waitTime)</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4"/>usleep(waitTime * 1000);</text:span></text:p>
          <text:p text:style-name="Preformatted_20_Text"><text:span text:style-name="Source_20_Text">#elif defined(_WIN32) || defined(_WIN64)</text:span></text:p>
          <text:p text:style-name="Preformatted_20_Text"><text:span text:style-name="Source_20_Text"><text:s text:c="4"/>Sleep(waitTime);</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8_t dxl_baudnum_read; <text:s text:c="22"/>// Read baudnum</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Read present baudrate of the controller</text:span></text:p>
          <text:p text:style-name="Preformatted_20_Text"><text:soft-page-break/><text:span text:style-name="Source_20_Text"><text:s text:c="2"/>printf("Now the controller baudrate is : %d\n", getBaudRate(port_num));</text:span></text:p>
          <text:p text:style-name="Preformatted_20_Text"/>
          <text:p text:style-name="Preformatted_20_Text"><text:span text:style-name="Source_20_Text"><text:s text:c="2"/>// Try factoryreset</text:span></text:p>
          <text:p text:style-name="Preformatted_20_Text"><text:span text:style-name="Source_20_Text"><text:s text:c="2"/>printf("[ID:%03d] Try factoryreset : ", DXL_ID);</text:span></text:p>
          <text:p text:style-name="Preformatted_20_Text"><text:span text:style-name="Source_20_Text"><text:s text:c="2"/>factoryReset(port_num, PROTOCOL_VERSION, DXL_ID, OPERATION_MOD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f("Aborted\n");</text:span></text:p>
          <text:p text:style-name="Preformatted_20_Text"><text:span text:style-name="Source_20_Text"><text:s text:c="4"/>printTxRxResult(PROTOCOL_VERSION, dxl_comm_result);</text:span></text:p>
          <text:p text:style-name="Preformatted_20_Text"><text:span text:style-name="Source_20_Text"><text:s text:c="4"/>return 0;</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Wait for reset</text:span></text:p>
          <text:p text:style-name="Preformatted_20_Text"><text:span text:style-name="Source_20_Text"><text:s text:c="2"/>printf("Wait for reset...\n");</text:span></text:p>
          <text:p text:style-name="Preformatted_20_Text"><text:span text:style-name="Source_20_Text"><text:s text:c="2"/>msecSleep(2000);</text:span></text:p>
          <text:p text:style-name="Preformatted_20_Text"/>
          <text:p text:style-name="Preformatted_20_Text"><text:span text:style-name="Source_20_Text"><text:s text:c="2"/>printf("[ID:%03d] factoryReset Success!\n", DXL_ID);</text:span></text:p>
          <text:p text:style-name="Preformatted_20_Text"/>
          <text:p text:style-name="Preformatted_20_Text"><text:span text:style-name="Source_20_Text"><text:s text:c="2"/>// Set controller baudrate to dxl default baudrate</text:span></text:p>
          <text:p text:style-name="Preformatted_20_Text"><text:span text:style-name="Source_20_Text"><text:s text:c="2"/>if (setBaudRate(port_num, FACTORYRST_DEFAULTBAUDRATE))</text:span></text:p>
          <text:p text:style-name="Preformatted_20_Text"><text:span text:style-name="Source_20_Text"><text:s text:c="2"/>{</text:span></text:p>
          <text:p text:style-name="Preformatted_20_Text"><text:span text:style-name="Source_20_Text"><text:s text:c="4"/>printf("Succeed to change the controller baudrate to : %d\n", FACTORYRST_DEFAULT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controller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reformatted_20_Text"><text:span text:style-name="Source_20_Text"><text:s text:c="2"/>}</text:span></text:p>
          <text:p text:style-name="Preformatted_20_Text"/>
          <text:p text:style-name="Preformatted_20_Text"><text:span text:style-name="Source_20_Text"><text:s text:c="2"/>// Write new baudnum</text:span></text:p>
          <text:p text:style-name="Preformatted_20_Text"><text:span text:style-name="Source_20_Text"><text:s text:c="2"/>write1ByteTxRx(port_num, PROTOCOL_VERSION, DXL_ID, ADDR_MX_BAUDRATE, NEW_BAUDNUM);</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oft-page-break/><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Set Dynamixel baudnum to : %d\n", DXL_ID, NEW_BAUDNUM);</text:span></text:p>
          <text:p text:style-name="Preformatted_20_Text"><text:span text:style-name="Source_20_Text"><text:s text:c="2"/>}</text:span></text:p>
          <text:p text:style-name="Preformatted_20_Text"/>
          <text:p text:style-name="Preformatted_20_Text"><text:span text:style-name="Source_20_Text"><text:s text:c="2"/>// Set port baudrate to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 to change the controller baudrate to : %d\n", 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controller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msecSleep(200);</text:span></text:p>
          <text:p text:style-name="Preformatted_20_Text"/>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reformatted_20_Text"><text:span text:style-name="Source_20_Text"><text:s text:c="2"/>}</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h text:style-name="Heading_20_4" text:outline-level="4"><text:bookmark text:name="details5"/>Details</text:h>
          <text:p text:style-name="Preformatted_20_Text"><text:span text:style-name="Source_20_Text">#ifdef __linux__</text:span></text:p>
          <text:p text:style-name="Preformatted_20_Text"><text:span text:style-name="Source_20_Text">#include &lt;unistd.h&gt;</text:span></text:p>
          <text:p text:style-name="Preformatted_20_Text"><text:span text:style-name="Source_20_Text">#include &lt;fcntl.h&gt;</text:span></text:p>
          <text:p text:style-name="Preformatted_20_Text"><text:span text:style-name="Source_20_Text">#include &lt;termios.h&gt;</text:span></text:p>
          <text:p text:style-name="Preformatted_20_Text"><text:span text:style-name="Source_20_Text">#elif defined(_WIN32) || defined(_WIN64)</text:span></text:p>
          <text:p text:style-name="Preformatted_20_Text"><text:span text:style-name="Source_20_Text">#include &lt;conio.h&gt;</text:span></text:p>
          <text:p text:style-name="P2"><text:span text:style-name="Source_20_Text">#endif</text:span></text:p>
          <text:p text:style-name="Text_20_body">This source includes above to get key input interruption while the example is running. Actual functions for getting the input is described in a little below.</text:p>
          <text:p text:style-name="P10"/>
          <text:p text:style-name="P9"/>
          <text:p text:style-name="P2"><text:soft-page-break/><text:span text:style-name="Source_20_Text">#include &lt;stdio.h&gt;</text:span></text:p>
          <text:p text:style-name="Text_20_body">The example shows Dynamixel status in sequence by the function <text:span text:style-name="Source_20_Text">printf()</text:span>. So here <text:span text:style-name="Source_20_Text">stdio.h</text:span> is needed.</text:p>
          <text:p text:style-name="P10"/>
          <text:p text:style-name="P9"/>
          <text:p text:style-name="P2"><text:span text:style-name="Source_20_Text">#include "dynamixel_sdk.h" <text:s text:c="34"/>// Uses Dynamixel SDK library</text:span></text:p>
          <text:p text:style-name="Text_20_body">All libraries of Dynamixel SDK are linked with the header file <text:span text:style-name="Source_20_Text">dynamixel_sdk.h</text:span>.</text:p>
          <text:p text:style-name="P10"/>
          <text:p text:style-name="P9"/>
          <text:p text:style-name="Preformatted_20_Text"><text:span text:style-name="Source_20_Text">// Control table address</text:span></text:p>
          <text:p text:style-name="P2"><text:span text:style-name="Source_20_Text">#define ADDR_MX_BAUDRATE <text:s text:c="15"/>4 <text:s text:c="18"/>// Control table address is different in Dynamixel model</text:span></text:p>
          <text:p text:style-name="Text_20_body">Dynamixel series have their own control tables: Addresses and Byte Length in each items. To control one of the items, its address (and length if necessary) is required. Find your requirements in <text:a xlink:type="simple" xlink:href="http://emanual.robotis.com/" text:style-name="Internet_20_link" text:visited-style-name="Visited_20_Internet_20_Link">http://emanual.robotis.com/</text:a>.</text:p>
          <text:p text:style-name="P10"/>
          <text:p text:style-name="P9"/>
          <text:p text:style-name="Preformatted_20_Text"><text:span text:style-name="Source_20_Text">// Protocol version</text:span></text:p>
          <text:p text:style-name="P2"><text:span text:style-name="Source_20_Text">#define PROTOCOL_VERSION <text:s text:c="15"/>1.0 <text:s text:c="16"/>// See which protocol version is used in the Dynamixel</text:span></text:p>
          <text:p text:style-name="Text_20_body">Dynamixel uses either or both protocols: Protocol 1.0 and Protocol 2.0. Choose one of the Protocol which is appropriate in the Dynamixel.</text:p>
          <text:p text:style-name="P10"/>
          <text:p text:style-name="P9"/>
          <text:p text:style-name="Preformatted_20_Text"><text:span text:style-name="Source_20_Text">// Default setting</text:span></text:p>
          <text:p text:style-name="Preformatted_20_Text"><text:span text:style-name="Source_20_Text">#define DXL_ID <text:s text:c="25"/>1 <text:s text:c="18"/>// Dynamixel ID: 1</text:span></text:p>
          <text:p text:style-name="Preformatted_20_Text"><text:span text:style-name="Source_20_Text">#define BAUDRATE <text:s text:c="23"/>1000000</text:span></text:p>
          <text:p text:style-name="Preformatted_20_Text"><text:span text:style-name="Source_20_Text">#define DEVICENAME <text:s text:c="21"/>"/dev/ttyUSB0" <text:s text:c="5"/>// Check which port is being used on your controller</text:span></text:p>
          <text:p text:style-name="Preformatted_20_Text"><text:span text:style-name="Source_20_Text"><text:s text:c="60"/>// ex) Windows: "COM1" <text:s text:c="2"/>Linux: "/dev/ttyUSB0"</text:span></text:p>
          <text:p text:style-name="Preformatted_20_Text"/>
          <text:p text:style-name="Preformatted_20_Text"><text:span text:style-name="Source_20_Text">#define FACTORYRST_DEFAULTBAUDRATE <text:s text:c="5"/>57600 <text:s text:c="14"/>// Dynamixel baudrate set by factoryreset</text:span></text:p>
          <text:p text:style-name="Preformatted_20_Text"><text:span text:style-name="Source_20_Text">#define NEW_BAUDNUM <text:s text:c="20"/>1 <text:s text:c="18"/>// New baudnum to recover Dynamixel baudrate as it was</text:span></text:p>
          <text:p text:style-name="P2"><text:span text:style-name="Source_20_Text">#define OPERATION_MODE <text:s text:c="17"/>0x00 <text:s text:c="15"/>// Mode is unavailable in Protocol 1.0 Reset</text:span></text:p>
          <text:p text:style-name="Text_20_body">Here we set some variables to let you freely change them and use them to run the example code.</text:p>
          <text:p text:style-name="Text_20_body">As the document previously said in <text:a xlink:type="simple" xlink:href="http://emanual.robotis.com/docs/en/software/dynamixel/dynamixel_sdk/device_setup/#dynamixel" text:style-name="Internet_20_link" text:visited-style-name="Visited_20_Internet_20_Link">previous chapter</text:a>, customize Dynamixel control table items, such as <text:span text:style-name="Source_20_Text">DXL_ID</text:span> number, communication <text:span text:style-name="Source_20_Text">BAUDRATE</text:span>, and the <text:span text:style-name="Source_20_Text">DEVICENAME</text:span>, on your own terms of needs. In particular, <text:span text:style-name="Source_20_Text">BAUDRATE</text:span> and <text:span text:style-name="Source_20_Text">DEVICENAME</text:span> have systematical dependencies on your controller, so make clear what kind of communication method you will use.</text:p>
          <text:p text:style-name="Text_20_body"><text:soft-page-break/>Since the factory reset recovers the Dynamixel control table items to the original state, the baudrate of controller serial port should be set to its changed baudrate(<text:span text:style-name="Source_20_Text">FACTORYRST_DEFAULTBAUDRATE</text:span> : 57600 bps) as well. After that, controller sets its baudrate to the value (1000000 bps : <text:span text:style-name="Source_20_Text">NEW_BAUDNUM</text:span> = 1) before factory reset.</text:p>
          <text:p text:style-name="Text_20_body">In Protocol 1.0, only one mode that resets whole items is avaiable.</text:p>
          <text:p text:style-name="P10"/>
          <text:p text:style-name="P9"/>
          <text:p text:style-name="Preformatted_20_Text"><text:span text:style-name="Source_20_Text">int getch()</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ch = getchar();</text:span></text:p>
          <text:p text:style-name="Preformatted_20_Text"><text:span text:style-name="Source_20_Text"><text:s text:c="2"/>tcsetattr(STDIN_FILENO, TCSANOW, &amp;oldt);</text:span></text:p>
          <text:p text:style-name="Preformatted_20_Text"><text:span text:style-name="Source_20_Text"><text:s text:c="2"/>return ch;</text:span></text:p>
          <text:p text:style-name="Preformatted_20_Text"><text:span text:style-name="Source_20_Text">#elif defined(_WIN32) || defined(_WIN64)</text:span></text:p>
          <text:p text:style-name="Preformatted_20_Text"><text:span text:style-name="Source_20_Text"><text:s text:c="2"/>return _getch();</text:span></text:p>
          <text:p text:style-name="Preformatted_20_Text"><text:span text:style-name="Source_20_Text">#endif</text:span></text:p>
          <text:p text:style-name="Preformatted_20_Text"><text:span text:style-name="Source_20_Text">}</text:span></text:p>
          <text:p text:style-name="Preformatted_20_Text"/>
          <text:p text:style-name="Preformatted_20_Text"><text:span text:style-name="Source_20_Text">int kbhit(void)</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2"/>struct termios oldt, newt;</text:span></text:p>
          <text:p text:style-name="Preformatted_20_Text"><text:span text:style-name="Source_20_Text"><text:s text:c="2"/>int ch;</text:span></text:p>
          <text:p text:style-name="Preformatted_20_Text"><text:span text:style-name="Source_20_Text"><text:s text:c="2"/>int oldf;</text:span></text:p>
          <text:p text:style-name="Preformatted_20_Text"/>
          <text:p text:style-name="Preformatted_20_Text"><text:span text:style-name="Source_20_Text"><text:s text:c="2"/>tcgetattr(STDIN_FILENO, &amp;oldt);</text:span></text:p>
          <text:p text:style-name="Preformatted_20_Text"><text:span text:style-name="Source_20_Text"><text:s text:c="2"/>newt = oldt;</text:span></text:p>
          <text:p text:style-name="Preformatted_20_Text"><text:span text:style-name="Source_20_Text"><text:s text:c="2"/>newt.c_lflag &amp;= ~(ICANON | ECHO);</text:span></text:p>
          <text:p text:style-name="Preformatted_20_Text"><text:span text:style-name="Source_20_Text"><text:s text:c="2"/>tcsetattr(STDIN_FILENO, TCSANOW, &amp;newt);</text:span></text:p>
          <text:p text:style-name="Preformatted_20_Text"><text:span text:style-name="Source_20_Text"><text:s text:c="2"/>oldf = fcntl(STDIN_FILENO, F_GETFL, 0);</text:span></text:p>
          <text:p text:style-name="Preformatted_20_Text"><text:span text:style-name="Source_20_Text"><text:s text:c="2"/>fcntl(STDIN_FILENO, F_SETFL, oldf | O_NONBLOCK);</text:span></text:p>
          <text:p text:style-name="Preformatted_20_Text"/>
          <text:p text:style-name="Preformatted_20_Text"><text:span text:style-name="Source_20_Text"><text:s text:c="2"/>ch = getchar();</text:span></text:p>
          <text:p text:style-name="Preformatted_20_Text"/>
          <text:p text:style-name="Preformatted_20_Text"><text:span text:style-name="Source_20_Text"><text:s text:c="2"/>tcsetattr(STDIN_FILENO, TCSANOW, &amp;oldt);</text:span></text:p>
          <text:p text:style-name="Preformatted_20_Text"><text:span text:style-name="Source_20_Text"><text:s text:c="2"/>fcntl(STDIN_FILENO, F_SETFL, oldf);</text:span></text:p>
          <text:p text:style-name="Preformatted_20_Text"/>
          <text:p text:style-name="Preformatted_20_Text"><text:span text:style-name="Source_20_Text"><text:s text:c="2"/>if (ch != EOF)</text:span></text:p>
          <text:p text:style-name="Preformatted_20_Text"><text:span text:style-name="Source_20_Text"><text:s text:c="2"/>{</text:span></text:p>
          <text:p text:style-name="Preformatted_20_Text"><text:span text:style-name="Source_20_Text"><text:s text:c="4"/>ungetc(ch, stdin);</text:span></text:p>
          <text:p text:style-name="Preformatted_20_Text"><text:span text:style-name="Source_20_Text"><text:s text:c="4"/>return 1;</text:span></text:p>
          <text:p text:style-name="Preformatted_20_Text"><text:span text:style-name="Source_20_Text"><text:s text:c="2"/>}</text:span></text:p>
          <text:p text:style-name="Preformatted_20_Text"/>
          <text:p text:style-name="Preformatted_20_Text"><text:span text:style-name="Source_20_Text"><text:s text:c="2"/>return 0;</text:span></text:p>
          <text:p text:style-name="Preformatted_20_Text"><text:span text:style-name="Source_20_Text">#elif defined(_WIN32) || defined(_WIN64)</text:span></text:p>
          <text:p text:style-name="Preformatted_20_Text"><text:span text:style-name="Source_20_Text"><text:s text:c="2"/>return _kbhit();</text:span></text:p>
          <text:p text:style-name="Preformatted_20_Text"><text:span text:style-name="Source_20_Text">#endif</text:span></text:p>
          <text:p text:style-name="P2"><text:span text:style-name="Source_20_Text">}</text:span></text:p>
          <text:p text:style-name="Text_20_body">These functions accept the key inputs in terms of example action. The example codes mainly apply the function <text:span text:style-name="Source_20_Text">getch()</text:span> rather than the function <text:span text:style-name="Source_20_Text">kbhit()</text:span> to get information which key has been pressed.</text:p>
          <text:p text:style-name="Preformatted_20_Text"><text:soft-page-break/><text:span text:style-name="Source_20_Text">void msecSleep(int waitTime)</text:span></text:p>
          <text:p text:style-name="Preformatted_20_Text"><text:span text:style-name="Source_20_Text">{</text:span></text:p>
          <text:p text:style-name="Preformatted_20_Text"><text:span text:style-name="Source_20_Text">#ifdef __linux__</text:span></text:p>
          <text:p text:style-name="Preformatted_20_Text"><text:span text:style-name="Source_20_Text"><text:s text:c="4"/>usleep(waitTime * 1000);</text:span></text:p>
          <text:p text:style-name="Preformatted_20_Text"><text:span text:style-name="Source_20_Text">#elif defined(_WIN32) || defined(_WIN64)</text:span></text:p>
          <text:p text:style-name="Preformatted_20_Text"><text:span text:style-name="Source_20_Text"><text:s text:c="4"/>Sleep(waitTime);</text:span></text:p>
          <text:p text:style-name="Preformatted_20_Text"><text:span text:style-name="Source_20_Text">#endif</text:span></text:p>
          <text:p text:style-name="P2"><text:span text:style-name="Source_20_Text">}</text:span></text:p>
          <text:p text:style-name="Text_20_body"><text:span text:style-name="Source_20_Text">msecSleep()</text:span> function halt the computational process in which this function is used.</text:p>
          <text:p text:style-name="Preformatted_20_Text"><text:span text:style-name="Source_20_Text">int main()</text:span></text:p>
          <text:p text:style-name="Preformatted_20_Text"><text:span text:style-name="Source_20_Text">{</text:span></text:p>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reformatted_20_Text"><text:span text:style-name="Source_20_Text"><text:s text:c="2"/>int port_num = portHandler(DEVICENAME);</text:span></text:p>
          <text:p text:style-name="Preformatted_20_Text"/>
          <text:p text:style-name="Preformatted_20_Text"><text:span text:style-name="Source_20_Text"><text:s text:c="2"/>// Initialize PacketHandler Structs</text:span></text:p>
          <text:p text:style-name="Preformatted_20_Text"><text:span text:style-name="Source_20_Text"><text:s text:c="2"/>packetHandler();</text:span></text:p>
          <text:p text:style-name="Preformatted_20_Text"/>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reformatted_20_Text"><text:span text:style-name="Source_20_Text"><text:s text:c="2"/>uint8_t dxl_baudnum_read; <text:s text:c="22"/>// Read baudnum</text:span></text:p>
          <text:p text:style-name="Preformatted_20_Text"/>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4"/>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open the port!\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Read present baudrate of the controller</text:span></text:p>
          <text:p text:style-name="Preformatted_20_Text"><text:span text:style-name="Source_20_Text"><text:s text:c="2"/>printf("Now the controller baudrate is : %d\n", getBaudRate(port_num));</text:span></text:p>
          <text:p text:style-name="Preformatted_20_Text"/>
          <text:p text:style-name="Preformatted_20_Text"><text:span text:style-name="Source_20_Text"><text:s text:c="2"/>// Try factoryreset</text:span></text:p>
          <text:p text:style-name="Preformatted_20_Text"><text:span text:style-name="Source_20_Text"><text:s text:c="2"/>printf("[ID:%03d] Try factoryreset : ", DXL_ID);</text:span></text:p>
          <text:p text:style-name="Preformatted_20_Text"><text:span text:style-name="Source_20_Text"><text:s text:c="2"/>factoryReset(port_num, PROTOCOL_VERSION, DXL_ID, OPERATION_MOD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f("Aborted\n");</text:span></text:p>
          <text:p text:style-name="Preformatted_20_Text"><text:span text:style-name="Source_20_Text"><text:s text:c="4"/>printTxRxResult(PROTOCOL_VERSION, dxl_comm_result);</text:span></text:p>
          <text:p text:style-name="Preformatted_20_Text"><text:soft-page-break/><text:span text:style-name="Source_20_Text"><text:s text:c="4"/>return 0;</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
          <text:p text:style-name="Preformatted_20_Text"><text:span text:style-name="Source_20_Text"><text:s text:c="2"/>// Wait for reset</text:span></text:p>
          <text:p text:style-name="Preformatted_20_Text"><text:span text:style-name="Source_20_Text"><text:s text:c="2"/>printf("Wait for reset...\n");</text:span></text:p>
          <text:p text:style-name="Preformatted_20_Text"><text:span text:style-name="Source_20_Text"><text:s text:c="2"/>msecSleep(2000);</text:span></text:p>
          <text:p text:style-name="Preformatted_20_Text"/>
          <text:p text:style-name="Preformatted_20_Text"><text:span text:style-name="Source_20_Text"><text:s text:c="2"/>printf("[ID:%03d] factoryReset Success!\n", DXL_ID);</text:span></text:p>
          <text:p text:style-name="Preformatted_20_Text"/>
          <text:p text:style-name="Preformatted_20_Text"><text:span text:style-name="Source_20_Text"><text:s text:c="2"/>// Set controller baudrate to dxl default baudrate</text:span></text:p>
          <text:p text:style-name="Preformatted_20_Text"><text:span text:style-name="Source_20_Text"><text:s text:c="2"/>if (setBaudRate(port_num, FACTORYRST_DEFAULTBAUDRATE))</text:span></text:p>
          <text:p text:style-name="Preformatted_20_Text"><text:span text:style-name="Source_20_Text"><text:s text:c="2"/>{</text:span></text:p>
          <text:p text:style-name="Preformatted_20_Text"><text:span text:style-name="Source_20_Text"><text:s text:c="4"/>printf("Succeed to change the controller baudrate to : %d\n", FACTORYRST_DEFAULT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controller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reformatted_20_Text"><text:span text:style-name="Source_20_Text"><text:s text:c="2"/>}</text:span></text:p>
          <text:p text:style-name="Preformatted_20_Text"/>
          <text:p text:style-name="Preformatted_20_Text"><text:span text:style-name="Source_20_Text"><text:s text:c="2"/>// Write new baudnum</text:span></text:p>
          <text:p text:style-name="Preformatted_20_Text"><text:span text:style-name="Source_20_Text"><text:s text:c="2"/>write1ByteTxRx(port_num, PROTOCOL_VERSION, DXL_ID, ADDR_MX_BAUDRATE, NEW_BAUDNUM);</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Set Dynamixel baudnum to : %d\n", DXL_ID, NEW_BAUDNUM);</text:span></text:p>
          <text:p text:style-name="Preformatted_20_Text"><text:span text:style-name="Source_20_Text"><text:s text:c="2"/>}</text:span></text:p>
          <text:p text:style-name="Preformatted_20_Text"/>
          <text:p text:style-name="Preformatted_20_Text"><text:span text:style-name="Source_20_Text"><text:s text:c="2"/>// Set port baudrate to BAUDRATE</text:span></text:p>
          <text:p text:style-name="Preformatted_20_Text"><text:span text:style-name="Source_20_Text"><text:s text:c="2"/>if (setBaudRate(port_num, BAUDRATE))</text:span></text:p>
          <text:p text:style-name="Preformatted_20_Text"><text:soft-page-break/><text:span text:style-name="Source_20_Text"><text:s text:c="2"/>{</text:span></text:p>
          <text:p text:style-name="Preformatted_20_Text"><text:span text:style-name="Source_20_Text"><text:s text:c="4"/>printf("Succeed to change the controller baudrate to : %d\n", 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controller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msecSleep(200);</text:span></text:p>
          <text:p text:style-name="Preformatted_20_Text"/>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reformatted_20_Text"><text:span text:style-name="Source_20_Text"><text:s text:c="2"/>}</text:span></text:p>
          <text:p text:style-name="Preformatted_20_Text"/>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reformatted_20_Text"><text:span text:style-name="Source_20_Text"><text:s text:c="2"/>return 0;</text:span></text:p>
          <text:p text:style-name="P2"><text:span text:style-name="Source_20_Text">}</text:span></text:p>
          <text:p text:style-name="Text_20_body">In <text:span text:style-name="Source_20_Text">main()</text:span> function, the codes call actual functions for Dynamixel control.</text:p>
          <text:p text:style-name="P10"/>
          <text:p text:style-name="P9"/>
          <text:p text:style-name="Preformatted_20_Text"><text:span text:style-name="Source_20_Text"><text:s text:c="2"/>// Initialize PortHandler Structs</text:span></text:p>
          <text:p text:style-name="Preformatted_20_Text"><text:span text:style-name="Source_20_Text"><text:s text:c="2"/>// Set the port path</text:span></text:p>
          <text:p text:style-name="Preformatted_20_Text"><text:span text:style-name="Source_20_Text"><text:s text:c="2"/>// Get methods and members of PortHandlerLinux or PortHandlerWindows</text:span></text:p>
          <text:p text:style-name="P2"><text:span text:style-name="Source_20_Text"><text:s text:c="2"/>int port_num = portHandler(DEVICENAME);</text:span></text:p>
          <text:p text:style-name="Text_20_body"><text:span text:style-name="Source_20_Text">portHandler()</text:span> function sets port path as <text:span text:style-name="Source_20_Text">DEVICENAME</text:span> and get <text:span text:style-name="Source_20_Text">port_num</text:span>, and prepares an appropriate functions for port control in controller OS automatically. <text:span text:style-name="Source_20_Text">port_num</text:span> would be used in many functions in the body of the code to specify the port for use.</text:p>
          <text:p text:style-name="P10"/>
          <text:p text:style-name="P9"/>
          <text:p text:style-name="Preformatted_20_Text"><text:span text:style-name="Source_20_Text"><text:s text:c="2"/>// Initialize PacketHandler Structs</text:span></text:p>
          <text:p text:style-name="P2"><text:span text:style-name="Source_20_Text"><text:s text:c="2"/>packetHandler();</text:span></text:p>
          <text:p text:style-name="Text_20_body"><text:span text:style-name="Source_20_Text">packetHandler()</text:span> function initializes parameters used for packet construction and packet storing.</text:p>
          <text:p text:style-name="P10"/>
          <text:p text:style-name="P9"><text:soft-page-break/></text:p>
          <text:p text:style-name="Preformatted_20_Text"><text:span text:style-name="Source_20_Text"><text:s text:c="2"/>int dxl_comm_result = COMM_TX_FAIL; <text:s text:c="12"/>// Communication result</text:span></text:p>
          <text:p text:style-name="Preformatted_20_Text"/>
          <text:p text:style-name="Preformatted_20_Text"><text:span text:style-name="Source_20_Text"><text:s text:c="2"/>uint8_t dxl_error = 0; <text:s text:c="25"/>// Dynamixel error</text:span></text:p>
          <text:p text:style-name="P2"><text:span text:style-name="Source_20_Text"><text:s text:c="2"/>uint8_t dxl_baudnum_read; <text:s text:c="22"/>// Read baudnum</text:span></text:p>
          <text:p text:style-name="Text_20_body"><text:span text:style-name="Source_20_Text">dxl_comm_result</text:span> indicates which error has been occurred during packet communication.</text:p>
          <text:p text:style-name="Text_20_body"><text:span text:style-name="Source_20_Text">dxl_error</text:span> shows the internal error in Dynamixel.</text:p>
          <text:p text:style-name="Text_20_body"><text:span text:style-name="Source_20_Text">dxl_baudnum_read</text:span> keeps Dynamixel baudrate.</text:p>
          <text:p text:style-name="P10"/>
          <text:p text:style-name="P9"/>
          <text:p text:style-name="Preformatted_20_Text"><text:span text:style-name="Source_20_Text"><text:s text:c="2"/>// Open port</text:span></text:p>
          <text:p text:style-name="Preformatted_20_Text"><text:span text:style-name="Source_20_Text"><text:s text:c="2"/>if (openPort(port_num))</text:span></text:p>
          <text:p text:style-name="Preformatted_20_Text"><text:span text:style-name="Source_20_Text"><text:s text:c="2"/>{</text:span></text:p>
          <text:p text:style-name="Preformatted_20_Text"><text:span text:style-name="Source_20_Text"><text:s text:c="6"/>printf("Succeeded to open the port!\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open the port!\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First, controller opens #<text:span text:style-name="Source_20_Text">port_num</text:span> port to do serial communication with the Dynamixel. If it fails to open the port, the example will be terminated.</text:p>
          <text:p text:style-name="P10"/>
          <text:p text:style-name="P9"/>
          <text:p text:style-name="Preformatted_20_Text"><text:span text:style-name="Source_20_Text"><text:s text:c="2"/>// Set port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6"/>printf("Succeeded to change the baudrate!\n");</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baudrate!\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Secondly, the controller sets the communication <text:span text:style-name="Source_20_Text">BAUDRATE</text:span> at #<text:span text:style-name="Source_20_Text">port_num</text:span> port opened previously.</text:p>
          <text:p text:style-name="P10"/>
          <text:p text:style-name="P9"/>
          <text:p text:style-name="Preformatted_20_Text"><text:span text:style-name="Source_20_Text"><text:s text:c="2"/>// Read present baudrate of the controller</text:span></text:p>
          <text:p text:style-name="P2"><text:span text:style-name="Source_20_Text"><text:s text:c="2"/>printf("Now the controller baudrate is : %d\n", getBaudRate(port_num));</text:span></text:p>
          <text:p text:style-name="Text_20_body"><text:span text:style-name="Source_20_Text">getBaudRate()</text:span> function shows which baudrate is used in #<text:span text:style-name="Source_20_Text">port_num</text:span> port of the controller.</text:p>
          <text:p text:style-name="P2"><text:span text:style-name="Source_20_Text"><text:s text:c="2"/>factoryReset(port_num, PROTOCOL_VERSION, DXL_ID, OPERATION_MODE);</text:span></text:p>
          <text:p text:style-name="Text_20_body"><text:soft-page-break/><text:span text:style-name="Source_20_Text">factoryReset()</text:span> function orders to the #<text:span text:style-name="Source_20_Text">DXL_ID</text:span> Dynamixel through <text:span text:style-name="Source_20_Text">#port_num</text:span> port, executing it to be reset as <text:span text:style-name="Source_20_Text">OPERATION_MODE</text:span> format.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text:s text:c="2"/>// Wait for reset</text:span></text:p>
          <text:p text:style-name="Preformatted_20_Text"><text:span text:style-name="Source_20_Text"><text:s text:c="2"/>printf("Wait for reset...\n");</text:span></text:p>
          <text:p text:style-name="P2"><text:span text:style-name="Source_20_Text"><text:s text:c="2"/>msecSleep(2000);</text:span></text:p>
          <text:p text:style-name="Text_20_body">Factory reset takes few seconds.</text:p>
          <text:p text:style-name="P10"/>
          <text:p text:style-name="P9"/>
          <text:p text:style-name="Preformatted_20_Text"><text:span text:style-name="Source_20_Text"><text:s text:c="2"/>// Set controller baudrate to dxl default baudrate</text:span></text:p>
          <text:p text:style-name="Preformatted_20_Text"><text:span text:style-name="Source_20_Text"><text:s text:c="2"/>if (setBaudRate(port_num, FACTORYRST_DEFAULTBAUDRATE))</text:span></text:p>
          <text:p text:style-name="Preformatted_20_Text"><text:span text:style-name="Source_20_Text"><text:s text:c="2"/>{</text:span></text:p>
          <text:p text:style-name="Preformatted_20_Text"><text:span text:style-name="Source_20_Text"><text:s text:c="6"/>printf("Succeed to change the controller baudrate to : %d\n", FACTORYRST_DEFAULT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6"/>printf("Failed to change the controller baudrate\n");</text:span></text:p>
          <text:p text:style-name="Preformatted_20_Text"><text:span text:style-name="Source_20_Text"><text:s text:c="6"/>printf("Press any key to terminate...\n");</text:span></text:p>
          <text:p text:style-name="Preformatted_20_Text"><text:span text:style-name="Source_20_Text"><text:s text:c="6"/>_getch();</text:span></text:p>
          <text:p text:style-name="Preformatted_20_Text"><text:span text:style-name="Source_20_Text"><text:s text:c="6"/>return 0;</text:span></text:p>
          <text:p text:style-name="P2"><text:span text:style-name="Source_20_Text"><text:s text:c="2"/>}</text:span></text:p>
          <text:p text:style-name="Text_20_body">Controller should change its baudrate itself to do the communication with initialized Dynamixel.</text:p>
          <text:p text:style-name="P10"/>
          <text:p text:style-name="P9"/>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2"><text:span text:style-name="Source_20_Text"><text:s text:c="2"/>}</text:span></text:p>
          <text:p text:style-name="Text_20_body">This shows that reconnection between controller and Dynamixel is happened by adjusting the baudrate.</text:p>
          <text:p text:style-name="Preformatted_20_Text"><text:span text:style-name="Source_20_Text"><text:s text:c="2"/>// Write new baudnum</text:span></text:p>
          <text:p text:style-name="Preformatted_20_Text"><text:soft-page-break/><text:span text:style-name="Source_20_Text"><text:s text:c="2"/>write1ByteTxRx(port_num, PROTOCOL_VERSION, DXL_ID, ADDR_MX_BAUDRATE, NEW_BAUDNUM);</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Set Dynamixel baudnum to : %d\n", DXL_ID, NEW_BAUDNUM);</text:span></text:p>
          <text:p text:style-name="P2"><text:span text:style-name="Source_20_Text"><text:s text:c="2"/>}</text:span></text:p>
          <text:p text:style-name="Text_20_body">To make the Dynamixel into previous condition, <text:span text:style-name="Source_20_Text">write1ByteTxRx()</text:span> function orders to the #<text:span text:style-name="Source_20_Text">DXL_ID</text:span> Dynamixel in <text:span text:style-name="Source_20_Text">PROTOCOL_VERSION</text:span> communication protocol through #<text:span text:style-name="Source_20_Text">port_num</text:span> port, writing 1 byte of <text:span text:style-name="Source_20_Text">TORQUE_ENABLE</text:span> value to <text:span text:style-name="Source_20_Text">ADDR_MX_TORQUE_ENABLE</text:span> address. The function checks Tx/Rx result and receives Hardware error. <text:span text:style-name="Source_20_Text">getLastTxRxResult()</text:span> function and <text:span text:style-name="Source_20_Text">getLastRxPacketError()</text:span> function get either, and then <text:span text:style-name="Source_20_Text">printTxRxResult()</text:span> function and <text:span text:style-name="Source_20_Text">printRxPacketError()</text:span> function show results on the console window if any communication error or Hardware error has been occurred.</text:p>
          <text:p text:style-name="P10"/>
          <text:p text:style-name="P9"/>
          <text:p text:style-name="Preformatted_20_Text"><text:span text:style-name="Source_20_Text"><text:s text:c="2"/>// Set port baudrate to BAUDRATE</text:span></text:p>
          <text:p text:style-name="Preformatted_20_Text"><text:span text:style-name="Source_20_Text"><text:s text:c="2"/>if (setBaudRate(port_num, BAUDRATE))</text:span></text:p>
          <text:p text:style-name="Preformatted_20_Text"><text:span text:style-name="Source_20_Text"><text:s text:c="2"/>{</text:span></text:p>
          <text:p text:style-name="Preformatted_20_Text"><text:span text:style-name="Source_20_Text"><text:s text:c="4"/>printf("Succeed to change the controller baudrate to : %d\n", BAUDRATE);</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Failed to change the controller baudrate\n");</text:span></text:p>
          <text:p text:style-name="Preformatted_20_Text"><text:span text:style-name="Source_20_Text"><text:s text:c="4"/>printf("Press any key to terminate...\n");</text:span></text:p>
          <text:p text:style-name="Preformatted_20_Text"><text:span text:style-name="Source_20_Text"><text:s text:c="4"/>getch();</text:span></text:p>
          <text:p text:style-name="Preformatted_20_Text"><text:span text:style-name="Source_20_Text"><text:s text:c="4"/>return 0;</text:span></text:p>
          <text:p text:style-name="Preformatted_20_Text"><text:span text:style-name="Source_20_Text"><text:s text:c="2"/>}</text:span></text:p>
          <text:p text:style-name="Preformatted_20_Text"/>
          <text:p text:style-name="Preformatted_20_Text"><text:span text:style-name="Source_20_Text"><text:s text:c="2"/>msecSleep(200);</text:span></text:p>
          <text:p text:style-name="Preformatted_20_Text"/>
          <text:p text:style-name="Preformatted_20_Text"><text:span text:style-name="Source_20_Text"><text:s text:c="2"/>// Read Dynamixel baudnum</text:span></text:p>
          <text:p text:style-name="Preformatted_20_Text"><text:span text:style-name="Source_20_Text"><text:s text:c="2"/>dxl_baudnum_read = read1ByteTxRx(port_num, PROTOCOL_VERSION, DXL_ID, ADDR_MX_BAUDRATE);</text:span></text:p>
          <text:p text:style-name="Preformatted_20_Text"><text:span text:style-name="Source_20_Text"><text:s text:c="2"/>if ((dxl_comm_result = getLastTxRxResult(port_num, PROTOCOL_VERSION)) != COMM_SUCCESS)</text:span></text:p>
          <text:p text:style-name="Preformatted_20_Text"><text:span text:style-name="Source_20_Text"><text:s text:c="2"/>{</text:span></text:p>
          <text:p text:style-name="Preformatted_20_Text"><text:span text:style-name="Source_20_Text"><text:s text:c="4"/>printTxRxResult(PROTOCOL_VERSION, dxl_comm_result);</text:span></text:p>
          <text:p text:style-name="Preformatted_20_Text"><text:span text:style-name="Source_20_Text"><text:s text:c="2"/>}</text:span></text:p>
          <text:p text:style-name="Preformatted_20_Text"><text:span text:style-name="Source_20_Text"><text:s text:c="2"/>else if ((dxl_error = getLastRxPacketError(port_num, PROTOCOL_VERSION)) != 0)</text:span></text:p>
          <text:p text:style-name="Preformatted_20_Text"><text:span text:style-name="Source_20_Text"><text:s text:c="2"/>{</text:span></text:p>
          <text:p text:style-name="Preformatted_20_Text"><text:span text:style-name="Source_20_Text"><text:s text:c="4"/>printRxPacketError(PROTOCOL_VERSION, dxl_error);</text:span></text:p>
          <text:p text:style-name="Preformatted_20_Text"><text:span text:style-name="Source_20_Text"><text:s text:c="2"/>}</text:span></text:p>
          <text:p text:style-name="Preformatted_20_Text"><text:span text:style-name="Source_20_Text"><text:s text:c="2"/>else</text:span></text:p>
          <text:p text:style-name="Preformatted_20_Text"><text:span text:style-name="Source_20_Text"><text:s text:c="2"/>{</text:span></text:p>
          <text:p text:style-name="Preformatted_20_Text"><text:span text:style-name="Source_20_Text"><text:s text:c="4"/>printf("[ID:%03d] Dynamixel Baudnum is now : %d\n", DXL_ID, dxl_baudnum_read);</text:span></text:p>
          <text:p text:style-name="P3"><text:span text:style-name="Source_20_Text"><text:s text:c="2"/>}</text:span></text:p>
          <text:p text:style-name="P3"><text:soft-page-break/></text:p>
          <text:p text:style-name="Text_20_body">These changes controller baudrate and verify that the Dynamixel has been successfully set into previous state.</text:p>
          <text:p text:style-name="Preformatted_20_Text"><text:span text:style-name="Source_20_Text"><text:s text:c="2"/>// Close port</text:span></text:p>
          <text:p text:style-name="Preformatted_20_Text"><text:span text:style-name="Source_20_Text"><text:s text:c="2"/>closePort(port_num);</text:span></text:p>
          <text:p text:style-name="Preformatted_20_Text"/>
          <text:p text:style-name="P2"><text:span text:style-name="Source_20_Text"><text:s text:c="2"/>return 0;</text:span></text:p>
          <text:p text:style-name="Text_20_body">Finally, port becomes disposed.</text:p>
        </text:section>
      </text:section>
      <text:p text:style-name="Standard">© 2019 ROBOTIS. Powered by <text:a xlink:type="simple" xlink:href="http://jekyllrb.com/" text:style-name="Internet_20_link" text:visited-style-name="Visited_20_Internet_20_Link">Jekyll</text:a> &amp; <text:a xlink:type="simple" xlink:href="https://mademistakes.com/work/minimal-mistakes-jekyll-theme/" text:style-name="Internet_20_link" text:visited-style-name="Visited_20_Internet_20_Link">Minimal Mistakes</text:a>.</text:p>
      <text:p text:style-name="Standard"/>
      <text:p text:style-name="P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7T17:30:55.468132803</meta:creation-date>
    <meta:editing-duration>PT15M10S</meta:editing-duration>
    <meta:editing-cycles>3</meta:editing-cycles>
    <meta:generator>LibreOffice/5.1.6.2$Linux_X86_64 LibreOffice_project/10m0$Build-2</meta:generator>
    <dc:date>2019-02-07T17:46:03.105765062</dc:date>
    <meta:document-statistic meta:table-count="0" meta:image-count="0" meta:object-count="0" meta:page-count="86" meta:paragraph-count="3494" meta:word-count="16041" meta:character-count="144299" meta:non-whitespace-character-count="117707"/>
  </office:meta>
</office:document-meta>
</file>